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ptos Narrow" svg:font-family="'Aptos Narrow'" style:font-family-generic="swiss" style:font-pitch="variable"/>
    <style:font-face style:name="Aptos Narrow1" svg:font-family="'Aptos Narro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471cm"/>
    </style:style>
    <style:style style:name="co2" style:family="table-column">
      <style:table-column-properties fo:break-before="auto" style:column-width="4.101cm"/>
    </style:style>
    <style:style style:name="co3" style:family="table-column">
      <style:table-column-properties fo:break-before="auto" style:column-width="2.117cm"/>
    </style:style>
    <style:style style:name="co4" style:family="table-column">
      <style:table-column-properties fo:break-before="auto" style:column-width="3.149cm"/>
    </style:style>
    <style:style style:name="co5" style:family="table-column">
      <style:table-column-properties fo:break-before="auto" style:column-width="3.201cm"/>
    </style:style>
    <style:style style:name="co6" style:family="table-column">
      <style:table-column-properties fo:break-before="auto" style:column-width="2.566cm"/>
    </style:style>
    <style:style style:name="co7" style:family="table-column">
      <style:table-column-properties fo:break-before="auto" style:column-width="4.842cm"/>
    </style:style>
    <style:style style:name="co8" style:family="table-column">
      <style:table-column-properties fo:break-before="auto" style:column-width="7.83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1" style:family="table-cell" style:parent-style-name="Default" style:data-style-name="N0"/>
    <style:style style:name="ce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7" style:family="table-cell" style:parent-style-name="Default">
      <style:table-cell-properties fo:padding="0.071cm"/>
    </style:style>
    <style:style style:name="ce3" style:family="table-cell" style:parent-style-name="Default" style:data-style-name="N81"/>
    <style:style style:name="ce4" style:family="table-cell" style:parent-style-name="Default" style:data-style-name="N3"/>
    <style:style style:name="ce10" style:family="table-cell" style:parent-style-name="Default" style:data-style-name="N81">
      <style:table-cell-properties fo:padding="0.071cm"/>
    </style:style>
    <style:style style:name="ce2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expPTT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3" table:number-columns-repeated="16371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10000a</text:p>
          </table:table-cell>
          <table:table-cell office:value-type="string" calcext:value-type="string">
            <text:p>Exp model</text:p>
          </table:table-cell>
          <table:table-cell office:value-type="string" calcext:value-type="string">
            <text:p>steady shear</text:p>
          </table:table-cell>
          <table:table-cell office:value-type="string" calcext:value-type="string">
            <text:p>Epsilon = 0.25</text:p>
          </table:table-cell>
          <table:table-cell table:number-columns-repeated="7"/>
          <table:table-cell table:formula="of:=CONCATENATE([.A2];[.B2];[.C2];[.D2];[.E2])" office:value-type="string" office:string-value="10000aExp modelsteady shearEpsilon = 0.25" calcext:value-type="string">
            <text:p>10000aExp modelsteady shearEpsilon = 0.2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lative_Error</text:p>
          </table:table-cell>
          <table:table-cell/>
          <table:table-cell office:value-type="string" calcext:value-type="string">
            <text:p>eta_shear</text:p>
          </table:table-cell>
          <table:table-cell office:value-type="string" calcext:value-type="string">
            <text:p>First normal stress difference</text:p>
          </table:table-cell>
          <table:table-cell office:value-type="string" calcext:value-type="string">
            <text:p>Projected die swell</text:p>
          </table:table-cell>
          <table:table-cell table:number-columns-repeated="16371"/>
        </table:table-row>
        <table:table-row table:style-name="ro1">
          <table:table-cell office:value-type="float" office:value="0.0001" calcext:value-type="float">
            <text:p>0,0001</text:p>
          </table:table-cell>
          <table:table-cell table:style-name="ce3" office:value-type="float" office:value="0.000006659998" calcext:value-type="float">
            <text:p>6,66E-06</text:p>
          </table:table-cell>
          <table:table-cell office:value-type="float" office:value="0.03330001" calcext:value-type="float">
            <text:p>0,033300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03955471" calcext:value-type="float">
            <text:p>3,96E-07</text:p>
          </table:table-cell>
          <table:table-cell/>
          <table:table-cell table:formula="of:=[.C5]/[.A5]" office:value-type="float" office:value="333.0001" calcext:value-type="float">
            <text:p>333,0001</text:p>
          </table:table-cell>
          <table:table-cell table:style-name="ce3" table:formula="of:=[.B5]-[.E5]" office:value-type="float" office:value="0.000006659998" calcext:value-type="float">
            <text:p>6,66E-06</text:p>
          </table:table-cell>
          <table:table-cell table:formula="of:=SQRT((3/2))*SQRT([.B5]/[.C5])" office:value-type="float" office:value="0.0173205028743358" calcext:value-type="float">
            <text:p>0,0173205028743358</text:p>
          </table:table-cell>
          <table:table-cell table:style-name="ce3"/>
          <table:table-cell table:number-columns-repeated="6"/>
          <table:table-cell table:style-name="ce3"/>
          <table:table-cell table:number-columns-repeated="16363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0006659991" calcext:value-type="float">
            <text:p>0,0006659991</text:p>
          </table:table-cell>
          <table:table-cell office:value-type="float" office:value="0.332999" calcext:value-type="float">
            <text:p>0,3329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4821807" calcext:value-type="float">
            <text:p>4,82E-06</text:p>
          </table:table-cell>
          <table:table-cell/>
          <table:table-cell table:formula="of:=[.C6]/[.A6]" office:value-type="float" office:value="332.999" calcext:value-type="float">
            <text:p>332,999</text:p>
          </table:table-cell>
          <table:table-cell table:style-name="ce3" table:formula="of:=[.B6]-[.E6]" office:value-type="float" office:value="0.0006659991" calcext:value-type="float">
            <text:p>6,66E-04</text:p>
          </table:table-cell>
          <table:table-cell table:formula="of:=SQRT((3/2))*SQRT([.B6]/[.C6])" office:value-type="float" office:value="0.0547723009829771" calcext:value-type="float">
            <text:p>0,0547723009829771</text:p>
          </table:table-cell>
          <table:table-cell table:number-columns-repeated="7"/>
          <table:table-cell table:style-name="ce3"/>
          <table:table-cell table:number-columns-repeated="16363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0.06659334" calcext:value-type="float">
            <text:p>0,06659334</text:p>
          </table:table-cell>
          <table:table-cell office:value-type="float" office:value="3.329834" calcext:value-type="float">
            <text:p>3,32983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98265" calcext:value-type="float">
            <text:p>1,00E-08</text:p>
          </table:table-cell>
          <table:table-cell table:style-name="ce4"/>
          <table:table-cell table:formula="of:=[.C7]/[.A7]" office:value-type="float" office:value="332.9834" calcext:value-type="float">
            <text:p>332,9834</text:p>
          </table:table-cell>
          <table:table-cell table:style-name="ce3" table:formula="of:=[.B7]-[.E7]" office:value-type="float" office:value="0.06659334" calcext:value-type="float">
            <text:p>6,66E-02</text:p>
          </table:table-cell>
          <table:table-cell table:formula="of:=SQRT((3/2))*SQRT([.B7]/[.C7])" office:value-type="float" office:value="0.17320073735551" calcext:value-type="float">
            <text:p>0,17320073735551</text:p>
          </table:table-cell>
          <table:table-cell table:number-columns-repeated="7"/>
          <table:table-cell table:style-name="ce3"/>
          <table:table-cell table:number-columns-repeated="16363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6.594382" calcext:value-type="float">
            <text:p>6,594382</text:p>
          </table:table-cell>
          <table:table-cell office:value-type="float" office:value="33.13555" calcext:value-type="float">
            <text:p>33,1355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80815" calcext:value-type="float">
            <text:p>9,88E-09</text:p>
          </table:table-cell>
          <table:table-cell table:style-name="ce4"/>
          <table:table-cell table:formula="of:=[.C8]/[.A8]" office:value-type="float" office:value="331.3555" calcext:value-type="float">
            <text:p>331,3555</text:p>
          </table:table-cell>
          <table:table-cell table:style-name="ce3" table:formula="of:=[.B8]-[.E8]" office:value-type="float" office:value="6.594382" calcext:value-type="float">
            <text:p>6,59E+00</text:p>
          </table:table-cell>
          <table:table-cell table:formula="of:=SQRT((3/2))*SQRT([.B8]/[.C8])" office:value-type="float" office:value="0.54636841894315" calcext:value-type="float">
            <text:p>0,54636841894315</text:p>
          </table:table-cell>
          <table:table-cell table:number-columns-repeated="7"/>
          <table:table-cell table:style-name="ce3"/>
          <table:table-cell table:number-columns-repeated="1636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7.7174" calcext:value-type="float">
            <text:p>377,7174</text:p>
          </table:table-cell>
          <table:table-cell office:value-type="float" office:value="250.7787" calcext:value-type="float">
            <text:p>250,7787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671337" calcext:value-type="float">
            <text:p>9,67E-09</text:p>
          </table:table-cell>
          <table:table-cell table:style-name="ce4"/>
          <table:table-cell table:formula="of:=[.C9]/[.A9]" office:value-type="float" office:value="250.7787" calcext:value-type="float">
            <text:p>250,7787</text:p>
          </table:table-cell>
          <table:table-cell table:style-name="ce3" table:formula="of:=[.B9]-[.E9]" office:value-type="float" office:value="377.7174" calcext:value-type="float">
            <text:p>3,78E+02</text:p>
          </table:table-cell>
          <table:table-cell table:formula="of:=SQRT((3/2))*SQRT([.B9]/[.C9])" office:value-type="float" office:value="1.50308590387184" calcext:value-type="float">
            <text:p>1,50308590387184</text:p>
          </table:table-cell>
          <table:table-cell table:number-columns-repeated="7"/>
          <table:table-cell table:style-name="ce3"/>
          <table:table-cell table:number-columns-repeated="1636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54.83" calcext:value-type="float">
            <text:p>2254,83</text:p>
          </table:table-cell>
          <table:table-cell office:value-type="float" office:value="612.7228" calcext:value-type="float">
            <text:p>612,722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368114" calcext:value-type="float">
            <text:p>9,37E-09</text:p>
          </table:table-cell>
          <table:table-cell table:style-name="ce4"/>
          <table:table-cell table:formula="of:=[.C10]/[.A10]" office:value-type="float" office:value="61.27228" calcext:value-type="float">
            <text:p>61,27228</text:p>
          </table:table-cell>
          <table:table-cell table:style-name="ce3" table:formula="of:=[.B10]-[.E10]" office:value-type="float" office:value="2254.83" calcext:value-type="float">
            <text:p>2,25E+03</text:p>
          </table:table-cell>
          <table:table-cell table:formula="of:=SQRT((3/2))*SQRT([.B10]/[.C10])" office:value-type="float" office:value="2.34947328478266" calcext:value-type="float">
            <text:p>2,34947328478266</text:p>
          </table:table-cell>
          <table:table-cell table:number-columns-repeated="7"/>
          <table:table-cell table:style-name="ce3"/>
          <table:table-cell table:number-columns-repeated="1636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816.41" calcext:value-type="float">
            <text:p>4816,41</text:p>
          </table:table-cell>
          <table:table-cell office:value-type="float" office:value="895.5066" calcext:value-type="float">
            <text:p>895,506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673302" calcext:value-type="float">
            <text:p>9,67E-09</text:p>
          </table:table-cell>
          <table:table-cell table:style-name="ce4"/>
          <table:table-cell table:formula="of:=[.C11]/[.A11]" office:value-type="float" office:value="8.955066" calcext:value-type="float">
            <text:p>8,955066</text:p>
          </table:table-cell>
          <table:table-cell table:style-name="ce3" table:formula="of:=[.B11]-[.E11]" office:value-type="float" office:value="4816.41" calcext:value-type="float">
            <text:p>4,82E+03</text:p>
          </table:table-cell>
          <table:table-cell table:formula="of:=SQRT((3/2))*SQRT([.B11]/[.C11])" office:value-type="float" office:value="2.84035719273104" calcext:value-type="float">
            <text:p>2,84035719273104</text:p>
          </table:table-cell>
          <table:table-cell table:number-columns-repeated="7"/>
          <table:table-cell table:style-name="ce3"/>
          <table:table-cell table:number-columns-repeated="1636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581.317" calcext:value-type="float">
            <text:p>7581,317</text:p>
          </table:table-cell>
          <table:table-cell office:value-type="float" office:value="1123.517" calcext:value-type="float">
            <text:p>1123,51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18507" calcext:value-type="float">
            <text:p>9,92E-09</text:p>
          </table:table-cell>
          <table:table-cell table:style-name="ce4"/>
          <table:table-cell table:formula="of:=[.C12]/[.A12]" office:value-type="float" office:value="1.123517" calcext:value-type="float">
            <text:p>1,123517</text:p>
          </table:table-cell>
          <table:table-cell table:style-name="ce3" table:formula="of:=[.B12]-[.E12]" office:value-type="float" office:value="7581.317" calcext:value-type="float">
            <text:p>7,58E+03</text:p>
          </table:table-cell>
          <table:table-cell table:formula="of:=SQRT((3/2))*SQRT([.B12]/[.C12])" office:value-type="float" office:value="3.18147220681695" calcext:value-type="float">
            <text:p>3,18147220681695</text:p>
          </table:table-cell>
          <table:table-cell table:number-columns-repeated="7"/>
          <table:table-cell table:style-name="ce3"/>
          <table:table-cell table:number-columns-repeated="16363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3" office:value-type="float" office:value="10435.55" calcext:value-type="float">
            <text:p>1,04E+04</text:p>
          </table:table-cell>
          <table:table-cell office:value-type="float" office:value="1318.151" calcext:value-type="float">
            <text:p>1318,15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1703" calcext:value-type="float">
            <text:p>9,92E-09</text:p>
          </table:table-cell>
          <table:table-cell table:style-name="ce4"/>
          <table:table-cell table:formula="of:=[.C13]/[.A13]" office:value-type="float" office:value="0.1318151" calcext:value-type="float">
            <text:p>0,1318151</text:p>
          </table:table-cell>
          <table:table-cell table:style-name="ce3" table:formula="of:=[.B13]-[.E13]" office:value-type="float" office:value="10435.55" calcext:value-type="float">
            <text:p>1,04E+04</text:p>
          </table:table-cell>
          <table:table-cell table:formula="of:=SQRT((3/2))*SQRT([.B13]/[.C13])" office:value-type="float" office:value="3.44604321522618" calcext:value-type="float">
            <text:p>3,44604321522618</text:p>
          </table:table-cell>
          <table:table-cell table:number-columns-repeated="7"/>
          <table:table-cell table:style-name="ce3"/>
          <table:table-cell table:number-columns-repeated="16363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3" office:value-type="float" office:value="13339.11" calcext:value-type="float">
            <text:p>1,33E+04</text:p>
          </table:table-cell>
          <table:table-cell office:value-type="float" office:value="1490.29" calcext:value-type="float">
            <text:p>1490,2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583832" calcext:value-type="float">
            <text:p>9,58E-09</text:p>
          </table:table-cell>
          <table:table-cell table:style-name="ce4"/>
          <table:table-cell table:formula="of:=[.C14]/[.A14]" office:value-type="float" office:value="0.0149029" calcext:value-type="float">
            <text:p>0,0149029</text:p>
          </table:table-cell>
          <table:table-cell table:style-name="ce3" table:formula="of:=[.B14]-[.E14]" office:value-type="float" office:value="13339.11" calcext:value-type="float">
            <text:p>1,33E+04</text:p>
          </table:table-cell>
          <table:table-cell table:formula="of:=SQRT((3/2))*SQRT([.B14]/[.C14])" office:value-type="float" office:value="3.66415353253453" calcext:value-type="float">
            <text:p>3,66415353253453</text:p>
          </table:table-cell>
          <table:table-cell table:number-columns-repeated="7"/>
          <table:table-cell table:style-name="ce3"/>
          <table:table-cell table:number-columns-repeated="1636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3" office:value-type="float" office:value="16273.71" calcext:value-type="float">
            <text:p>1,63E+04</text:p>
          </table:table-cell>
          <table:table-cell office:value-type="float" office:value="1646.08" calcext:value-type="float">
            <text:p>1646,0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671911" calcext:value-type="float">
            <text:p>9,67E-09</text:p>
          </table:table-cell>
          <table:table-cell table:style-name="ce4"/>
          <table:table-cell table:formula="of:=[.C15]/[.A15]" office:value-type="float" office:value="0.00164608" calcext:value-type="float">
            <text:p>0,00164608</text:p>
          </table:table-cell>
          <table:table-cell table:style-name="ce3" table:formula="of:=[.B15]-[.E15]" office:value-type="float" office:value="16273.71" calcext:value-type="float">
            <text:p>1,63E+04</text:p>
          </table:table-cell>
          <table:table-cell table:formula="of:=SQRT((3/2))*SQRT([.B15]/[.C15])" office:value-type="float" office:value="3.85091069052297" calcext:value-type="float">
            <text:p>3,85091069052297</text:p>
          </table:table-cell>
          <table:table-cell table:number-columns-repeated="7"/>
          <table:table-cell table:style-name="ce3"/>
          <table:table-cell table:number-columns-repeated="1636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10000b</text:p>
          </table:table-cell>
          <table:table-cell office:value-type="string" calcext:value-type="string">
            <text:p>Exp model</text:p>
          </table:table-cell>
          <table:table-cell office:value-type="string" calcext:value-type="string">
            <text:p>steady uniaxial elongation</text:p>
          </table:table-cell>
          <table:table-cell office:value-type="string" calcext:value-type="string">
            <text:p>Epsilon = 0.25</text:p>
          </table:table-cell>
          <table:table-cell table:number-columns-repeated="7"/>
          <table:table-cell table:formula="of:=CONCATENATE([.A17];[.B17];[.C17];[.D17];[.E17])" office:value-type="string" office:string-value="10000bExp modelsteady uniaxial elongationEpsilon = 0.25" calcext:value-type="string">
            <text:p>10000bExp modelsteady uniaxial elongationEpsilon = 0.2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lative_Error</text:p>
          </table:table-cell>
          <table:table-cell/>
          <table:table-cell office:value-type="string" calcext:value-type="string">
            <text:p>eta_uniax_elongation</text:p>
          </table:table-cell>
          <table:table-cell table:number-columns-repeated="1637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6661333" calcext:value-type="float">
            <text:p>0,06661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329668" calcext:value-type="float">
            <text:p>-0,03329668</text:p>
          </table:table-cell>
          <table:table-cell office:value-type="float" office:value="0" calcext:value-type="float">
            <text:p>0</text:p>
          </table:table-cell>
          <table:table-cell office:value-type="float" office:value="-0.03329668" calcext:value-type="float">
            <text:p>-0,03329668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03954602" calcext:value-type="float">
            <text:p>3,95E-07</text:p>
          </table:table-cell>
          <table:table-cell/>
          <table:table-cell table:formula="of:=([.B20]-[.E20])/[.A20]" office:value-type="float" office:value="999.1001" calcext:value-type="float">
            <text:p>999,1001</text:p>
          </table:table-cell>
          <table:table-cell table:number-columns-repeated="16373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6673321" calcext:value-type="float">
            <text:p>0,66733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32666" calcext:value-type="float">
            <text:p>-0,332666</text:p>
          </table:table-cell>
          <table:table-cell office:value-type="float" office:value="0" calcext:value-type="float">
            <text:p>0</text:p>
          </table:table-cell>
          <table:table-cell office:value-type="float" office:value="-0.332666" calcext:value-type="float">
            <text:p>-0,332666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4817584" calcext:value-type="float">
            <text:p>4,82E-06</text:p>
          </table:table-cell>
          <table:table-cell/>
          <table:table-cell table:formula="of:=([.B21]-[.E21])/[.A21]" office:value-type="float" office:value="999.9981" calcext:value-type="float">
            <text:p>999,9981</text:p>
          </table:table-cell>
          <table:table-cell table:number-columns-repeated="16373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6.794868" calcext:value-type="float">
            <text:p>6,794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296535" calcext:value-type="float">
            <text:p>-3,296535</text:p>
          </table:table-cell>
          <table:table-cell office:value-type="float" office:value="0" calcext:value-type="float">
            <text:p>0</text:p>
          </table:table-cell>
          <table:table-cell office:value-type="float" office:value="-3.296535" calcext:value-type="float">
            <text:p>-3,296535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67725" calcext:value-type="float">
            <text:p>9,97E-09</text:p>
          </table:table-cell>
          <table:table-cell/>
          <table:table-cell table:formula="of:=([.B22]-[.E22])/[.A22]" office:value-type="float" office:value="1009.1403" calcext:value-type="float">
            <text:p>1009,1403</text:p>
          </table:table-cell>
          <table:table-cell table:number-columns-repeated="3"/>
          <table:table-cell>
            <draw:frame draw:z-index="0" draw:style-name="gr1" draw:text-style-name="P1" svg:width="15.992cm" svg:height="8.979cm" svg:x="0.711cm" svg:y="0.367cm">
              <draw:object draw:notify-on-update-of-ranges="linPTT.A4:linPTT.A14 expPTT.L47:expPTT.L47 expPTT.K50:expPTT.K60 linPTT.A19:linPTT.A29 expPTT.L62:expPTT.L62 expPTT.K65:expPTT.K75 expPTT.A5:expPTT.A15 expPTT.L2:expPTT.L2 expPTT.K5:expPTT.K15 expPTT.A20:expPTT.A30 expPTT.L17:expPTT.L17 expPTT.K20:expPTT.K30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6369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81.55896" calcext:value-type="float">
            <text:p>81,55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.82302" calcext:value-type="float">
            <text:p>-29,82302</text:p>
          </table:table-cell>
          <table:table-cell office:value-type="float" office:value="0" calcext:value-type="float">
            <text:p>0</text:p>
          </table:table-cell>
          <table:table-cell office:value-type="float" office:value="-29.82302" calcext:value-type="float">
            <text:p>-29,82302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824609" calcext:value-type="float">
            <text:p>9,82E-09</text:p>
          </table:table-cell>
          <table:table-cell/>
          <table:table-cell table:formula="of:=([.B23]-[.E23])/[.A23]" office:value-type="float" office:value="1113.8198" calcext:value-type="float">
            <text:p>1113,8198</text:p>
          </table:table-cell>
          <table:table-cell table:number-columns-repeated="1637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99.237" calcext:value-type="float">
            <text:p>1399,2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5.80048" calcext:value-type="float">
            <text:p>-95,80048</text:p>
          </table:table-cell>
          <table:table-cell office:value-type="float" office:value="0" calcext:value-type="float">
            <text:p>0</text:p>
          </table:table-cell>
          <table:table-cell office:value-type="float" office:value="-95.80048" calcext:value-type="float">
            <text:p>-95,80048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8562054" calcext:value-type="float">
            <text:p>8,56E-09</text:p>
          </table:table-cell>
          <table:table-cell/>
          <table:table-cell table:formula="of:=([.B24]-[.E24])/[.A24]" office:value-type="float" office:value="1495.03748" calcext:value-type="float">
            <text:p>1495,03748</text:p>
          </table:table-cell>
          <table:table-cell table:number-columns-repeated="1637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300.755" calcext:value-type="float">
            <text:p>4300,7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5.5516" calcext:value-type="float">
            <text:p>-105,5516</text:p>
          </table:table-cell>
          <table:table-cell office:value-type="float" office:value="0" calcext:value-type="float">
            <text:p>0</text:p>
          </table:table-cell>
          <table:table-cell office:value-type="float" office:value="-105.5516" calcext:value-type="float">
            <text:p>-105,5516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606955" calcext:value-type="float">
            <text:p>9,61E-09</text:p>
          </table:table-cell>
          <table:table-cell/>
          <table:table-cell table:formula="of:=([.B25]-[.E25])/[.A25]" office:value-type="float" office:value="440.63066" calcext:value-type="float">
            <text:p>440,63066</text:p>
          </table:table-cell>
          <table:table-cell table:number-columns-repeated="1637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331.997" calcext:value-type="float">
            <text:p>7331,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7.7379" calcext:value-type="float">
            <text:p>-107,7379</text:p>
          </table:table-cell>
          <table:table-cell office:value-type="float" office:value="0" calcext:value-type="float">
            <text:p>0</text:p>
          </table:table-cell>
          <table:table-cell office:value-type="float" office:value="-107.7379" calcext:value-type="float">
            <text:p>-107,7379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83549" calcext:value-type="float">
            <text:p>9,98E-09</text:p>
          </table:table-cell>
          <table:table-cell/>
          <table:table-cell table:formula="of:=([.B26]-[.E26])/[.A26]" office:value-type="float" office:value="74.397349" calcext:value-type="float">
            <text:p>74,397349</text:p>
          </table:table-cell>
          <table:table-cell table:number-columns-repeated="1637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383.8" calcext:value-type="float">
            <text:p>10383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8.6766" calcext:value-type="float">
            <text:p>-108,6766</text:p>
          </table:table-cell>
          <table:table-cell office:value-type="float" office:value="0" calcext:value-type="float">
            <text:p>0</text:p>
          </table:table-cell>
          <table:table-cell office:value-type="float" office:value="-108.6766" calcext:value-type="float">
            <text:p>-108,6766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8616684" calcext:value-type="float">
            <text:p>8,62E-09</text:p>
          </table:table-cell>
          <table:table-cell/>
          <table:table-cell table:formula="of:=([.B27]-[.E27])/[.A27]" office:value-type="float" office:value="10.4924766" calcext:value-type="float">
            <text:p>10,4924766</text:p>
          </table:table-cell>
          <table:table-cell table:number-columns-repeated="16373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3" office:value-type="float" office:value="13442.43" calcext:value-type="float">
            <text:p>1,34E+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9.1967" calcext:value-type="float">
            <text:p>-109,1967</text:p>
          </table:table-cell>
          <table:table-cell office:value-type="float" office:value="0" calcext:value-type="float">
            <text:p>0</text:p>
          </table:table-cell>
          <table:table-cell office:value-type="float" office:value="-109.1967" calcext:value-type="float">
            <text:p>-109,1967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539384" calcext:value-type="float">
            <text:p>9,54E-09</text:p>
          </table:table-cell>
          <table:table-cell/>
          <table:table-cell table:formula="of:=([.B28]-[.E28])/[.A28]" office:value-type="float" office:value="1.35516267" calcext:value-type="float">
            <text:p>1,35516267</text:p>
          </table:table-cell>
          <table:table-cell table:number-columns-repeated="16373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3" office:value-type="float" office:value="16504.17" calcext:value-type="float">
            <text:p>1,65E+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9.5368" calcext:value-type="float">
            <text:p>-109,5368</text:p>
          </table:table-cell>
          <table:table-cell office:value-type="float" office:value="0" calcext:value-type="float">
            <text:p>0</text:p>
          </table:table-cell>
          <table:table-cell office:value-type="float" office:value="-109.5368" calcext:value-type="float">
            <text:p>-109,5368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884007" calcext:value-type="float">
            <text:p>9,88E-09</text:p>
          </table:table-cell>
          <table:table-cell/>
          <table:table-cell table:formula="of:=([.B29]-[.E29])/[.A29]" office:value-type="float" office:value="0.166137068" calcext:value-type="float">
            <text:p>0,166137068</text:p>
          </table:table-cell>
          <table:table-cell table:number-columns-repeated="1637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3" office:value-type="float" office:value="19567.52" calcext:value-type="float">
            <text:p>1,96E+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9.7549" calcext:value-type="float">
            <text:p>-109,7549</text:p>
          </table:table-cell>
          <table:table-cell office:value-type="float" office:value="0" calcext:value-type="float">
            <text:p>0</text:p>
          </table:table-cell>
          <table:table-cell office:value-type="float" office:value="-109.7549" calcext:value-type="float">
            <text:p>-109,7549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341049" calcext:value-type="float">
            <text:p>9,34E-09</text:p>
          </table:table-cell>
          <table:table-cell/>
          <table:table-cell table:formula="of:=([.B30]-[.E30])/[.A30]" office:value-type="float" office:value="0.0196772749" calcext:value-type="float">
            <text:p>0,0196772749</text:p>
          </table:table-cell>
          <table:table-cell table:number-columns-repeated="16373"/>
        </table:table-row>
        <table:table-row table:style-name="ro1">
          <table:table-cell/>
          <table:table-cell table:style-name="ce3"/>
          <table:table-cell table:number-columns-repeated="6"/>
          <table:table-cell table:style-name="ce3"/>
          <table:table-cell table:number-columns-repeated="16375"/>
        </table:table-row>
        <table:table-row table:style-name="ro1">
          <table:table-cell office:value-type="string" calcext:value-type="string">
            <text:p>10000c</text:p>
          </table:table-cell>
          <table:table-cell office:value-type="string" calcext:value-type="string">
            <text:p>Exp model</text:p>
          </table:table-cell>
          <table:table-cell office:value-type="string" calcext:value-type="string">
            <text:p>steady planar elongation</text:p>
          </table:table-cell>
          <table:table-cell office:value-type="string" calcext:value-type="string">
            <text:p>Epsilon = 0.25</text:p>
          </table:table-cell>
          <table:table-cell table:number-columns-repeated="7"/>
          <table:table-cell table:formula="of:=CONCATENATE([.A32];[.B32];[.C32];[.D32];[.E32])" office:value-type="string" office:string-value="10000cExp modelsteady planar elongationEpsilon = 0.25" calcext:value-type="string">
            <text:p>10000cExp modelsteady planar elongationEpsilon = 0.2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lative_Error</text:p>
          </table:table-cell>
          <table:table-cell/>
          <table:table-cell office:value-type="string" calcext:value-type="string">
            <text:p>eta_planar_elongation</text:p>
          </table:table-cell>
          <table:table-cell table:number-columns-repeated="1637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6661333" calcext:value-type="float">
            <text:p>0,06661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6658669" calcext:value-type="float">
            <text:p>-0,06658669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0395547" calcext:value-type="float">
            <text:p>3,96E-07</text:p>
          </table:table-cell>
          <table:table-cell/>
          <table:table-cell table:formula="of:=([.B35]-[.G35])/[.A35]" office:value-type="float" office:value="1332.0002" calcext:value-type="float">
            <text:p>1332,0002</text:p>
          </table:table-cell>
          <table:table-cell table:number-columns-repeated="16373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6673317" calcext:value-type="float">
            <text:p>0,66733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46677" calcext:value-type="float">
            <text:p>-0,6646677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4821799" calcext:value-type="float">
            <text:p>4,82E-06</text:p>
          </table:table-cell>
          <table:table-cell/>
          <table:table-cell table:formula="of:=([.B36]-[.G36])/[.A36]" office:value-type="float" office:value="1331.9994" calcext:value-type="float">
            <text:p>1331,9994</text:p>
          </table:table-cell>
          <table:table-cell table:number-columns-repeated="16373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6.794532" calcext:value-type="float">
            <text:p>6,7945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.528132" calcext:value-type="float">
            <text:p>-6,528132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67579" calcext:value-type="float">
            <text:p>9,97E-09</text:p>
          </table:table-cell>
          <table:table-cell/>
          <table:table-cell table:formula="of:=([.B37]-[.G37])/[.A37]" office:value-type="float" office:value="1332.2664" calcext:value-type="float">
            <text:p>1332,2664</text:p>
          </table:table-cell>
          <table:table-cell table:number-columns-repeated="16373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81.20115" calcext:value-type="float">
            <text:p>81,201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4.58187" calcext:value-type="float">
            <text:p>-54,58187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719861" calcext:value-type="float">
            <text:p>9,72E-09</text:p>
          </table:table-cell>
          <table:table-cell/>
          <table:table-cell table:formula="of:=([.B38]-[.G38])/[.A38]" office:value-type="float" office:value="1357.8302" calcext:value-type="float">
            <text:p>1357,8302</text:p>
          </table:table-cell>
          <table:table-cell table:number-columns-repeated="1637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2.832" calcext:value-type="float">
            <text:p>1362,8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48.373" calcext:value-type="float">
            <text:p>-148,373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8786228" calcext:value-type="float">
            <text:p>8,79E-09</text:p>
          </table:table-cell>
          <table:table-cell/>
          <table:table-cell table:formula="of:=([.B39]-[.G39])/[.A39]" office:value-type="float" office:value="1511.205" calcext:value-type="float">
            <text:p>1511,205</text:p>
          </table:table-cell>
          <table:table-cell table:number-columns-repeated="1637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50.996" calcext:value-type="float">
            <text:p>4250,9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0.2244" calcext:value-type="float">
            <text:p>-160,2244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68418" calcext:value-type="float">
            <text:p>9,97E-09</text:p>
          </table:table-cell>
          <table:table-cell/>
          <table:table-cell table:formula="of:=([.B40]-[.G40])/[.A40]" office:value-type="float" office:value="441.12204" calcext:value-type="float">
            <text:p>441,12204</text:p>
          </table:table-cell>
          <table:table-cell table:number-columns-repeated="1637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279.714" calcext:value-type="float">
            <text:p>7279,7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2.777" calcext:value-type="float">
            <text:p>-162,777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719516" calcext:value-type="float">
            <text:p>9,72E-09</text:p>
          </table:table-cell>
          <table:table-cell/>
          <table:table-cell table:formula="of:=([.B41]-[.G41])/[.A41]" office:value-type="float" office:value="74.42491" calcext:value-type="float">
            <text:p>74,42491</text:p>
          </table:table-cell>
          <table:table-cell table:number-columns-repeated="1637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330.52" calcext:value-type="float">
            <text:p>10330,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3.859" calcext:value-type="float">
            <text:p>-163,859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894158" calcext:value-type="float">
            <text:p>9,89E-09</text:p>
          </table:table-cell>
          <table:table-cell/>
          <table:table-cell table:formula="of:=([.B42]-[.G42])/[.A42]" office:value-type="float" office:value="10.494379" calcext:value-type="float">
            <text:p>10,494379</text:p>
          </table:table-cell>
          <table:table-cell table:number-columns-repeated="16373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3" office:value-type="float" office:value="13388.62" calcext:value-type="float">
            <text:p>1,34E+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4.4549" calcext:value-type="float">
            <text:p>-164,4549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008038" calcext:value-type="float">
            <text:p>9,01E-09</text:p>
          </table:table-cell>
          <table:table-cell/>
          <table:table-cell table:formula="of:=([.B43]-[.G43])/[.A43]" office:value-type="float" office:value="1.35530749" calcext:value-type="float">
            <text:p>1,35530749</text:p>
          </table:table-cell>
          <table:table-cell table:number-columns-repeated="16373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3" office:value-type="float" office:value="16450.01" calcext:value-type="float">
            <text:p>1,65E+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4.8316" calcext:value-type="float">
            <text:p>-164,8316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508424" calcext:value-type="float">
            <text:p>9,51E-09</text:p>
          </table:table-cell>
          <table:table-cell/>
          <table:table-cell table:formula="of:=([.B44]-[.G44])/[.A44]" office:value-type="float" office:value="0.166148416" calcext:value-type="float">
            <text:p>0,166148416</text:p>
          </table:table-cell>
          <table:table-cell table:number-columns-repeated="1637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3" office:value-type="float" office:value="19513.16" calcext:value-type="float">
            <text:p>1,95E+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5.0913" calcext:value-type="float">
            <text:p>-165,0913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385318" calcext:value-type="float">
            <text:p>9,39E-09</text:p>
          </table:table-cell>
          <table:table-cell/>
          <table:table-cell table:formula="of:=([.B45]-[.G45])/[.A45]" office:value-type="float" office:value="0.0196782513" calcext:value-type="float">
            <text:p>0,0196782513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10010a</text:p>
          </table:table-cell>
          <table:table-cell office:value-type="string" calcext:value-type="string">
            <text:p>Exp model</text:p>
          </table:table-cell>
          <table:table-cell office:value-type="string" calcext:value-type="string">
            <text:p>steady shear</text:p>
          </table:table-cell>
          <table:table-cell office:value-type="string" calcext:value-type="string">
            <text:p>Epsilon = 0.01</text:p>
          </table:table-cell>
          <table:table-cell table:number-columns-repeated="7"/>
          <table:table-cell table:formula="of:=CONCATENATE([.A47];[.B47];[.C47];[.D47];[.E47])" office:value-type="string" office:string-value="10010aExp modelsteady shearEpsilon = 0.01" calcext:value-type="string">
            <text:p>10010aExp modelsteady shearEpsilon = 0.01</text:p>
          </table:table-cell>
          <table:table-cell table:number-columns-repeated="2"/>
          <table:table-cell>
            <draw:frame draw:z-index="1" draw:style-name="gr1" draw:text-style-name="P1" svg:width="15.992cm" svg:height="8.979cm" svg:x="0.716cm" svg:y="0.004cm">
              <draw:object draw:notify-on-update-of-ranges="expPTT.A80:expPTT.A90 expPTT.L77:expPTT.L77 expPTT.K80:expPTT.K90 linPTT.A19:linPTT.A29 expPTT.L62:expPTT.L62 expPTT.K65:expPTT.K75 expPTT.A35:expPTT.A45 expPTT.L32:expPTT.L32 expPTT.K35:expPTT.K45 expPTT.A20:expPTT.A30 expPTT.L17:expPTT.L17 expPTT.K20:expPTT.K30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lative_Error</text:p>
          </table:table-cell>
          <table:table-cell/>
          <table:table-cell office:value-type="string" calcext:value-type="string">
            <text:p>eta_shear</text:p>
          </table:table-cell>
          <table:table-cell office:value-type="string" calcext:value-type="string">
            <text:p>First normal stress difference</text:p>
          </table:table-cell>
          <table:table-cell office:value-type="string" calcext:value-type="string">
            <text:p>Projected die swell</text:p>
          </table:table-cell>
          <table:table-cell table:number-columns-repeated="16371"/>
        </table:table-row>
        <table:table-row table:style-name="ro1">
          <table:table-cell office:value-type="float" office:value="0.0001" calcext:value-type="float">
            <text:p>0,0001</text:p>
          </table:table-cell>
          <table:table-cell table:style-name="ce3" office:value-type="float" office:value="0.000006659998" calcext:value-type="float">
            <text:p>6,66E-06</text:p>
          </table:table-cell>
          <table:table-cell office:value-type="float" office:value="0.03330001" calcext:value-type="float">
            <text:p>0,033300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03955471" calcext:value-type="float">
            <text:p>3,96E-07</text:p>
          </table:table-cell>
          <table:table-cell/>
          <table:table-cell table:formula="of:=[.C50]/[.A50]" office:value-type="float" office:value="333.0001" calcext:value-type="float">
            <text:p>333,0001</text:p>
          </table:table-cell>
          <table:table-cell table:style-name="ce3" table:formula="of:=[.B50]-[.E50]" office:value-type="float" office:value="0.000006659998" calcext:value-type="float">
            <text:p>6,66E-06</text:p>
          </table:table-cell>
          <table:table-cell table:formula="of:=SQRT((3/2))*SQRT([.B50]/[.C50])" office:value-type="float" office:value="0.0173205028743358" calcext:value-type="float">
            <text:p>0,0173205028743358</text:p>
          </table:table-cell>
          <table:table-cell table:number-columns-repeated="16371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0006659998" calcext:value-type="float">
            <text:p>0,0006659998</text:p>
          </table:table-cell>
          <table:table-cell office:value-type="float" office:value="0.3329992" calcext:value-type="float">
            <text:p>0,3329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4821802" calcext:value-type="float">
            <text:p>4,82E-06</text:p>
          </table:table-cell>
          <table:table-cell/>
          <table:table-cell table:formula="of:=[.C51]/[.A51]" office:value-type="float" office:value="332.9992" calcext:value-type="float">
            <text:p>332,9992</text:p>
          </table:table-cell>
          <table:table-cell table:style-name="ce3" table:formula="of:=[.B51]-[.E51]" office:value-type="float" office:value="0.0006659998" calcext:value-type="float">
            <text:p>6,66E-04</text:p>
          </table:table-cell>
          <table:table-cell table:formula="of:=SQRT((3/2))*SQRT([.B51]/[.C51])" office:value-type="float" office:value="0.0547723133190616" calcext:value-type="float">
            <text:p>0,0547723133190616</text:p>
          </table:table-cell>
          <table:table-cell table:number-columns-repeated="16371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0.06659973" calcext:value-type="float">
            <text:p>0,06659973</text:p>
          </table:table-cell>
          <table:table-cell office:value-type="float" office:value="3.329993" calcext:value-type="float">
            <text:p>3,3299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93469" calcext:value-type="float">
            <text:p>9,99E-09</text:p>
          </table:table-cell>
          <table:table-cell/>
          <table:table-cell table:formula="of:=[.C52]/[.A52]" office:value-type="float" office:value="332.9993" calcext:value-type="float">
            <text:p>332,9993</text:p>
          </table:table-cell>
          <table:table-cell table:style-name="ce3" table:formula="of:=[.B52]-[.E52]" office:value-type="float" office:value="0.06659973" calcext:value-type="float">
            <text:p>6,66E-02</text:p>
          </table:table-cell>
          <table:table-cell table:formula="of:=SQRT((3/2))*SQRT([.B52]/[.C52])" office:value-type="float" office:value="0.173204911712452" calcext:value-type="float">
            <text:p>0,173204911712452</text:p>
          </table:table-cell>
          <table:table-cell table:number-columns-repeated="16371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6.657338" calcext:value-type="float">
            <text:p>6,657338</text:p>
          </table:table-cell>
          <table:table-cell office:value-type="float" office:value="33.29334" calcext:value-type="float">
            <text:p>33,293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783434" calcext:value-type="float">
            <text:p>9,78E-09</text:p>
          </table:table-cell>
          <table:table-cell/>
          <table:table-cell table:formula="of:=[.C53]/[.A53]" office:value-type="float" office:value="332.9334" calcext:value-type="float">
            <text:p>332,9334</text:p>
          </table:table-cell>
          <table:table-cell table:style-name="ce3" table:formula="of:=[.B53]-[.E53]" office:value-type="float" office:value="6.657338" calcext:value-type="float">
            <text:p>6,66E+00</text:p>
          </table:table-cell>
          <table:table-cell table:formula="of:=SQRT((3/2))*SQRT([.B53]/[.C53])" office:value-type="float" office:value="0.547667853818089" calcext:value-type="float">
            <text:p>0,547667853818089</text:p>
          </table:table-cell>
          <table:table-cell table:number-columns-repeated="1637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0.8529" calcext:value-type="float">
            <text:p>640,8529</text:p>
          </table:table-cell>
          <table:table-cell office:value-type="float" office:value="326.6528" calcext:value-type="float">
            <text:p>326,65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593273" calcext:value-type="float">
            <text:p>9,59E-09</text:p>
          </table:table-cell>
          <table:table-cell/>
          <table:table-cell table:formula="of:=[.C54]/[.A54]" office:value-type="float" office:value="326.6528" calcext:value-type="float">
            <text:p>326,6528</text:p>
          </table:table-cell>
          <table:table-cell table:style-name="ce3" table:formula="of:=[.B54]-[.E54]" office:value-type="float" office:value="640.8529" calcext:value-type="float">
            <text:p>6,41E+02</text:p>
          </table:table-cell>
          <table:table-cell table:formula="of:=SQRT((3/2))*SQRT([.B54]/[.C54])" office:value-type="float" office:value="1.71546402099423" calcext:value-type="float">
            <text:p>1,71546402099423</text:p>
          </table:table-cell>
          <table:table-cell table:number-columns-repeated="1637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016.09" calcext:value-type="float">
            <text:p>20016,09</text:p>
          </table:table-cell>
          <table:table-cell office:value-type="float" office:value="1825.564" calcext:value-type="float">
            <text:p>1825,5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587491" calcext:value-type="float">
            <text:p>9,59E-09</text:p>
          </table:table-cell>
          <table:table-cell/>
          <table:table-cell table:formula="of:=[.C55]/[.A55]" office:value-type="float" office:value="182.5564" calcext:value-type="float">
            <text:p>182,5564</text:p>
          </table:table-cell>
          <table:table-cell table:style-name="ce3" table:formula="of:=[.B55]-[.E55]" office:value-type="float" office:value="20016.09" calcext:value-type="float">
            <text:p>2,00E+04</text:p>
          </table:table-cell>
          <table:table-cell table:formula="of:=SQRT((3/2))*SQRT([.B55]/[.C55])" office:value-type="float" office:value="4.05542823609262" calcext:value-type="float">
            <text:p>4,05542823609262</text:p>
          </table:table-cell>
          <table:table-cell table:number-columns-repeated="1637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4753.2" calcext:value-type="float">
            <text:p>74753,2</text:p>
          </table:table-cell>
          <table:table-cell office:value-type="float" office:value="3527.948" calcext:value-type="float">
            <text:p>3527,9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02742" calcext:value-type="float">
            <text:p>9,90E-09</text:p>
          </table:table-cell>
          <table:table-cell/>
          <table:table-cell table:formula="of:=[.C56]/[.A56]" office:value-type="float" office:value="35.27948" calcext:value-type="float">
            <text:p>35,27948</text:p>
          </table:table-cell>
          <table:table-cell table:style-name="ce3" table:formula="of:=[.B56]-[.E56]" office:value-type="float" office:value="74753.2" calcext:value-type="float">
            <text:p>7,48E+04</text:p>
          </table:table-cell>
          <table:table-cell table:formula="of:=SQRT((3/2))*SQRT([.B56]/[.C56])" office:value-type="float" office:value="5.63766721175218" calcext:value-type="float">
            <text:p>5,63766721175218</text:p>
          </table:table-cell>
          <table:table-cell table:number-columns-repeated="1637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40878.2" calcext:value-type="float">
            <text:p>140878,2</text:p>
          </table:table-cell>
          <table:table-cell office:value-type="float" office:value="4843.168" calcext:value-type="float">
            <text:p>4843,1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875581" calcext:value-type="float">
            <text:p>9,88E-09</text:p>
          </table:table-cell>
          <table:table-cell/>
          <table:table-cell table:formula="of:=[.C57]/[.A57]" office:value-type="float" office:value="4.843168" calcext:value-type="float">
            <text:p>4,843168</text:p>
          </table:table-cell>
          <table:table-cell table:style-name="ce3" table:formula="of:=[.B57]-[.E57]" office:value-type="float" office:value="140878.2" calcext:value-type="float">
            <text:p>1,41E+05</text:p>
          </table:table-cell>
          <table:table-cell table:formula="of:=SQRT((3/2))*SQRT([.B57]/[.C57])" office:value-type="float" office:value="6.60545532269245" calcext:value-type="float">
            <text:p>6,60545532269245</text:p>
          </table:table-cell>
          <table:table-cell table:number-columns-repeated="16371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10841" calcext:value-type="float">
            <text:p>210841</text:p>
          </table:table-cell>
          <table:table-cell office:value-type="float" office:value="5924.968" calcext:value-type="float">
            <text:p>5924,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55198" calcext:value-type="float">
            <text:p>9,96E-09</text:p>
          </table:table-cell>
          <table:table-cell/>
          <table:table-cell table:formula="of:=[.C58]/[.A58]" office:value-type="float" office:value="0.5924968" calcext:value-type="float">
            <text:p>0,5924968</text:p>
          </table:table-cell>
          <table:table-cell table:style-name="ce3" table:formula="of:=[.B58]-[.E58]" office:value-type="float" office:value="210841" calcext:value-type="float">
            <text:p>2,11E+05</text:p>
          </table:table-cell>
          <table:table-cell table:formula="of:=SQRT((3/2))*SQRT([.B58]/[.C58])" office:value-type="float" office:value="7.30600825617934" calcext:value-type="float">
            <text:p>7,30600825617934</text:p>
          </table:table-cell>
          <table:table-cell table:number-columns-repeated="16371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82637.7" calcext:value-type="float">
            <text:p>282637,7</text:p>
          </table:table-cell>
          <table:table-cell office:value-type="float" office:value="6860.008" calcext:value-type="float">
            <text:p>6860,0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896317" calcext:value-type="float">
            <text:p>9,90E-09</text:p>
          </table:table-cell>
          <table:table-cell/>
          <table:table-cell table:formula="of:=[.C59]/[.A59]" office:value-type="float" office:value="0.06860008" calcext:value-type="float">
            <text:p>0,06860008</text:p>
          </table:table-cell>
          <table:table-cell table:style-name="ce3" table:formula="of:=[.B59]-[.E59]" office:value-type="float" office:value="282637.7" calcext:value-type="float">
            <text:p>2,83E+05</text:p>
          </table:table-cell>
          <table:table-cell table:formula="of:=SQRT((3/2))*SQRT([.B59]/[.C59])" office:value-type="float" office:value="7.86137229015042" calcext:value-type="float">
            <text:p>7,86137229015042</text:p>
          </table:table-cell>
          <table:table-cell table:number-columns-repeated="16371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355495.2" calcext:value-type="float">
            <text:p>355495,2</text:p>
          </table:table-cell>
          <table:table-cell office:value-type="float" office:value="7693.567" calcext:value-type="float">
            <text:p>7693,5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02782" calcext:value-type="float">
            <text:p>9,90E-09</text:p>
          </table:table-cell>
          <table:table-cell/>
          <table:table-cell table:formula="of:=[.C60]/[.A60]" office:value-type="float" office:value="0.007693567" calcext:value-type="float">
            <text:p>0,007693567</text:p>
          </table:table-cell>
          <table:table-cell table:style-name="ce3" table:formula="of:=[.B60]-[.E60]" office:value-type="float" office:value="355495.2" calcext:value-type="float">
            <text:p>3,55E+05</text:p>
          </table:table-cell>
          <table:table-cell table:formula="of:=SQRT((3/2))*SQRT([.B60]/[.C60])" office:value-type="float" office:value="8.3252758047009" calcext:value-type="float">
            <text:p>8,3252758047009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10010b</text:p>
          </table:table-cell>
          <table:table-cell office:value-type="string" calcext:value-type="string">
            <text:p>Exp model</text:p>
          </table:table-cell>
          <table:table-cell office:value-type="string" calcext:value-type="string">
            <text:p>steady uniaxial elongation</text:p>
          </table:table-cell>
          <table:table-cell office:value-type="string" calcext:value-type="string">
            <text:p>Epsilon = 0.01</text:p>
          </table:table-cell>
          <table:table-cell table:number-columns-repeated="7"/>
          <table:table-cell table:formula="of:=CONCATENATE([.A62];[.B62];[.C62];[.D62];[.E62])" office:value-type="string" office:string-value="10010bExp modelsteady uniaxial elongationEpsilon = 0.01" calcext:value-type="string">
            <text:p>10010bExp modelsteady uniaxial elongationEpsilon = 0.0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lative_Error</text:p>
          </table:table-cell>
          <table:table-cell/>
          <table:table-cell office:value-type="string" calcext:value-type="string">
            <text:p>eta_uniax_elongation</text:p>
          </table:table-cell>
          <table:table-cell table:number-columns-repeated="16373"/>
        </table:table-row>
        <table:table-row table:style-name="ro1">
          <table:table-cell office:value-type="float" office:value="0.0001" calcext:value-type="float">
            <text:p>0,0001</text:p>
          </table:table-cell>
          <table:table-cell table:style-name="ce3" office:value-type="float" office:value="0.06661334" calcext:value-type="float">
            <text:p>6,66E-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329668" calcext:value-type="float">
            <text:p>-0,03329668</text:p>
          </table:table-cell>
          <table:table-cell office:value-type="float" office:value="0" calcext:value-type="float">
            <text:p>0</text:p>
          </table:table-cell>
          <table:table-cell office:value-type="float" office:value="-0.03329668" calcext:value-type="float">
            <text:p>-0,03329668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03954602" calcext:value-type="float">
            <text:p>3,95E-07</text:p>
          </table:table-cell>
          <table:table-cell/>
          <table:table-cell table:formula="of:=([.B65]-[.E65])/[.A65]" office:value-type="float" office:value="999.1002" calcext:value-type="float">
            <text:p>999,1002</text:p>
          </table:table-cell>
          <table:table-cell table:number-columns-repeated="16373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667333" calcext:value-type="float">
            <text:p>0,667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326665" calcext:value-type="float">
            <text:p>-0,3326665</text:p>
          </table:table-cell>
          <table:table-cell office:value-type="float" office:value="0" calcext:value-type="float">
            <text:p>0</text:p>
          </table:table-cell>
          <table:table-cell office:value-type="float" office:value="-0.3326665" calcext:value-type="float">
            <text:p>-0,3326665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4817569" calcext:value-type="float">
            <text:p>4,82E-06</text:p>
          </table:table-cell>
          <table:table-cell/>
          <table:table-cell table:formula="of:=([.B66]-[.E66])/[.A66]" office:value-type="float" office:value="999.9995" calcext:value-type="float">
            <text:p>999,9995</text:p>
          </table:table-cell>
          <table:table-cell table:number-columns-repeated="16373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6.795876" calcext:value-type="float">
            <text:p>6,795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29701" calcext:value-type="float">
            <text:p>-3,29701</text:p>
          </table:table-cell>
          <table:table-cell office:value-type="float" office:value="0" calcext:value-type="float">
            <text:p>0</text:p>
          </table:table-cell>
          <table:table-cell office:value-type="float" office:value="-3.29701" calcext:value-type="float">
            <text:p>-3,29701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96675" calcext:value-type="float">
            <text:p>1,00E-08</text:p>
          </table:table-cell>
          <table:table-cell/>
          <table:table-cell table:formula="of:=([.B67]-[.E67])/[.A67]" office:value-type="float" office:value="1009.2886" calcext:value-type="float">
            <text:p>1009,2886</text:p>
          </table:table-cell>
          <table:table-cell table:number-columns-repeated="16373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83.17919" calcext:value-type="float">
            <text:p>83,179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.254" calcext:value-type="float">
            <text:p>-30,254</text:p>
          </table:table-cell>
          <table:table-cell office:value-type="float" office:value="0" calcext:value-type="float">
            <text:p>0</text:p>
          </table:table-cell>
          <table:table-cell office:value-type="float" office:value="-30.254" calcext:value-type="float">
            <text:p>-30,254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731797" calcext:value-type="float">
            <text:p>9,73E-09</text:p>
          </table:table-cell>
          <table:table-cell/>
          <table:table-cell table:formula="of:=([.B68]-[.E68])/[.A68]" office:value-type="float" office:value="1134.3319" calcext:value-type="float">
            <text:p>1134,3319</text:p>
          </table:table-cell>
          <table:table-cell table:number-columns-repeated="1637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765.11" calcext:value-type="float">
            <text:p>23765,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9.9727" calcext:value-type="float">
            <text:p>-109,9727</text:p>
          </table:table-cell>
          <table:table-cell office:value-type="float" office:value="0" calcext:value-type="float">
            <text:p>0</text:p>
          </table:table-cell>
          <table:table-cell office:value-type="float" office:value="-109.9727" calcext:value-type="float">
            <text:p>-109,9727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567176" calcext:value-type="float">
            <text:p>9,57E-09</text:p>
          </table:table-cell>
          <table:table-cell/>
          <table:table-cell table:formula="of:=([.B69]-[.E69])/[.A69]" office:value-type="float" office:value="23875.0827" calcext:value-type="float">
            <text:p>23875,0827</text:p>
          </table:table-cell>
          <table:table-cell table:number-columns-repeated="1637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90" calcext:value-type="float">
            <text:p>1000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7544" calcext:value-type="float">
            <text:p>-110,7544</text:p>
          </table:table-cell>
          <table:table-cell office:value-type="float" office:value="0" calcext:value-type="float">
            <text:p>0</text:p>
          </table:table-cell>
          <table:table-cell office:value-type="float" office:value="-110.7544" calcext:value-type="float">
            <text:p>-110,7544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795178" calcext:value-type="float">
            <text:p>9,80E-09</text:p>
          </table:table-cell>
          <table:table-cell/>
          <table:table-cell table:formula="of:=([.B70]-[.E70])/[.A70]" office:value-type="float" office:value="10020.07544" calcext:value-type="float">
            <text:p>10020,07544</text:p>
          </table:table-cell>
          <table:table-cell table:number-columns-repeated="1637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6718.4" calcext:value-type="float">
            <text:p>176718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8608" calcext:value-type="float">
            <text:p>-110,8608</text:p>
          </table:table-cell>
          <table:table-cell office:value-type="float" office:value="0" calcext:value-type="float">
            <text:p>0</text:p>
          </table:table-cell>
          <table:table-cell office:value-type="float" office:value="-110.8608" calcext:value-type="float">
            <text:p>-110,8608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8537713" calcext:value-type="float">
            <text:p>8,54E-09</text:p>
          </table:table-cell>
          <table:table-cell/>
          <table:table-cell table:formula="of:=([.B71]-[.E71])/[.A71]" office:value-type="float" office:value="1768.292608" calcext:value-type="float">
            <text:p>1768,292608</text:p>
          </table:table-cell>
          <table:table-cell table:number-columns-repeated="1637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3375.6" calcext:value-type="float">
            <text:p>253375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903" calcext:value-type="float">
            <text:p>-110,903</text:p>
          </table:table-cell>
          <table:table-cell office:value-type="float" office:value="0" calcext:value-type="float">
            <text:p>0</text:p>
          </table:table-cell>
          <table:table-cell office:value-type="float" office:value="-110.903" calcext:value-type="float">
            <text:p>-110,903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609011" calcext:value-type="float">
            <text:p>9,61E-09</text:p>
          </table:table-cell>
          <table:table-cell/>
          <table:table-cell table:formula="of:=([.B72]-[.E72])/[.A72]" office:value-type="float" office:value="253.486503" calcext:value-type="float">
            <text:p>253,486503</text:p>
          </table:table-cell>
          <table:table-cell table:number-columns-repeated="1637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30041.6" calcext:value-type="float">
            <text:p>330041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9282" calcext:value-type="float">
            <text:p>-110,9282</text:p>
          </table:table-cell>
          <table:table-cell office:value-type="float" office:value="0" calcext:value-type="float">
            <text:p>0</text:p>
          </table:table-cell>
          <table:table-cell office:value-type="float" office:value="-110.9282" calcext:value-type="float">
            <text:p>-110,9282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6926298" calcext:value-type="float">
            <text:p>6,93E-09</text:p>
          </table:table-cell>
          <table:table-cell/>
          <table:table-cell table:formula="of:=([.B73]-[.E73])/[.A73]" office:value-type="float" office:value="33.01525282" calcext:value-type="float">
            <text:p>33,01525282</text:p>
          </table:table-cell>
          <table:table-cell table:number-columns-repeated="16373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406711.4" calcext:value-type="float">
            <text:p>406711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9561" calcext:value-type="float">
            <text:p>-110,9561</text:p>
          </table:table-cell>
          <table:table-cell office:value-type="float" office:value="0" calcext:value-type="float">
            <text:p>0</text:p>
          </table:table-cell>
          <table:table-cell office:value-type="float" office:value="-110.9561" calcext:value-type="float">
            <text:p>-110,9561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6182125" calcext:value-type="float">
            <text:p>6,18E-09</text:p>
          </table:table-cell>
          <table:table-cell/>
          <table:table-cell table:formula="of:=([.B74]-[.E74])/[.A74]" office:value-type="float" office:value="4.068223561" calcext:value-type="float">
            <text:p>4,068223561</text:p>
          </table:table-cell>
          <table:table-cell table:number-columns-repeated="1637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483383.1" calcext:value-type="float">
            <text:p>483383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9526" calcext:value-type="float">
            <text:p>-110,9526</text:p>
          </table:table-cell>
          <table:table-cell office:value-type="float" office:value="0" calcext:value-type="float">
            <text:p>0</text:p>
          </table:table-cell>
          <table:table-cell office:value-type="float" office:value="-110.9526" calcext:value-type="float">
            <text:p>-110,9526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2853519" calcext:value-type="float">
            <text:p>2,85E-09</text:p>
          </table:table-cell>
          <table:table-cell/>
          <table:table-cell table:formula="of:=([.B75]-[.E75])/[.A75]" office:value-type="float" office:value="0.4834940526" calcext:value-type="float">
            <text:p>0,4834940526</text:p>
          </table:table-cell>
          <table:table-cell table:number-columns-repeated="16373"/>
        </table:table-row>
        <table:table-row table:style-name="ro1">
          <table:table-cell table:number-columns-repeated="8"/>
          <table:table-cell table:style-name="ce3"/>
          <table:table-cell table:number-columns-repeated="16375"/>
        </table:table-row>
        <table:table-row table:style-name="ro1">
          <table:table-cell office:value-type="string" calcext:value-type="string">
            <text:p>10010c</text:p>
          </table:table-cell>
          <table:table-cell office:value-type="string" calcext:value-type="string">
            <text:p>Exp model</text:p>
          </table:table-cell>
          <table:table-cell office:value-type="string" calcext:value-type="string">
            <text:p>steady planar elongation</text:p>
          </table:table-cell>
          <table:table-cell office:value-type="string" calcext:value-type="string">
            <text:p>Epsilon = 0.01</text:p>
          </table:table-cell>
          <table:table-cell table:number-columns-repeated="7"/>
          <table:table-cell table:formula="of:=CONCATENATE([.A77];[.B77];[.C77];[.D77];[.E77])" office:value-type="string" office:string-value="10010cExp modelsteady planar elongationEpsilon = 0.01" calcext:value-type="string">
            <text:p>10010cExp modelsteady planar elongationEpsilon = 0.01</text:p>
          </table:table-cell>
          <table:table-cell table:number-columns-repeated="16372"/>
        </table:table-row>
        <table:table-row table:style-name="ro2">
          <table:table-cell table:style-name="ce6" office:value-type="string" calcext:value-type="string">
            <text:p>******* Ramp mode: variable ÎµÌ‡|Î³Ì‡ **********</text:p>
          </table:table-cell>
          <table:table-cell table:style-name="ce7" table:number-columns-repeated="8"/>
          <table:table-cell table:number-columns-repeated="16375"/>
        </table:table-row>
        <table:table-row table:style-name="ro1">
          <table:table-cell table:style-name="ce7" office:value-type="string" calcext:value-type="string">
            <text:p>ÎµÌ‡|Î³Ì‡</text:p>
          </table:table-cell>
          <table:table-cell table:style-name="ce7" office:value-type="string" calcext:value-type="string">
            <text:p>extStressXX</text:p>
          </table:table-cell>
          <table:table-cell table:style-name="ce7" office:value-type="string" calcext:value-type="string">
            <text:p>extStressXY</text:p>
          </table:table-cell>
          <table:table-cell table:style-name="ce7" office:value-type="string" calcext:value-type="string">
            <text:p>extStressXZ</text:p>
          </table:table-cell>
          <table:table-cell table:style-name="ce7" office:value-type="string" calcext:value-type="string">
            <text:p>extStressYY</text:p>
          </table:table-cell>
          <table:table-cell table:style-name="ce7" office:value-type="string" calcext:value-type="string">
            <text:p>extStressYZ</text:p>
          </table:table-cell>
          <table:table-cell table:style-name="ce7" office:value-type="string" calcext:value-type="string">
            <text:p>extStressZZ</text:p>
          </table:table-cell>
          <table:table-cell table:style-name="ce7" office:value-type="string" calcext:value-type="string">
            <text:p>Status</text:p>
          </table:table-cell>
          <table:table-cell table:style-name="ce7" office:value-type="string" calcext:value-type="string">
            <text:p>Relative_Error</text:p>
          </table:table-cell>
          <table:table-cell/>
          <table:table-cell office:value-type="string" calcext:value-type="string">
            <text:p>eta_planar_elongation</text:p>
          </table:table-cell>
          <table:table-cell table:number-columns-repeated="16373"/>
        </table:table-row>
        <table:table-row table:style-name="ro1">
          <table:table-cell table:style-name="ce7" office:value-type="float" office:value="0.0001" calcext:value-type="float">
            <text:p>0,0001</text:p>
          </table:table-cell>
          <table:table-cell table:style-name="ce7" office:value-type="float" office:value="0.06661334" calcext:value-type="float">
            <text:p>0,06661334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0.0665867" calcext:value-type="float">
            <text:p>-0,0665867</text:p>
          </table:table-cell>
          <table:table-cell table:style-name="ce7" office:value-type="string" calcext:value-type="string">
            <text:p>Exceed_Niter</text:p>
          </table:table-cell>
          <table:table-cell table:style-name="ce10" office:value-type="float" office:value="0.000000395547" calcext:value-type="float">
            <text:p>3,96E-07</text:p>
          </table:table-cell>
          <table:table-cell/>
          <table:table-cell table:formula="of:=([.B80]-[.G80])/[.A80]" office:value-type="float" office:value="1332.0004" calcext:value-type="float">
            <text:p>1332,0004</text:p>
          </table:table-cell>
          <table:table-cell table:number-columns-repeated="16373"/>
        </table:table-row>
        <table:table-row table:style-name="ro1">
          <table:table-cell table:style-name="ce7" office:value-type="float" office:value="0.001" calcext:value-type="float">
            <text:p>0,001</text:p>
          </table:table-cell>
          <table:table-cell table:style-name="ce7" office:value-type="float" office:value="0.667333" calcext:value-type="float">
            <text:p>0,66733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0.664669" calcext:value-type="float">
            <text:p>-0,664669</text:p>
          </table:table-cell>
          <table:table-cell table:style-name="ce7" office:value-type="string" calcext:value-type="string">
            <text:p>Exceed_Niter</text:p>
          </table:table-cell>
          <table:table-cell table:style-name="ce10" office:value-type="float" office:value="0.000004821778" calcext:value-type="float">
            <text:p>4,82E-06</text:p>
          </table:table-cell>
          <table:table-cell/>
          <table:table-cell table:formula="of:=([.B81]-[.G81])/[.A81]" office:value-type="float" office:value="1332.002" calcext:value-type="float">
            <text:p>1332,002</text:p>
          </table:table-cell>
          <table:table-cell table:number-columns-repeated="16373"/>
        </table:table-row>
        <table:table-row table:style-name="ro1">
          <table:table-cell table:style-name="ce7" office:value-type="float" office:value="0.01" calcext:value-type="float">
            <text:p>0,01</text:p>
          </table:table-cell>
          <table:table-cell table:style-name="ce7" office:value-type="float" office:value="6.795863" calcext:value-type="float">
            <text:p>6,79586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6.529361" calcext:value-type="float">
            <text:p>-6,529361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991908" calcext:value-type="float">
            <text:p>9,99E-09</text:p>
          </table:table-cell>
          <table:table-cell/>
          <table:table-cell table:formula="of:=([.B82]-[.G82])/[.A82]" office:value-type="float" office:value="1332.5224" calcext:value-type="float">
            <text:p>1332,5224</text:p>
          </table:table-cell>
          <table:table-cell table:number-columns-repeated="16373"/>
        </table:table-row>
        <table:table-row table:style-name="ro1">
          <table:table-cell table:style-name="ce7" office:value-type="float" office:value="0.1" calcext:value-type="float">
            <text:p>0,1</text:p>
          </table:table-cell>
          <table:table-cell table:style-name="ce7" office:value-type="float" office:value="83.16349" calcext:value-type="float">
            <text:p>83,16349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55.46154" calcext:value-type="float">
            <text:p>-55,46154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658361" calcext:value-type="float">
            <text:p>9,66E-09</text:p>
          </table:table-cell>
          <table:table-cell/>
          <table:table-cell table:formula="of:=([.B83]-[.G83])/[.A83]" office:value-type="float" office:value="1386.2503" calcext:value-type="float">
            <text:p>1386,2503</text:p>
          </table:table-cell>
          <table:table-cell table:number-columns-repeated="16373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float" office:value="23711.54" calcext:value-type="float">
            <text:p>23711,54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165.339" calcext:value-type="float">
            <text:p>-165,339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8632" calcext:value-type="float">
            <text:p>9,86E-09</text:p>
          </table:table-cell>
          <table:table-cell/>
          <table:table-cell table:formula="of:=([.B84]-[.G84])/[.A84]" office:value-type="float" office:value="23876.879" calcext:value-type="float">
            <text:p>23876,879</text:p>
          </table:table-cell>
          <table:table-cell table:number-columns-repeated="16373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7" office:value-type="float" office:value="100034.8" calcext:value-type="float">
            <text:p>100034,8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166.2233" calcext:value-type="float">
            <text:p>-166,2233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350494" calcext:value-type="float">
            <text:p>9,35E-09</text:p>
          </table:table-cell>
          <table:table-cell/>
          <table:table-cell table:formula="of:=([.B85]-[.G85])/[.A85]" office:value-type="float" office:value="10020.10233" calcext:value-type="float">
            <text:p>10020,10233</text:p>
          </table:table-cell>
          <table:table-cell table:number-columns-repeated="16373"/>
        </table:table-row>
        <table:table-row table:style-name="ro1"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76663" calcext:value-type="float">
            <text:p>17666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166.3432" calcext:value-type="float">
            <text:p>-166,3432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926837" calcext:value-type="float">
            <text:p>9,93E-09</text:p>
          </table:table-cell>
          <table:table-cell/>
          <table:table-cell table:formula="of:=([.B86]-[.G86])/[.A86]" office:value-type="float" office:value="1768.293432" calcext:value-type="float">
            <text:p>1768,293432</text:p>
          </table:table-cell>
          <table:table-cell table:number-columns-repeated="16373"/>
        </table:table-row>
        <table:table-row table:style-name="ro1"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253320.2" calcext:value-type="float">
            <text:p>253320,2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166.3906" calcext:value-type="float">
            <text:p>-166,3906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208571" calcext:value-type="float">
            <text:p>9,21E-09</text:p>
          </table:table-cell>
          <table:table-cell/>
          <table:table-cell table:formula="of:=([.B87]-[.G87])/[.A87]" office:value-type="float" office:value="253.4865906" calcext:value-type="float">
            <text:p>253,4865906</text:p>
          </table:table-cell>
          <table:table-cell table:number-columns-repeated="16373"/>
        </table:table-row>
        <table:table-row table:style-name="ro1">
          <table:table-cell table:style-name="ce7" office:value-type="float" office:value="10000" calcext:value-type="float">
            <text:p>10000</text:p>
          </table:table-cell>
          <table:table-cell table:style-name="ce7" office:value-type="float" office:value="329986.1" calcext:value-type="float">
            <text:p>329986,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166.4158" calcext:value-type="float">
            <text:p>-166,4158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8328072" calcext:value-type="float">
            <text:p>8,33E-09</text:p>
          </table:table-cell>
          <table:table-cell/>
          <table:table-cell table:formula="of:=([.B88]-[.G88])/[.A88]" office:value-type="float" office:value="33.01525158" calcext:value-type="float">
            <text:p>33,01525158</text:p>
          </table:table-cell>
          <table:table-cell table:number-columns-repeated="16373"/>
        </table:table-row>
        <table:table-row table:style-name="ro1"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406655.9" calcext:value-type="float">
            <text:p>406655,9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166.4341" calcext:value-type="float">
            <text:p>-166,4341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901554" calcext:value-type="float">
            <text:p>9,90E-09</text:p>
          </table:table-cell>
          <table:table-cell/>
          <table:table-cell table:formula="of:=([.B89]-[.G89])/[.A89]" office:value-type="float" office:value="4.068223341" calcext:value-type="float">
            <text:p>4,068223341</text:p>
          </table:table-cell>
          <table:table-cell table:number-columns-repeated="16373"/>
        </table:table-row>
        <table:table-row table:style-name="ro1">
          <table:table-cell table:style-name="ce7" office:value-type="float" office:value="1000000" calcext:value-type="float">
            <text:p>1000000</text:p>
          </table:table-cell>
          <table:table-cell table:style-name="ce7" office:value-type="float" office:value="483327.7" calcext:value-type="float">
            <text:p>483327,7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166.4435" calcext:value-type="float">
            <text:p>-166,4435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2759037" calcext:value-type="float">
            <text:p>2,76E-09</text:p>
          </table:table-cell>
          <table:table-cell/>
          <table:table-cell table:formula="of:=([.B90]-[.G90])/[.A90]" office:value-type="float" office:value="0.4834941435" calcext:value-type="float">
            <text:p>0,4834941435</text:p>
          </table:table-cell>
          <table:table-cell table:number-columns-repeated="16373"/>
        </table:table-row>
        <table:table-row table:style-name="ro1" table:number-rows-repeated="4">
          <table:table-cell table:number-columns-repeated="8"/>
          <table:table-cell table:style-name="ce3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10001a</text:p>
          </table:table-cell>
          <table:table-cell office:value-type="string" calcext:value-type="string">
            <text:p>Exp model</text:p>
          </table:table-cell>
          <table:table-cell office:value-type="string" calcext:value-type="string">
            <text:p>steady shear</text:p>
          </table:table-cell>
          <table:table-cell office:value-type="string" calcext:value-type="string">
            <text:p>Epsilon = 0.25</text:p>
          </table:table-cell>
          <table:table-cell office:value-type="string" calcext:value-type="string">
            <text:p>Zeta = 0.03</text:p>
          </table:table-cell>
          <table:table-cell table:number-columns-repeated="6"/>
          <table:table-cell table:formula="of:=CONCATENATE([.A96];[.B96];[.C96];[.D96];[.E96])" office:value-type="string" office:string-value="10001aExp modelsteady shearEpsilon = 0.25Zeta = 0.03" calcext:value-type="string">
            <text:p>10001aExp modelsteady shearEpsilon = 0.25Zeta = 0.0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lative_Error</text:p>
          </table:table-cell>
          <table:table-cell/>
          <table:table-cell office:value-type="string" calcext:value-type="string">
            <text:p>eta_shear</text:p>
          </table:table-cell>
          <table:table-cell office:value-type="string" calcext:value-type="string">
            <text:p>First normal stress difference</text:p>
          </table:table-cell>
          <table:table-cell office:value-type="string" calcext:value-type="string">
            <text:p>Projected die swell</text:p>
          </table:table-cell>
          <table:table-cell table:number-columns-repeated="16371"/>
        </table:table-row>
        <table:table-row table:style-name="ro1">
          <table:table-cell office:value-type="float" office:value="0.0001" calcext:value-type="float">
            <text:p>0,0001</text:p>
          </table:table-cell>
          <table:table-cell table:style-name="ce3" office:value-type="float" office:value="0.000006560098" calcext:value-type="float">
            <text:p>6,56E-06</text:p>
          </table:table-cell>
          <table:table-cell office:value-type="float" office:value="0.03330001" calcext:value-type="float">
            <text:p>0,0333000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0.00000009989998" calcext:value-type="float">
            <text:p>-9,99E-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03955471" calcext:value-type="float">
            <text:p>3,96E-07</text:p>
          </table:table-cell>
          <table:table-cell/>
          <table:table-cell table:formula="of:=[.C99]/[.A99]" office:value-type="float" office:value="333.0001" calcext:value-type="float">
            <text:p>333,0001</text:p>
          </table:table-cell>
          <table:table-cell table:style-name="ce3" table:formula="of:=[.B99]-[.E99]" office:value-type="float" office:value="0.00000665999798" calcext:value-type="float">
            <text:p>6,66E-06</text:p>
          </table:table-cell>
          <table:table-cell table:formula="of:=SQRT((3/2))*SQRT([.B99]/[.C99])" office:value-type="float" office:value="0.0171901082361696" calcext:value-type="float">
            <text:p>0,0171901082361696</text:p>
          </table:table-cell>
          <table:table-cell table:number-columns-repeated="16371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0006560091" calcext:value-type="float">
            <text:p>0,0006560091</text:p>
          </table:table-cell>
          <table:table-cell office:value-type="float" office:value="0.332999" calcext:value-type="float">
            <text:p>0,33299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0.000009989987" calcext:value-type="float">
            <text:p>-9,99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4821807" calcext:value-type="float">
            <text:p>4,82E-06</text:p>
          </table:table-cell>
          <table:table-cell/>
          <table:table-cell table:formula="of:=[.C100]/[.A100]" office:value-type="float" office:value="332.999" calcext:value-type="float">
            <text:p>332,999</text:p>
          </table:table-cell>
          <table:table-cell table:style-name="ce3" table:formula="of:=[.B100]-[.E100]" office:value-type="float" office:value="0.000665999087" calcext:value-type="float">
            <text:p>6,66E-04</text:p>
          </table:table-cell>
          <table:table-cell table:formula="of:=SQRT((3/2))*SQRT([.B100]/[.C100])" office:value-type="float" office:value="0.0543599560323065" calcext:value-type="float">
            <text:p>0,0543599560323065</text:p>
          </table:table-cell>
          <table:table-cell table:number-columns-repeated="16371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0.06559425" calcext:value-type="float">
            <text:p>0,06559425</text:p>
          </table:table-cell>
          <table:table-cell table:style-name="ce4" office:value-type="float" office:value="3.329819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0.0009988972" calcext:value-type="float">
            <text:p>-9,99E-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98146" calcext:value-type="float">
            <text:p>1,00E-08</text:p>
          </table:table-cell>
          <table:table-cell/>
          <table:table-cell table:formula="of:=[.C101]/[.A101]" office:value-type="float" office:value="332.9819" calcext:value-type="float">
            <text:p>332,9819</text:p>
          </table:table-cell>
          <table:table-cell table:style-name="ce3" table:formula="of:=[.B101]-[.E101]" office:value-type="float" office:value="0.0665931472" calcext:value-type="float">
            <text:p>6,66E-02</text:p>
          </table:table-cell>
          <table:table-cell table:formula="of:=SQRT((3/2))*SQRT([.B101]/[.C101])" office:value-type="float" office:value="0.171896962022783" calcext:value-type="float">
            <text:p>0,171896962022783</text:p>
          </table:table-cell>
          <table:table-cell table:number-columns-repeated="16371"/>
        </table:table-row>
        <table:table-row table:style-name="ro1">
          <table:table-cell office:value-type="float" office:value="0.1" calcext:value-type="float">
            <text:p>0,1</text:p>
          </table:table-cell>
          <table:table-cell table:style-name="ce4" office:value-type="float" office:value="6.493612" calcext:value-type="float">
            <text:p>6</text:p>
          </table:table-cell>
          <table:table-cell table:style-name="ce4" office:value-type="float" office:value="33.1211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-0.0988875" calcext:value-type="float">
            <text:p>-0,0988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868455" calcext:value-type="float">
            <text:p>9,87E-09</text:p>
          </table:table-cell>
          <table:table-cell/>
          <table:table-cell table:formula="of:=[.C102]/[.A102]" office:value-type="float" office:value="331.2113" calcext:value-type="float">
            <text:p>331,2113</text:p>
          </table:table-cell>
          <table:table-cell table:style-name="ce3" table:formula="of:=[.B102]-[.E102]" office:value-type="float" office:value="6.5924995" calcext:value-type="float">
            <text:p>6,59E+00</text:p>
          </table:table-cell>
          <table:table-cell table:formula="of:=SQRT((3/2))*SQRT([.B102]/[.C102])" office:value-type="float" office:value="0.542295779708318" calcext:value-type="float">
            <text:p>0,542295779708318</text:p>
          </table:table-cell>
          <table:table-cell table:number-columns-repeated="1637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368.0559" calcext:value-type="float">
            <text:p>368</text:p>
          </table:table-cell>
          <table:table-cell table:style-name="ce4" office:value-type="float" office:value="245.2583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5.604912" calcext:value-type="float">
            <text:p>-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98885" calcext:value-type="float">
            <text:p>1,00E-08</text:p>
          </table:table-cell>
          <table:table-cell/>
          <table:table-cell table:formula="of:=[.C103]/[.A103]" office:value-type="float" office:value="245.2583" calcext:value-type="float">
            <text:p>245,2583</text:p>
          </table:table-cell>
          <table:table-cell table:style-name="ce3" table:formula="of:=[.B103]-[.E103]" office:value-type="float" office:value="373.660812" calcext:value-type="float">
            <text:p>3,74E+02</text:p>
          </table:table-cell>
          <table:table-cell table:formula="of:=SQRT((3/2))*SQRT([.B103]/[.C103])" office:value-type="float" office:value="1.50034337415237" calcext:value-type="float">
            <text:p>1,50034337415237</text:p>
          </table:table-cell>
          <table:table-cell table:number-columns-repeated="1637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float" office:value="2161.568" calcext:value-type="float">
            <text:p>2.162</text:p>
          </table:table-cell>
          <table:table-cell table:style-name="ce4" office:value-type="float" office:value="542.4286" calcext:value-type="float">
            <text:p>54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32.91728" calcext:value-type="float">
            <text:p>-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643625" calcext:value-type="float">
            <text:p>9,64E-09</text:p>
          </table:table-cell>
          <table:table-cell/>
          <table:table-cell table:formula="of:=[.C104]/[.A104]" office:value-type="float" office:value="54.24286" calcext:value-type="float">
            <text:p>54,24286</text:p>
          </table:table-cell>
          <table:table-cell table:style-name="ce3" table:formula="of:=[.B104]-[.E104]" office:value-type="float" office:value="2194.48528" calcext:value-type="float">
            <text:p>2,19E+03</text:p>
          </table:table-cell>
          <table:table-cell table:formula="of:=SQRT((3/2))*SQRT([.B104]/[.C104])" office:value-type="float" office:value="2.44488699673129" calcext:value-type="float">
            <text:p>2,44488699673129</text:p>
          </table:table-cell>
          <table:table-cell table:number-columns-repeated="16371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4" office:value-type="float" office:value="4559.919" calcext:value-type="float">
            <text:p>4.560</text:p>
          </table:table-cell>
          <table:table-cell table:style-name="ce4" office:value-type="float" office:value="673.9035" calcext:value-type="float">
            <text:p>67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69.44039" calcext:value-type="float">
            <text:p>-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012067" calcext:value-type="float">
            <text:p>9,01E-09</text:p>
          </table:table-cell>
          <table:table-cell/>
          <table:table-cell table:formula="of:=[.C105]/[.A105]" office:value-type="float" office:value="6.739035" calcext:value-type="float">
            <text:p>6,739035</text:p>
          </table:table-cell>
          <table:table-cell table:style-name="ce3" table:formula="of:=[.B105]-[.E105]" office:value-type="float" office:value="4629.35939" calcext:value-type="float">
            <text:p>4,63E+03</text:p>
          </table:table-cell>
          <table:table-cell table:formula="of:=SQRT((3/2))*SQRT([.B105]/[.C105])" office:value-type="float" office:value="3.18585010021551" calcext:value-type="float">
            <text:p>3,18585010021551</text:p>
          </table:table-cell>
          <table:table-cell table:number-columns-repeated="16371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4" office:value-type="float" office:value="7054.441" calcext:value-type="float">
            <text:p>7.054</text:p>
          </table:table-cell>
          <table:table-cell table:style-name="ce4" office:value-type="float" office:value="659.2471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107.428" calcext:value-type="float">
            <text:p>-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649728" calcext:value-type="float">
            <text:p>9,65E-09</text:p>
          </table:table-cell>
          <table:table-cell/>
          <table:table-cell table:formula="of:=[.C106]/[.A106]" office:value-type="float" office:value="0.6592471" calcext:value-type="float">
            <text:p>0,6592471</text:p>
          </table:table-cell>
          <table:table-cell table:style-name="ce3" table:formula="of:=[.B106]-[.E106]" office:value-type="float" office:value="7161.869" calcext:value-type="float">
            <text:p>7,16E+03</text:p>
          </table:table-cell>
          <table:table-cell table:formula="of:=SQRT((3/2))*SQRT([.B106]/[.C106])" office:value-type="float" office:value="4.00638626491797" calcext:value-type="float">
            <text:p>4,00638626491797</text:p>
          </table:table-cell>
          <table:table-cell table:number-columns-repeated="16371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4" office:value-type="float" office:value="9392.127" calcext:value-type="float">
            <text:p>9.392</text:p>
          </table:table-cell>
          <table:table-cell table:style-name="ce4" office:value-type="float" office:value="494.2398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143.0273" calcext:value-type="float">
            <text:p>-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829969" calcext:value-type="float">
            <text:p>9,83E-09</text:p>
          </table:table-cell>
          <table:table-cell/>
          <table:table-cell table:formula="of:=[.C107]/[.A107]" office:value-type="float" office:value="0.04942398" calcext:value-type="float">
            <text:p>0,04942398</text:p>
          </table:table-cell>
          <table:table-cell table:style-name="ce3" table:formula="of:=[.B107]-[.E107]" office:value-type="float" office:value="9535.1543" calcext:value-type="float">
            <text:p>9,54E+03</text:p>
          </table:table-cell>
          <table:table-cell table:formula="of:=SQRT((3/2))*SQRT([.B107]/[.C107])" office:value-type="float" office:value="5.33898560790812" calcext:value-type="float">
            <text:p>5,33898560790812</text:p>
          </table:table-cell>
          <table:table-cell table:number-columns-repeated="16371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4" office:value-type="float" office:value="10912.18" calcext:value-type="float">
            <text:p>10.912</text:p>
          </table:table-cell>
          <table:table-cell table:style-name="ce4" office:value-type="float" office:value="176.6625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166.1753" calcext:value-type="float">
            <text:p>-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499855" calcext:value-type="float">
            <text:p>9,50E-09</text:p>
          </table:table-cell>
          <table:table-cell/>
          <table:table-cell table:formula="of:=[.C108]/[.A108]" office:value-type="float" office:value="0.001766625" calcext:value-type="float">
            <text:p>0,001766625</text:p>
          </table:table-cell>
          <table:table-cell table:style-name="ce3" table:formula="of:=[.B108]-[.E108]" office:value-type="float" office:value="11078.3553" calcext:value-type="float">
            <text:p>1,11E+04</text:p>
          </table:table-cell>
          <table:table-cell table:formula="of:=SQRT((3/2))*SQRT([.B108]/[.C108])" office:value-type="float" office:value="9.62563089425844" calcext:value-type="float">
            <text:p>9,62563089425844</text:p>
          </table:table-cell>
          <table:table-cell table:number-columns-repeated="16371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1097.57" calcext:value-type="float">
            <text:p>11097,57</text:p>
          </table:table-cell>
          <table:table-cell table:style-name="ce4" office:value-type="float" office:value="20.57287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168.9985" calcext:value-type="float">
            <text:p>-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06444066" calcext:value-type="float">
            <text:p>6,44E-07</text:p>
          </table:table-cell>
          <table:table-cell/>
          <table:table-cell table:formula="of:=[.C109]/[.A109]" office:value-type="float" office:value="0.00002057287" calcext:value-type="float">
            <text:p>0,00002057287</text:p>
          </table:table-cell>
          <table:table-cell table:style-name="ce3" table:formula="of:=[.B109]-[.E109]" office:value-type="float" office:value="11266.5685" calcext:value-type="float">
            <text:p>1,13E+04</text:p>
          </table:table-cell>
          <table:table-cell table:formula="of:=SQRT((3/2))*SQRT([.B109]/[.C109])" office:value-type="float" office:value="28.4454058932457" calcext:value-type="float">
            <text:p>28,4454058932457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10001b</text:p>
          </table:table-cell>
          <table:table-cell office:value-type="string" calcext:value-type="string">
            <text:p>Exp model</text:p>
          </table:table-cell>
          <table:table-cell office:value-type="string" calcext:value-type="string">
            <text:p>steady uniaxial elongation</text:p>
          </table:table-cell>
          <table:table-cell office:value-type="string" calcext:value-type="string">
            <text:p>Epsilon = 0.25</text:p>
          </table:table-cell>
          <table:table-cell office:value-type="string" calcext:value-type="string">
            <text:p>Zeta = 0.03</text:p>
          </table:table-cell>
          <table:table-cell table:number-columns-repeated="6"/>
          <table:table-cell table:formula="of:=CONCATENATE([.A111];[.B111];[.C111];[.D111];[.E111])" office:value-type="string" office:string-value="10001bExp modelsteady uniaxial elongationEpsilon = 0.25Zeta = 0.03" calcext:value-type="string">
            <text:p>10001bExp modelsteady uniaxial elongationEpsilon = 0.25Zeta = 0.0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lative_Error</text:p>
          </table:table-cell>
          <table:table-cell/>
          <table:table-cell office:value-type="string" calcext:value-type="string">
            <text:p>eta_uniax_elongation</text:p>
          </table:table-cell>
          <table:table-cell table:number-columns-repeated="1637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6661294" calcext:value-type="float">
            <text:p>0,066612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329678" calcext:value-type="float">
            <text:p>-0,03329678</text:p>
          </table:table-cell>
          <table:table-cell office:value-type="float" office:value="0" calcext:value-type="float">
            <text:p>0</text:p>
          </table:table-cell>
          <table:table-cell office:value-type="float" office:value="-0.03329678" calcext:value-type="float">
            <text:p>-0,03329678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03954628" calcext:value-type="float">
            <text:p>3,95E-07</text:p>
          </table:table-cell>
          <table:table-cell/>
          <table:table-cell table:formula="of:=([.B114]-[.E114])/[.A114]" office:value-type="float" office:value="999.0972" calcext:value-type="float">
            <text:p>999,0972</text:p>
          </table:table-cell>
          <table:table-cell table:number-columns-repeated="16373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667292" calcext:value-type="float">
            <text:p>0,6672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32676" calcext:value-type="float">
            <text:p>-0,332676</text:p>
          </table:table-cell>
          <table:table-cell office:value-type="float" office:value="0" calcext:value-type="float">
            <text:p>0</text:p>
          </table:table-cell>
          <table:table-cell office:value-type="float" office:value="-0.332676" calcext:value-type="float">
            <text:p>-0,332676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4817711" calcext:value-type="float">
            <text:p>4,82E-06</text:p>
          </table:table-cell>
          <table:table-cell/>
          <table:table-cell table:formula="of:=([.B115]-[.E115])/[.A115]" office:value-type="float" office:value="999.968" calcext:value-type="float">
            <text:p>999,968</text:p>
          </table:table-cell>
          <table:table-cell table:number-columns-repeated="16373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6.790743" calcext:value-type="float">
            <text:p>6,7907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29753" calcext:value-type="float">
            <text:p>-3,29753</text:p>
          </table:table-cell>
          <table:table-cell office:value-type="float" office:value="0" calcext:value-type="float">
            <text:p>0</text:p>
          </table:table-cell>
          <table:table-cell office:value-type="float" office:value="-3.29753" calcext:value-type="float">
            <text:p>-3,29753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6723" calcext:value-type="float">
            <text:p>9,97E-09</text:p>
          </table:table-cell>
          <table:table-cell/>
          <table:table-cell table:formula="of:=([.B116]-[.E116])/[.A116]" office:value-type="float" office:value="1008.8273" calcext:value-type="float">
            <text:p>1008,8273</text:p>
          </table:table-cell>
          <table:table-cell table:number-columns-repeated="16373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81.01897" calcext:value-type="float">
            <text:p>81,018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.91834" calcext:value-type="float">
            <text:p>-29,91834</text:p>
          </table:table-cell>
          <table:table-cell office:value-type="float" office:value="0" calcext:value-type="float">
            <text:p>0</text:p>
          </table:table-cell>
          <table:table-cell office:value-type="float" office:value="-29.91834" calcext:value-type="float">
            <text:p>-29,91834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780298" calcext:value-type="float">
            <text:p>9,78E-09</text:p>
          </table:table-cell>
          <table:table-cell/>
          <table:table-cell table:formula="of:=([.B117]-[.E117])/[.A117]" office:value-type="float" office:value="1109.3731" calcext:value-type="float">
            <text:p>1109,3731</text:p>
          </table:table-cell>
          <table:table-cell table:number-columns-repeated="1637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75.67" calcext:value-type="float">
            <text:p>1375,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8.1106" calcext:value-type="float">
            <text:p>-98,1106</text:p>
          </table:table-cell>
          <table:table-cell office:value-type="float" office:value="0" calcext:value-type="float">
            <text:p>0</text:p>
          </table:table-cell>
          <table:table-cell office:value-type="float" office:value="-98.1106" calcext:value-type="float">
            <text:p>-98,1106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8211956" calcext:value-type="float">
            <text:p>8,21E-09</text:p>
          </table:table-cell>
          <table:table-cell/>
          <table:table-cell table:formula="of:=([.B118]-[.E118])/[.A118]" office:value-type="float" office:value="1473.7806" calcext:value-type="float">
            <text:p>1473,7806</text:p>
          </table:table-cell>
          <table:table-cell table:number-columns-repeated="1637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69.97" calcext:value-type="float">
            <text:p>4269,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8.6115" calcext:value-type="float">
            <text:p>-108,6115</text:p>
          </table:table-cell>
          <table:table-cell office:value-type="float" office:value="0" calcext:value-type="float">
            <text:p>0</text:p>
          </table:table-cell>
          <table:table-cell office:value-type="float" office:value="-108.6115" calcext:value-type="float">
            <text:p>-108,6115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666931" calcext:value-type="float">
            <text:p>9,67E-09</text:p>
          </table:table-cell>
          <table:table-cell/>
          <table:table-cell table:formula="of:=([.B119]-[.E119])/[.A119]" office:value-type="float" office:value="437.85815" calcext:value-type="float">
            <text:p>437,85815</text:p>
          </table:table-cell>
          <table:table-cell table:number-columns-repeated="1637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299.909" calcext:value-type="float">
            <text:p>7299,9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9544" calcext:value-type="float">
            <text:p>-110,9544</text:p>
          </table:table-cell>
          <table:table-cell office:value-type="float" office:value="0" calcext:value-type="float">
            <text:p>0</text:p>
          </table:table-cell>
          <table:table-cell office:value-type="float" office:value="-110.9544" calcext:value-type="float">
            <text:p>-110,9544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072573" calcext:value-type="float">
            <text:p>9,07E-09</text:p>
          </table:table-cell>
          <table:table-cell/>
          <table:table-cell table:formula="of:=([.B120]-[.E120])/[.A120]" office:value-type="float" office:value="74.108634" calcext:value-type="float">
            <text:p>74,108634</text:p>
          </table:table-cell>
          <table:table-cell table:number-columns-repeated="1637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351.21" calcext:value-type="float">
            <text:p>10351,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1.9577" calcext:value-type="float">
            <text:p>-111,9577</text:p>
          </table:table-cell>
          <table:table-cell office:value-type="float" office:value="0" calcext:value-type="float">
            <text:p>0</text:p>
          </table:table-cell>
          <table:table-cell office:value-type="float" office:value="-111.9577" calcext:value-type="float">
            <text:p>-111,9577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135081" calcext:value-type="float">
            <text:p>9,14E-09</text:p>
          </table:table-cell>
          <table:table-cell/>
          <table:table-cell table:formula="of:=([.B121]-[.E121])/[.A121]" office:value-type="float" office:value="10.4631677" calcext:value-type="float">
            <text:p>10,4631677</text:p>
          </table:table-cell>
          <table:table-cell table:number-columns-repeated="1637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3409.58" calcext:value-type="float">
            <text:p>13409,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2.5153" calcext:value-type="float">
            <text:p>-112,5153</text:p>
          </table:table-cell>
          <table:table-cell office:value-type="float" office:value="0" calcext:value-type="float">
            <text:p>0</text:p>
          </table:table-cell>
          <table:table-cell office:value-type="float" office:value="-112.5153" calcext:value-type="float">
            <text:p>-112,5153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3830177" calcext:value-type="float">
            <text:p>3,83E-09</text:p>
          </table:table-cell>
          <table:table-cell/>
          <table:table-cell table:formula="of:=([.B122]-[.E122])/[.A122]" office:value-type="float" office:value="1.35220953" calcext:value-type="float">
            <text:p>1,35220953</text:p>
          </table:table-cell>
          <table:table-cell table:number-columns-repeated="16373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6471.14" calcext:value-type="float">
            <text:p>16471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2.8706" calcext:value-type="float">
            <text:p>-112,8706</text:p>
          </table:table-cell>
          <table:table-cell office:value-type="float" office:value="0" calcext:value-type="float">
            <text:p>0</text:p>
          </table:table-cell>
          <table:table-cell office:value-type="float" office:value="-112.8706" calcext:value-type="float">
            <text:p>-112,8706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6614872" calcext:value-type="float">
            <text:p>6,61E-09</text:p>
          </table:table-cell>
          <table:table-cell/>
          <table:table-cell table:formula="of:=([.B123]-[.E123])/[.A123]" office:value-type="float" office:value="0.165840106" calcext:value-type="float">
            <text:p>0,165840106</text:p>
          </table:table-cell>
          <table:table-cell table:number-columns-repeated="1637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9534.38" calcext:value-type="float">
            <text:p>19534,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3.108" calcext:value-type="float">
            <text:p>-113,108</text:p>
          </table:table-cell>
          <table:table-cell office:value-type="float" office:value="0" calcext:value-type="float">
            <text:p>0</text:p>
          </table:table-cell>
          <table:table-cell office:value-type="float" office:value="-113.108" calcext:value-type="float">
            <text:p>-113,108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171424" calcext:value-type="float">
            <text:p>9,17E-09</text:p>
          </table:table-cell>
          <table:table-cell/>
          <table:table-cell table:formula="of:=([.B124]-[.E124])/[.A124]" office:value-type="float" office:value="0.019647488" calcext:value-type="float">
            <text:p>0,019647488</text:p>
          </table:table-cell>
          <table:table-cell table:number-columns-repeated="16373"/>
        </table:table-row>
        <table:table-row table:style-name="ro3" table:number-rows-repeated="1048407">
          <table:table-cell table:number-columns-repeated="16384"/>
        </table:table-row>
        <table:table-row table:style-name="ro4" table:number-rows-repeated="44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linPTT" table:style-name="ta2">
        <table:table-column table:style-name="co9" table:number-columns-repeated="8" table:default-cell-style-name="ce1"/>
        <table:table-column table:style-name="co9" table:default-cell-style-name="ce3"/>
        <table:table-column table:style-name="co9" table:number-columns-repeated="4" table:default-cell-style-name="ce1"/>
        <table:table-column table:style-name="co9" table:number-columns-repeated="12" table:default-cell-style-name="Default"/>
        <table:table-row table:style-name="ro1">
          <table:table-cell table:style-name="ce2" office:value-type="string" calcext:value-type="string">
            <text:p>00000a</text:p>
          </table:table-cell>
          <table:table-cell table:style-name="ce2" office:value-type="string" calcext:value-type="string">
            <text:p>Linear model</text:p>
          </table:table-cell>
          <table:table-cell table:style-name="ce2" office:value-type="string" calcext:value-type="string">
            <text:p>steady shear</text:p>
          </table:table-cell>
          <table:table-cell table:style-name="ce2" office:value-type="string" calcext:value-type="string">
            <text:p>Epsilon = 0.25</text:p>
          </table:table-cell>
          <table:table-cell table:number-columns-repeated="4"/>
          <table:table-cell table:style-name="ce1"/>
          <table:table-cell table:number-columns-repeated="2"/>
          <table:table-cell table:formula="of:=CONCATENATE([.A1];[.B1];[.C1];[.D1];[.E1])" office:value-type="string" office:string-value="00000aLinear modelsteady shearEpsilon = 0.25" calcext:value-type="string">
            <text:p>00000aLinear modelsteady shearEpsilon = 0.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7"/>
          <table:table-cell table:style-name="ce1"/>
          <table:table-cell table:number-columns-repeated="7"/>
          <table:table-cell>
            <draw:frame draw:z-index="0" draw:style-name="gr1" draw:text-style-name="P1" svg:width="15.992cm" svg:height="8.979cm" svg:x="0.001cm" svg:y="0.001cm">
              <draw:object draw:notify-on-update-of-ranges="linPTT.A4:linPTT.A14 linPTT.L1:linPTT.L1 linPTT.K4:linPTT.K14 linPTT.A19:linPTT.A29 linPTT.L16:linPTT.L16 linPTT.K19:linPTT.K29 expPTT.A5:expPTT.A15 expPTT.L2:expPTT.L2 expPTT.K5:expPTT.K15 expPTT.A20:expPTT.A30 expPTT.L17:expPTT.L17 expPTT.K20:expPTT.K3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7"/>
          <table:table-cell>
            <draw:frame draw:z-index="1" draw:style-name="gr1" draw:text-style-name="P1" svg:width="15.992cm" svg:height="8.979cm" svg:x="0.372cm" svg:y="0.001cm">
              <draw:object draw:notify-on-update-of-ranges="expPTT.A5:expPTT.A15 expPTT.L2:expPTT.L2 expPTT.M5:expPTT.M15 expPTT.A20:expPTT.A30 expPTT.L17:expPTT.L17 expPTT.K20:expPTT.K30 linPTT.A4:linPTT.A14 linPTT.L1:linPTT.L1 linPTT.M4:linPTT.M14 linPTT.A19:linPTT.A29 linPTT.L16:linPTT.L16 linPTT.K19:linPTT.K29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/>
          <table:table-cell office:value-type="string" calcext:value-type="string">
            <text:p>eta_shear</text:p>
          </table:table-cell>
          <table:table-cell office:value-type="string" calcext:value-type="string">
            <text:p>First normal stress difference</text:p>
          </table:table-cell>
          <table:table-cell office:value-type="string" calcext:value-type="string">
            <text:p>Projected die swell</text:p>
          </table:table-cell>
          <table:table-cell table:number-columns-repeated="12"/>
        </table:table-row>
        <table:table-row table:style-name="ro1">
          <table:table-cell office:value-type="float" office:value="0.0001" calcext:value-type="float">
            <text:p>0,0001</text:p>
          </table:table-cell>
          <table:table-cell table:style-name="ce3" office:value-type="float" office:value="0.00000665991" calcext:value-type="float">
            <text:p>6,66E-06</text:p>
          </table:table-cell>
          <table:table-cell office:value-type="float" office:value="0.03330045" calcext:value-type="float">
            <text:p>0,033300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2705857" calcext:value-type="float">
            <text:p>2,71E-05</text:p>
          </table:table-cell>
          <table:table-cell/>
          <table:table-cell table:formula="of:=[.C4]/[.A4]" office:value-type="float" office:value="333.0045" calcext:value-type="float">
            <text:p>333,0045</text:p>
          </table:table-cell>
          <table:table-cell table:style-name="ce3" table:formula="of:=[.B4]-[.E4]" office:value-type="float" office:value="0.00000665991" calcext:value-type="float">
            <text:p>6,66E-06</text:p>
          </table:table-cell>
          <table:table-cell table:formula="of:=SQRT((3/2))*SQRT([.B4]/[.C4])" office:value-type="float" office:value="0.0173202740163503" calcext:value-type="float">
            <text:p>0,0173202740163503</text:p>
          </table:table-cell>
          <table:table-cell table:number-columns-repeated="12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0006659994" calcext:value-type="float">
            <text:p>0,0006659994</text:p>
          </table:table-cell>
          <table:table-cell office:value-type="float" office:value="0.3329998" calcext:value-type="float">
            <text:p>0,33299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986978" calcext:value-type="float">
            <text:p>9,99E-09</text:p>
          </table:table-cell>
          <table:table-cell/>
          <table:table-cell table:formula="of:=[.C5]/[.A5]" office:value-type="float" office:value="332.9998" calcext:value-type="float">
            <text:p>332,9998</text:p>
          </table:table-cell>
          <table:table-cell table:style-name="ce3" table:formula="of:=[.B5]-[.E5]" office:value-type="float" office:value="0.0006659994" calcext:value-type="float">
            <text:p>6,66E-04</text:p>
          </table:table-cell>
          <table:table-cell table:formula="of:=SQRT((3/2))*SQRT([.B5]/[.C5])" office:value-type="float" office:value="0.0547722475264486" calcext:value-type="float">
            <text:p>0,0547722475264486</text:p>
          </table:table-cell>
          <table:table-cell table:number-columns-repeated="12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0.06659334" calcext:value-type="float">
            <text:p>0,06659334</text:p>
          </table:table-cell>
          <table:table-cell office:value-type="float" office:value="3.329834" calcext:value-type="float">
            <text:p>3,32983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9901812" calcext:value-type="float">
            <text:p>9,90E-09</text:p>
          </table:table-cell>
          <table:table-cell table:style-name="ce4"/>
          <table:table-cell table:formula="of:=[.C6]/[.A6]" office:value-type="float" office:value="332.9834" calcext:value-type="float">
            <text:p>332,9834</text:p>
          </table:table-cell>
          <table:table-cell table:style-name="ce3" table:formula="of:=[.B6]-[.E6]" office:value-type="float" office:value="0.06659334" calcext:value-type="float">
            <text:p>6,66E-02</text:p>
          </table:table-cell>
          <table:table-cell table:formula="of:=SQRT((3/2))*SQRT([.B6]/[.C6])" office:value-type="float" office:value="0.17320073735551" calcext:value-type="float">
            <text:p>0,17320073735551</text:p>
          </table:table-cell>
          <table:table-cell table:number-columns-repeated="12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6.594541" calcext:value-type="float">
            <text:p>6,594541</text:p>
          </table:table-cell>
          <table:table-cell office:value-type="float" office:value="33.13595" calcext:value-type="float">
            <text:p>33,1359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7867872" calcext:value-type="float">
            <text:p>7,87E-09</text:p>
          </table:table-cell>
          <table:table-cell table:style-name="ce4"/>
          <table:table-cell table:formula="of:=[.C7]/[.A7]" office:value-type="float" office:value="331.3595" calcext:value-type="float">
            <text:p>331,3595</text:p>
          </table:table-cell>
          <table:table-cell table:style-name="ce3" table:formula="of:=[.B7]-[.E7]" office:value-type="float" office:value="6.594541" calcext:value-type="float">
            <text:p>6,59E+00</text:p>
          </table:table-cell>
          <table:table-cell table:formula="of:=SQRT((3/2))*SQRT([.B7]/[.C7])" office:value-type="float" office:value="0.546371707978441" calcext:value-type="float">
            <text:p>0,54637170797844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5.8125" calcext:value-type="float">
            <text:p>395,8125</text:p>
          </table:table-cell>
          <table:table-cell office:value-type="float" office:value="256.7154" calcext:value-type="float">
            <text:p>256,715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8652753" calcext:value-type="float">
            <text:p>8,65E-09</text:p>
          </table:table-cell>
          <table:table-cell table:style-name="ce4"/>
          <table:table-cell table:formula="of:=[.C8]/[.A8]" office:value-type="float" office:value="256.7154" calcext:value-type="float">
            <text:p>256,7154</text:p>
          </table:table-cell>
          <table:table-cell table:style-name="ce3" table:formula="of:=[.B8]-[.E8]" office:value-type="float" office:value="395.8125" calcext:value-type="float">
            <text:p>3,96E+02</text:p>
          </table:table-cell>
          <table:table-cell table:formula="of:=SQRT((3/2))*SQRT([.B8]/[.C8])" office:value-type="float" office:value="1.52077309706864" calcext:value-type="float">
            <text:p>1,52077309706864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61.705" calcext:value-type="float">
            <text:p>4061,705</text:p>
          </table:table-cell>
          <table:table-cell office:value-type="float" office:value="822.3587" calcext:value-type="float">
            <text:p>822,358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4149238" calcext:value-type="float">
            <text:p>4,15E-09</text:p>
          </table:table-cell>
          <table:table-cell table:style-name="ce4"/>
          <table:table-cell table:formula="of:=[.C9]/[.A9]" office:value-type="float" office:value="82.23587" calcext:value-type="float">
            <text:p>82,23587</text:p>
          </table:table-cell>
          <table:table-cell table:style-name="ce3" table:formula="of:=[.B9]-[.E9]" office:value-type="float" office:value="4061.705" calcext:value-type="float">
            <text:p>4,06E+03</text:p>
          </table:table-cell>
          <table:table-cell table:formula="of:=SQRT((3/2))*SQRT([.B9]/[.C9])" office:value-type="float" office:value="2.72188124208646" calcext:value-type="float">
            <text:p>2,72188124208646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1897.65" calcext:value-type="float">
            <text:p>21897,65</text:p>
          </table:table-cell>
          <table:table-cell office:value-type="float" office:value="1909.439" calcext:value-type="float">
            <text:p>1909,439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8788828" calcext:value-type="float">
            <text:p>8,79E-09</text:p>
          </table:table-cell>
          <table:table-cell table:style-name="ce4"/>
          <table:table-cell table:formula="of:=[.C10]/[.A10]" office:value-type="float" office:value="19.09439" calcext:value-type="float">
            <text:p>19,09439</text:p>
          </table:table-cell>
          <table:table-cell table:style-name="ce3" table:formula="of:=[.B10]-[.E10]" office:value-type="float" office:value="21897.65" calcext:value-type="float">
            <text:p>2,19E+04</text:p>
          </table:table-cell>
          <table:table-cell table:formula="of:=SQRT((3/2))*SQRT([.B10]/[.C10])" office:value-type="float" office:value="4.14754866172973" calcext:value-type="float">
            <text:p>4,14754866172973</text:p>
          </table:table-cell>
          <table:table-cell table:number-columns-repeated="1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4834.8" calcext:value-type="float">
            <text:p>104834,8</text:p>
          </table:table-cell>
          <table:table-cell office:value-type="float" office:value="4177.917" calcext:value-type="float">
            <text:p>4177,91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8447126" calcext:value-type="float">
            <text:p>8,45E-09</text:p>
          </table:table-cell>
          <table:table-cell table:style-name="ce4"/>
          <table:table-cell table:formula="of:=[.C11]/[.A11]" office:value-type="float" office:value="4.177917" calcext:value-type="float">
            <text:p>4,177917</text:p>
          </table:table-cell>
          <table:table-cell table:style-name="ce3" table:formula="of:=[.B11]-[.E11]" office:value-type="float" office:value="104834.8" calcext:value-type="float">
            <text:p>1,05E+05</text:p>
          </table:table-cell>
          <table:table-cell table:formula="of:=SQRT((3/2))*SQRT([.B11]/[.C11])" office:value-type="float" office:value="6.13505500863674" calcext:value-type="float">
            <text:p>6,13505500863674</text:p>
          </table:table-cell>
          <table:table-cell table:number-columns-repeated="12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3" office:value-type="float" office:value="489825.8" calcext:value-type="float">
            <text:p>4,90E+05</text:p>
          </table:table-cell>
          <table:table-cell office:value-type="float" office:value="9030.846" calcext:value-type="float">
            <text:p>9030,84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915471" calcext:value-type="float">
            <text:p>9,15E-09</text:p>
          </table:table-cell>
          <table:table-cell table:style-name="ce4"/>
          <table:table-cell table:formula="of:=[.C12]/[.A12]" office:value-type="float" office:value="0.9030846" calcext:value-type="float">
            <text:p>0,9030846</text:p>
          </table:table-cell>
          <table:table-cell table:style-name="ce3" table:formula="of:=[.B12]-[.E12]" office:value-type="float" office:value="489825.8" calcext:value-type="float">
            <text:p>4,90E+05</text:p>
          </table:table-cell>
          <table:table-cell table:formula="of:=SQRT((3/2))*SQRT([.B12]/[.C12])" office:value-type="float" office:value="9.01991073357353" calcext:value-type="float">
            <text:p>9,01991073357353</text:p>
          </table:table-cell>
          <table:table-cell table:number-columns-repeated="12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3" office:value-type="float" office:value="2276801" calcext:value-type="float">
            <text:p>2,28E+06</text:p>
          </table:table-cell>
          <table:table-cell office:value-type="float" office:value="19470.19" calcext:value-type="float">
            <text:p>19470,1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9458745" calcext:value-type="float">
            <text:p>9,46E-09</text:p>
          </table:table-cell>
          <table:table-cell table:style-name="ce4"/>
          <table:table-cell table:formula="of:=[.C13]/[.A13]" office:value-type="float" office:value="0.1947019" calcext:value-type="float">
            <text:p>0,1947019</text:p>
          </table:table-cell>
          <table:table-cell table:style-name="ce3" table:formula="of:=[.B13]-[.E13]" office:value-type="float" office:value="2276801" calcext:value-type="float">
            <text:p>2,28E+06</text:p>
          </table:table-cell>
          <table:table-cell table:formula="of:=SQRT((3/2))*SQRT([.B13]/[.C13])" office:value-type="float" office:value="13.2441189140864" calcext:value-type="float">
            <text:p>13,2441189140864</text:p>
          </table:table-cell>
          <table:table-cell table:number-columns-repeated="12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3" office:value-type="float" office:value="10570500" calcext:value-type="float">
            <text:p>1,06E+07</text:p>
          </table:table-cell>
          <table:table-cell office:value-type="float" office:value="41948.1" calcext:value-type="float">
            <text:p>41948,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9044443" calcext:value-type="float">
            <text:p>9,04E-09</text:p>
          </table:table-cell>
          <table:table-cell table:style-name="ce4"/>
          <table:table-cell table:formula="of:=[.C14]/[.A14]" office:value-type="float" office:value="0.0419481" calcext:value-type="float">
            <text:p>0,0419481</text:p>
          </table:table-cell>
          <table:table-cell table:style-name="ce3" table:formula="of:=[.B14]-[.E14]" office:value-type="float" office:value="10570500" calcext:value-type="float">
            <text:p>1,06E+07</text:p>
          </table:table-cell>
          <table:table-cell table:formula="of:=SQRT((3/2))*SQRT([.B14]/[.C14])" office:value-type="float" office:value="19.4418347521829" calcext:value-type="float">
            <text:p>19,4418347521829</text:p>
          </table:table-cell>
          <table:table-cell table:number-columns-repeated="12"/>
        </table:table-row>
        <table:table-row table:style-name="ro1">
          <table:table-cell table:number-columns-repeated="8"/>
          <table:table-cell table:style-name="ce1"/>
          <table:table-cell table:number-columns-repeated="16"/>
        </table:table-row>
        <table:table-row table:style-name="ro1">
          <table:table-cell office:value-type="string" calcext:value-type="string">
            <text:p>00000b</text:p>
          </table:table-cell>
          <table:table-cell office:value-type="string" calcext:value-type="string">
            <text:p>Linear model</text:p>
          </table:table-cell>
          <table:table-cell office:value-type="string" calcext:value-type="string">
            <text:p>steady uniaxial elongation</text:p>
          </table:table-cell>
          <table:table-cell office:value-type="string" calcext:value-type="string">
            <text:p>Epsilon = 0.25</text:p>
          </table:table-cell>
          <table:table-cell table:number-columns-repeated="4"/>
          <table:table-cell table:style-name="ce1"/>
          <table:table-cell table:number-columns-repeated="2"/>
          <table:table-cell table:formula="of:=CONCATENATE([.A16];[.B16];[.C16];[.D16];[.E16])" office:value-type="string" office:string-value="00000bLinear modelsteady uniaxial elongationEpsilon = 0.25" calcext:value-type="string">
            <text:p>00000bLinear modelsteady uniaxial elongationEpsilon = 0.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7"/>
          <table:table-cell table:style-name="ce1"/>
          <table:table-cell table:number-columns-repeated="16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/>
          <table:table-cell office:value-type="string" calcext:value-type="string">
            <text:p>eta_uniax_elongation</text:p>
          </table:table-cell>
          <table:table-cell table:number-columns-repeated="14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6661422" calcext:value-type="float">
            <text:p>0,066614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329712" calcext:value-type="float">
            <text:p>-0,03329712</text:p>
          </table:table-cell>
          <table:table-cell office:value-type="float" office:value="0" calcext:value-type="float">
            <text:p>0</text:p>
          </table:table-cell>
          <table:table-cell office:value-type="float" office:value="-0.03329712" calcext:value-type="float">
            <text:p>-0,03329712</text:p>
          </table:table-cell>
          <table:table-cell office:value-type="string" calcext:value-type="string">
            <text:p>Exceed_Niter</text:p>
          </table:table-cell>
          <table:table-cell office:value-type="float" office:value="0.00002705316" calcext:value-type="float">
            <text:p>2,71E-05</text:p>
          </table:table-cell>
          <table:table-cell/>
          <table:table-cell table:formula="of:=([.B19]-[.E19])/[.A19]" office:value-type="float" office:value="999.1134" calcext:value-type="float">
            <text:p>999,1134</text:p>
          </table:table-cell>
          <table:table-cell table:number-columns-repeated="14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6673337" calcext:value-type="float">
            <text:p>0,66733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326668" calcext:value-type="float">
            <text:p>-0,3326668</text:p>
          </table:table-cell>
          <table:table-cell office:value-type="float" office:value="0" calcext:value-type="float">
            <text:p>0</text:p>
          </table:table-cell>
          <table:table-cell office:value-type="float" office:value="-0.3326668" calcext:value-type="float">
            <text:p>-0,3326668</text:p>
          </table:table-cell>
          <table:table-cell office:value-type="string" calcext:value-type="string">
            <text:p>Converged</text:p>
          </table:table-cell>
          <table:table-cell office:value-type="float" office:value="0.000000009966953" calcext:value-type="float">
            <text:p>9,97E-09</text:p>
          </table:table-cell>
          <table:table-cell/>
          <table:table-cell table:formula="of:=([.B20]-[.E20])/[.A20]" office:value-type="float" office:value="1000.0005" calcext:value-type="float">
            <text:p>1000,0005</text:p>
          </table:table-cell>
          <table:table-cell table:number-columns-repeated="14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6.794868" calcext:value-type="float">
            <text:p>6,794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296535" calcext:value-type="float">
            <text:p>-3,296535</text:p>
          </table:table-cell>
          <table:table-cell office:value-type="float" office:value="0" calcext:value-type="float">
            <text:p>0</text:p>
          </table:table-cell>
          <table:table-cell office:value-type="float" office:value="-3.296535" calcext:value-type="float">
            <text:p>-3,296535</text:p>
          </table:table-cell>
          <table:table-cell office:value-type="string" calcext:value-type="string">
            <text:p>Converged</text:p>
          </table:table-cell>
          <table:table-cell office:value-type="float" office:value="0.000000009643106" calcext:value-type="float">
            <text:p>9,64E-09</text:p>
          </table:table-cell>
          <table:table-cell/>
          <table:table-cell table:formula="of:=([.B21]-[.E21])/[.A21]" office:value-type="float" office:value="1009.1403" calcext:value-type="float">
            <text:p>1009,1403</text:p>
          </table:table-cell>
          <table:table-cell table:number-columns-repeated="14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81.57209" calcext:value-type="float">
            <text:p>81,572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.82653" calcext:value-type="float">
            <text:p>-29,82653</text:p>
          </table:table-cell>
          <table:table-cell office:value-type="float" office:value="0" calcext:value-type="float">
            <text:p>0</text:p>
          </table:table-cell>
          <table:table-cell office:value-type="float" office:value="-29.82653" calcext:value-type="float">
            <text:p>-29,82653</text:p>
          </table:table-cell>
          <table:table-cell office:value-type="string" calcext:value-type="string">
            <text:p>Converged</text:p>
          </table:table-cell>
          <table:table-cell office:value-type="float" office:value="0.000000008227142" calcext:value-type="float">
            <text:p>8,23E-09</text:p>
          </table:table-cell>
          <table:table-cell/>
          <table:table-cell table:formula="of:=([.B22]-[.E22])/[.A22]" office:value-type="float" office:value="1113.9862" calcext:value-type="float">
            <text:p>1113,9862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79.716" calcext:value-type="float">
            <text:p>1979,7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9.80782" calcext:value-type="float">
            <text:p>-99,80782</text:p>
          </table:table-cell>
          <table:table-cell office:value-type="float" office:value="0" calcext:value-type="float">
            <text:p>0</text:p>
          </table:table-cell>
          <table:table-cell office:value-type="float" office:value="-99.80782" calcext:value-type="float">
            <text:p>-99,80782</text:p>
          </table:table-cell>
          <table:table-cell office:value-type="string" calcext:value-type="string">
            <text:p>Converged</text:p>
          </table:table-cell>
          <table:table-cell office:value-type="float" office:value="0.00000000068558" calcext:value-type="float">
            <text:p>6,86E-10</text:p>
          </table:table-cell>
          <table:table-cell/>
          <table:table-cell table:formula="of:=([.B23]-[.E23])/[.A23]" office:value-type="float" office:value="2079.52382" calcext:value-type="float">
            <text:p>2079,52382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871.01" calcext:value-type="float">
            <text:p>25871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0556" calcext:value-type="float">
            <text:p>-110,0556</text:p>
          </table:table-cell>
          <table:table-cell office:value-type="float" office:value="0" calcext:value-type="float">
            <text:p>0</text:p>
          </table:table-cell>
          <table:table-cell office:value-type="float" office:value="-110.0556" calcext:value-type="float">
            <text:p>-110,0556</text:p>
          </table:table-cell>
          <table:table-cell office:value-type="string" calcext:value-type="string">
            <text:p>Converged</text:p>
          </table:table-cell>
          <table:table-cell office:value-type="float" office:value="0.0000000008580716" calcext:value-type="float">
            <text:p>8,58E-10</text:p>
          </table:table-cell>
          <table:table-cell/>
          <table:table-cell table:formula="of:=([.B24]-[.E24])/[.A24]" office:value-type="float" office:value="2598.10656" calcext:value-type="float">
            <text:p>2598,10656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5623.8" calcext:value-type="float">
            <text:p>265623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9073" calcext:value-type="float">
            <text:p>-110,9073</text:p>
          </table:table-cell>
          <table:table-cell office:value-type="float" office:value="0" calcext:value-type="float">
            <text:p>0</text:p>
          </table:table-cell>
          <table:table-cell office:value-type="float" office:value="-110.9073" calcext:value-type="float">
            <text:p>-110,9073</text:p>
          </table:table-cell>
          <table:table-cell office:value-type="string" calcext:value-type="string">
            <text:p>Converged</text:p>
          </table:table-cell>
          <table:table-cell office:value-type="float" office:value="0.000000005946035" calcext:value-type="float">
            <text:p>5,95E-09</text:p>
          </table:table-cell>
          <table:table-cell/>
          <table:table-cell table:formula="of:=([.B25]-[.E25])/[.A25]" office:value-type="float" office:value="2657.347073" calcext:value-type="float">
            <text:p>2657,347073</text:p>
          </table:table-cell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663223" calcext:value-type="float">
            <text:p>26632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9938" calcext:value-type="float">
            <text:p>-110,9938</text:p>
          </table:table-cell>
          <table:table-cell office:value-type="float" office:value="0" calcext:value-type="float">
            <text:p>0</text:p>
          </table:table-cell>
          <table:table-cell office:value-type="float" office:value="-110.9938" calcext:value-type="float">
            <text:p>-110,9938</text:p>
          </table:table-cell>
          <table:table-cell office:value-type="string" calcext:value-type="string">
            <text:p>Converged</text:p>
          </table:table-cell>
          <table:table-cell office:value-type="float" office:value="0.000000002168371" calcext:value-type="float">
            <text:p>2,17E-09</text:p>
          </table:table-cell>
          <table:table-cell/>
          <table:table-cell table:formula="of:=([.B26]-[.E26])/[.A26]" office:value-type="float" office:value="2663.3339938" calcext:value-type="float">
            <text:p>2663,3339938</text:p>
          </table:table-cell>
          <table:table-cell table:number-columns-repeated="14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3" office:value-type="float" office:value="26639220" calcext:value-type="float">
            <text:p>2,66E+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9226" calcext:value-type="float">
            <text:p>-110,9226</text:p>
          </table:table-cell>
          <table:table-cell office:value-type="float" office:value="0" calcext:value-type="float">
            <text:p>0</text:p>
          </table:table-cell>
          <table:table-cell office:value-type="float" office:value="-110.9226" calcext:value-type="float">
            <text:p>-110,9226</text:p>
          </table:table-cell>
          <table:table-cell office:value-type="string" calcext:value-type="string">
            <text:p>Converged</text:p>
          </table:table-cell>
          <table:table-cell office:value-type="float" office:value="0.000000006311351" calcext:value-type="float">
            <text:p>6,31E-09</text:p>
          </table:table-cell>
          <table:table-cell/>
          <table:table-cell table:formula="of:=([.B27]-[.E27])/[.A27]" office:value-type="float" office:value="2663.93309226" calcext:value-type="float">
            <text:p>2663,93309226</text:p>
          </table:table-cell>
          <table:table-cell table:number-columns-repeated="14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3" office:value-type="float" office:value="266399200" calcext:value-type="float">
            <text:p>2,66E+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1.4222" calcext:value-type="float">
            <text:p>-111,4222</text:p>
          </table:table-cell>
          <table:table-cell office:value-type="float" office:value="0" calcext:value-type="float">
            <text:p>0</text:p>
          </table:table-cell>
          <table:table-cell office:value-type="float" office:value="-111.4222" calcext:value-type="float">
            <text:p>-111,4222</text:p>
          </table:table-cell>
          <table:table-cell office:value-type="string" calcext:value-type="string">
            <text:p>Converged</text:p>
          </table:table-cell>
          <table:table-cell office:value-type="float" office:value="0.000000006028784" calcext:value-type="float">
            <text:p>6,03E-09</text:p>
          </table:table-cell>
          <table:table-cell/>
          <table:table-cell table:formula="of:=([.B28]-[.E28])/[.A28]" office:value-type="float" office:value="2663.993114222" calcext:value-type="float">
            <text:p>2663,993114222</text:p>
          </table:table-cell>
          <table:table-cell table:number-columns-repeated="1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3" office:value-type="float" office:value="2663999000" calcext:value-type="float">
            <text:p>2,66E+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1.4213" calcext:value-type="float">
            <text:p>-111,4213</text:p>
          </table:table-cell>
          <table:table-cell office:value-type="float" office:value="0" calcext:value-type="float">
            <text:p>0</text:p>
          </table:table-cell>
          <table:table-cell office:value-type="float" office:value="-111.4213" calcext:value-type="float">
            <text:p>-111,4213</text:p>
          </table:table-cell>
          <table:table-cell office:value-type="string" calcext:value-type="string">
            <text:p>Converged</text:p>
          </table:table-cell>
          <table:table-cell office:value-type="float" office:value="0.0000000006016471" calcext:value-type="float">
            <text:p>6,02E-10</text:p>
          </table:table-cell>
          <table:table-cell/>
          <table:table-cell table:formula="of:=([.B29]-[.E29])/[.A29]" office:value-type="float" office:value="2663.9991114213" calcext:value-type="float">
            <text:p>2663,9991114213</text:p>
          </table:table-cell>
          <table:table-cell table:number-columns-repeated="14"/>
        </table:table-row>
        <table:table-row table:style-name="ro1">
          <table:table-cell/>
          <table:table-cell table:style-name="ce3"/>
          <table:table-cell table:number-columns-repeated="23"/>
        </table:table-row>
        <table:table-row table:style-name="ro1">
          <table:table-cell office:value-type="string" calcext:value-type="string">
            <text:p>00000c</text:p>
          </table:table-cell>
          <table:table-cell office:value-type="string" calcext:value-type="string">
            <text:p>Linear model</text:p>
          </table:table-cell>
          <table:table-cell office:value-type="string" calcext:value-type="string">
            <text:p>steady planar elongation</text:p>
          </table:table-cell>
          <table:table-cell office:value-type="string" calcext:value-type="string">
            <text:p>Epsilon = 0.25</text:p>
          </table:table-cell>
          <table:table-cell table:number-columns-repeated="4"/>
          <table:table-cell table:style-name="ce1"/>
          <table:table-cell table:number-columns-repeated="2"/>
          <table:table-cell table:formula="of:=CONCATENATE([.A31];[.B31];[.C31];[.D31];[.E31])" office:value-type="string" office:string-value="00000cLinear modelsteady planar elongationEpsilon = 0.25" calcext:value-type="string">
            <text:p>00000cLinear modelsteady planar elongationEpsilon = 0.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7"/>
          <table:table-cell table:style-name="ce1"/>
          <table:table-cell table:number-columns-repeated="16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/>
          <table:table-cell office:value-type="string" calcext:value-type="string">
            <text:p>eta_planar_elongation</text:p>
          </table:table-cell>
          <table:table-cell table:number-columns-repeated="14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6661422" calcext:value-type="float">
            <text:p>0,066614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6658758" calcext:value-type="float">
            <text:p>-0,06658758</text:p>
          </table:table-cell>
          <table:table-cell office:value-type="string" calcext:value-type="string">
            <text:p>Exceed_Niter</text:p>
          </table:table-cell>
          <table:table-cell office:value-type="float" office:value="0.00002705857" calcext:value-type="float">
            <text:p>2,71E-05</text:p>
          </table:table-cell>
          <table:table-cell/>
          <table:table-cell table:formula="of:=([.B34]-[.G34])/[.A34]" office:value-type="float" office:value="1332.018" calcext:value-type="float">
            <text:p>1332,018</text:p>
          </table:table-cell>
          <table:table-cell table:number-columns-repeated="14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6673333" calcext:value-type="float">
            <text:p>0,6673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46693" calcext:value-type="float">
            <text:p>-0,6646693</text:p>
          </table:table-cell>
          <table:table-cell office:value-type="string" calcext:value-type="string">
            <text:p>Converged</text:p>
          </table:table-cell>
          <table:table-cell office:value-type="float" office:value="0.000000009989509" calcext:value-type="float">
            <text:p>9,99E-09</text:p>
          </table:table-cell>
          <table:table-cell/>
          <table:table-cell table:formula="of:=([.B35]-[.G35])/[.A35]" office:value-type="float" office:value="1332.0026" calcext:value-type="float">
            <text:p>1332,0026</text:p>
          </table:table-cell>
          <table:table-cell table:number-columns-repeated="14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6.794532" calcext:value-type="float">
            <text:p>6,7945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.528132" calcext:value-type="float">
            <text:p>-6,528132</text:p>
          </table:table-cell>
          <table:table-cell office:value-type="string" calcext:value-type="string">
            <text:p>Converged</text:p>
          </table:table-cell>
          <table:table-cell office:value-type="float" office:value="0.000000009884872" calcext:value-type="float">
            <text:p>9,88E-09</text:p>
          </table:table-cell>
          <table:table-cell/>
          <table:table-cell table:formula="of:=([.B36]-[.G36])/[.A36]" office:value-type="float" office:value="1332.2664" calcext:value-type="float">
            <text:p>1332,2664</text:p>
          </table:table-cell>
          <table:table-cell table:number-columns-repeated="14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81.22027" calcext:value-type="float">
            <text:p>81,220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4.59051" calcext:value-type="float">
            <text:p>-54,59051</text:p>
          </table:table-cell>
          <table:table-cell office:value-type="string" calcext:value-type="string">
            <text:p>Converged</text:p>
          </table:table-cell>
          <table:table-cell office:value-type="float" office:value="0.000000007757254" calcext:value-type="float">
            <text:p>7,76E-09</text:p>
          </table:table-cell>
          <table:table-cell/>
          <table:table-cell table:formula="of:=([.B37]-[.G37])/[.A37]" office:value-type="float" office:value="1358.1078" calcext:value-type="float">
            <text:p>1358,1078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42.126" calcext:value-type="float">
            <text:p>1942,1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53.3529" calcext:value-type="float">
            <text:p>-153,3529</text:p>
          </table:table-cell>
          <table:table-cell office:value-type="string" calcext:value-type="string">
            <text:p>Converged</text:p>
          </table:table-cell>
          <table:table-cell office:value-type="float" office:value="0.0000000007493541" calcext:value-type="float">
            <text:p>7,49E-10</text:p>
          </table:table-cell>
          <table:table-cell/>
          <table:table-cell table:formula="of:=([.B38]-[.G38])/[.A38]" office:value-type="float" office:value="2095.4789" calcext:value-type="float">
            <text:p>2095,4789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817.05" calcext:value-type="float">
            <text:p>25817,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5.4329" calcext:value-type="float">
            <text:p>-165,4329</text:p>
          </table:table-cell>
          <table:table-cell office:value-type="string" calcext:value-type="string">
            <text:p>Converged</text:p>
          </table:table-cell>
          <table:table-cell office:value-type="float" office:value="0.00000000445263" calcext:value-type="float">
            <text:p>4,45E-09</text:p>
          </table:table-cell>
          <table:table-cell/>
          <table:table-cell table:formula="of:=([.B39]-[.G39])/[.A39]" office:value-type="float" office:value="2598.24829" calcext:value-type="float">
            <text:p>2598,24829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5568.4" calcext:value-type="float">
            <text:p>265568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6.3985" calcext:value-type="float">
            <text:p>-166,3985</text:p>
          </table:table-cell>
          <table:table-cell office:value-type="string" calcext:value-type="string">
            <text:p>Converged</text:p>
          </table:table-cell>
          <table:table-cell office:value-type="float" office:value="0.000000005031418" calcext:value-type="float">
            <text:p>5,03E-09</text:p>
          </table:table-cell>
          <table:table-cell/>
          <table:table-cell table:formula="of:=([.B40]-[.G40])/[.A40]" office:value-type="float" office:value="2657.347985" calcext:value-type="float">
            <text:p>2657,347985</text:p>
          </table:table-cell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663168" calcext:value-type="float">
            <text:p>26631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6.4683" calcext:value-type="float">
            <text:p>-166,4683</text:p>
          </table:table-cell>
          <table:table-cell office:value-type="string" calcext:value-type="string">
            <text:p>Converged</text:p>
          </table:table-cell>
          <table:table-cell office:value-type="float" office:value="0.000000003996124" calcext:value-type="float">
            <text:p>4,00E-09</text:p>
          </table:table-cell>
          <table:table-cell/>
          <table:table-cell table:formula="of:=([.B41]-[.G41])/[.A41]" office:value-type="float" office:value="2663.3344683" calcext:value-type="float">
            <text:p>2663,3344683</text:p>
          </table:table-cell>
          <table:table-cell table:number-columns-repeated="14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3" office:value-type="float" office:value="26639170" calcext:value-type="float">
            <text:p>2,66E+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6.7555" calcext:value-type="float">
            <text:p>-166,7555</text:p>
          </table:table-cell>
          <table:table-cell office:value-type="string" calcext:value-type="string">
            <text:p>Converged</text:p>
          </table:table-cell>
          <table:table-cell office:value-type="float" office:value="0.000000005580972" calcext:value-type="float">
            <text:p>5,58E-09</text:p>
          </table:table-cell>
          <table:table-cell/>
          <table:table-cell table:formula="of:=([.B42]-[.G42])/[.A42]" office:value-type="float" office:value="2663.93367555" calcext:value-type="float">
            <text:p>2663,93367555</text:p>
          </table:table-cell>
          <table:table-cell table:number-columns-repeated="14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3" office:value-type="float" office:value="266399200" calcext:value-type="float">
            <text:p>2,66E+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4.602" calcext:value-type="float">
            <text:p>-164,602</text:p>
          </table:table-cell>
          <table:table-cell office:value-type="string" calcext:value-type="string">
            <text:p>Converged</text:p>
          </table:table-cell>
          <table:table-cell office:value-type="float" office:value="0.000000003218273" calcext:value-type="float">
            <text:p>3,22E-09</text:p>
          </table:table-cell>
          <table:table-cell/>
          <table:table-cell table:formula="of:=([.B43]-[.G43])/[.A43]" office:value-type="float" office:value="2663.99364602" calcext:value-type="float">
            <text:p>2663,99364602</text:p>
          </table:table-cell>
          <table:table-cell table:number-columns-repeated="1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3" office:value-type="float" office:value="2663999000" calcext:value-type="float">
            <text:p>2,66E+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3.9766" calcext:value-type="float">
            <text:p>-163,9766</text:p>
          </table:table-cell>
          <table:table-cell office:value-type="string" calcext:value-type="string">
            <text:p>Converged</text:p>
          </table:table-cell>
          <table:table-cell office:value-type="float" office:value="0.000000002799435" calcext:value-type="float">
            <text:p>2,80E-09</text:p>
          </table:table-cell>
          <table:table-cell/>
          <table:table-cell table:formula="of:=([.B44]-[.G44])/[.A44]" office:value-type="float" office:value="2663.9991639766" calcext:value-type="float">
            <text:p>2663,999163976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style-name="ce1"/>
          <table:table-cell table:number-columns-repeated="16"/>
        </table:table-row>
      </table:table>
      <table:table table:name="giesekus" table:style-name="ta2">
        <table:table-column table:style-name="co9" table:number-columns-repeated="8" table:default-cell-style-name="ce7"/>
        <table:table-column table:style-name="co9" table:default-cell-style-name="ce10"/>
        <table:table-column table:style-name="co9" table:number-columns-repeated="3" table:default-cell-style-name="ce1"/>
        <table:table-column table:style-name="co9" table:number-columns-repeated="5" table:default-cell-style-name="Default"/>
        <table:table-row table:style-name="ro1">
          <table:table-cell table:style-name="ce2" office:value-type="string" calcext:value-type="string">
            <text:p>20000a</text:p>
          </table:table-cell>
          <table:table-cell table:style-name="ce2" office:value-type="string" calcext:value-type="string">
            <text:p>Giesekus</text:p>
          </table:table-cell>
          <table:table-cell table:style-name="ce2" office:value-type="string" calcext:value-type="string">
            <text:p>steady shear</text:p>
          </table:table-cell>
          <table:table-cell table:style-name="ce2" office:value-type="string" calcext:value-type="string">
            <text:p>Alpha = 0.01</text:p>
          </table:table-cell>
          <table:table-cell table:style-name="ce1" table:number-columns-repeated="5"/>
          <table:table-cell table:number-columns-repeated="2"/>
          <table:table-cell table:formula="of:=CONCATENATE([.A1];[.B1];[.C1];[.D1];[.E1])" office:value-type="string" office:string-value="20000aGiesekussteady shearAlpha = 0.01" calcext:value-type="string">
            <text:p>20000aGiesekussteady shearAlpha = 0.01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******* Ramp mode: variable ε̇|γ̇ **********</text:p>
          </table:table-cell>
          <table:table-cell table:number-columns-repeated="7"/>
          <table:table-cell table:style-name="ce7"/>
          <table:table-cell table:number-columns-repeated="3"/>
          <table:table-cell table:style-name="ce1"/>
          <table:table-cell table:number-columns-repeated="3"/>
          <table:table-cell>
            <draw:frame draw:z-index="0" draw:style-name="gr1" draw:text-style-name="P1" svg:width="34.398cm" svg:height="19.313cm" svg:x="0.082cm" svg:y="0.002cm">
              <draw:object draw:notify-on-update-of-ranges="giesekus.A4:giesekus.A14 giesekus.L1:giesekus.L1 giesekus.K4:giesekus.K14 giesekus.A19:giesekus.A29 giesekus.L16:giesekus.L16 giesekus.K19:giesekus.K29 giesekus.A34:giesekus.A44 giesekus.L31:giesekus.L31 giesekus.K34:giesekus.K44 expPTT.A5:expPTT.A15 expPTT.L2:expPTT.L2 expPTT.K5:expPTT.K15 expPTT.A20:expPTT.A30 expPTT.L17:expPTT.L17 expPTT.K20:expPTT.K30 expPTT.A35:expPTT.A45 expPTT.L32:expPTT.L32 expPTT.K35:expPTT.K4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 calcext:value-type="string">
            <text:p>ε̇|γ̇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table:style-name="ce7" office:value-type="string" calcext:value-type="string">
            <text:p>Relative_Error</text:p>
          </table:table-cell>
          <table:table-cell/>
          <table:table-cell office:value-type="string" calcext:value-type="string">
            <text:p>eta_shear</text:p>
          </table:table-cell>
          <table:table-cell office:value-type="string" calcext:value-type="string">
            <text:p>First normal stress difference</text:p>
          </table:table-cell>
          <table:table-cell table:style-name="ce1" office:value-type="string" calcext:value-type="string">
            <text:p>Projected die swell</text:p>
          </table:table-cell>
          <table:table-cell table:number-columns-repeated="4"/>
        </table:table-row>
        <table:table-row table:style-name="ro1">
          <table:table-cell office:value-type="float" office:value="0.0001" calcext:value-type="float">
            <text:p>0,0001</text:p>
          </table:table-cell>
          <table:table-cell table:style-name="ce10" office:value-type="float" office:value="0.000006626698" calcext:value-type="float">
            <text:p>6,63E-06</text:p>
          </table:table-cell>
          <table:table-cell office:value-type="float" office:value="0.03330001" calcext:value-type="float">
            <text:p>0,0333000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0.0000000333" calcext:value-type="float">
            <text:p>-3,33E-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003955471" calcext:value-type="float">
            <text:p>3,96E-07</text:p>
          </table:table-cell>
          <table:table-cell/>
          <table:table-cell table:formula="of:=[.C4]/[.A4]" office:value-type="float" office:value="333.0001" calcext:value-type="float">
            <text:p>333,0001</text:p>
          </table:table-cell>
          <table:table-cell table:style-name="ce3" table:formula="of:=[.B4]-[.E4]" office:value-type="float" office:value="0.000006659998" calcext:value-type="float">
            <text:p>6,66E-06</text:p>
          </table:table-cell>
          <table:table-cell table:style-name="ce1" table:formula="of:=SQRT((3/2))*SQRT([.B4]/[.C4])" office:value-type="float" office:value="0.0172771473418017" calcext:value-type="float">
            <text:p>0,0172771473418017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0006626698" calcext:value-type="float">
            <text:p>0,0006626698</text:p>
          </table:table-cell>
          <table:table-cell office:value-type="float" office:value="0.3329992" calcext:value-type="float">
            <text:p>0,3329992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0.000003329998" calcext:value-type="float">
            <text:p>-3,33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04821802" calcext:value-type="float">
            <text:p>4,82E-06</text:p>
          </table:table-cell>
          <table:table-cell/>
          <table:table-cell table:formula="of:=[.C5]/[.A5]" office:value-type="float" office:value="332.9992" calcext:value-type="float">
            <text:p>332,9992</text:p>
          </table:table-cell>
          <table:table-cell table:style-name="ce3" table:formula="of:=[.B5]-[.E5]" office:value-type="float" office:value="0.000665999798" calcext:value-type="float">
            <text:p>6,66E-04</text:p>
          </table:table-cell>
          <table:table-cell table:style-name="ce1" table:formula="of:=SQRT((3/2))*SQRT([.B5]/[.C5])" office:value-type="float" office:value="0.0546352109018107" calcext:value-type="float">
            <text:p>0,0546352109018107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0.06626667" calcext:value-type="float">
            <text:p>0,06626667</text:p>
          </table:table-cell>
          <table:table-cell office:value-type="float" office:value="3.32999" calcext:value-type="float">
            <text:p>3,32999</text:p>
          </table:table-cell>
          <table:table-cell office:value-type="float" office:value="0" calcext:value-type="float">
            <text:p>0</text:p>
          </table:table-cell>
          <table:table-cell office:value-type="float" office:value="-0.000332998" calcext:value-type="float">
            <text:p>-0,000332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99325" calcext:value-type="float">
            <text:p>9,99E-09</text:p>
          </table:table-cell>
          <table:table-cell table:style-name="ce4"/>
          <table:table-cell table:formula="of:=[.C6]/[.A6]" office:value-type="float" office:value="332.999" calcext:value-type="float">
            <text:p>332,999</text:p>
          </table:table-cell>
          <table:table-cell table:style-name="ce3" table:formula="of:=[.B6]-[.E6]" office:value-type="float" office:value="0.066599668" calcext:value-type="float">
            <text:p>6,66E-02</text:p>
          </table:table-cell>
          <table:table-cell table:style-name="ce1" table:formula="of:=SQRT((3/2))*SQRT([.B6]/[.C6])" office:value-type="float" office:value="0.172771354659312" calcext:value-type="float">
            <text:p>0,172771354659312</text:p>
          </table:table-cell>
          <table:table-cell table:number-columns-repeated="4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6.623419" calcext:value-type="float">
            <text:p>6,623419</text:p>
          </table:table-cell>
          <table:table-cell office:value-type="float" office:value="33.29008" calcext:value-type="float">
            <text:p>33,29008</text:p>
          </table:table-cell>
          <table:table-cell office:value-type="float" office:value="0" calcext:value-type="float">
            <text:p>0</text:p>
          </table:table-cell>
          <table:table-cell office:value-type="float" office:value="-0.0332802" calcext:value-type="float">
            <text:p>-0,03328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761885" calcext:value-type="float">
            <text:p>9,76E-09</text:p>
          </table:table-cell>
          <table:table-cell table:style-name="ce4"/>
          <table:table-cell table:formula="of:=[.C7]/[.A7]" office:value-type="float" office:value="332.9008" calcext:value-type="float">
            <text:p>332,9008</text:p>
          </table:table-cell>
          <table:table-cell table:style-name="ce3" table:formula="of:=[.B7]-[.E7]" office:value-type="float" office:value="6.6566992" calcext:value-type="float">
            <text:p>6,66E+00</text:p>
          </table:table-cell>
          <table:table-cell table:style-name="ce1" table:formula="of:=SQRT((3/2))*SQRT([.B7]/[.C7])" office:value-type="float" office:value="0.546297640656789" calcext:value-type="float">
            <text:p>0,54629764065678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2.3175" calcext:value-type="float">
            <text:p>632,3175</text:p>
          </table:table-cell>
          <table:table-cell office:value-type="float" office:value="323.7358" calcext:value-type="float">
            <text:p>323,7358</text:p>
          </table:table-cell>
          <table:table-cell office:value-type="float" office:value="0" calcext:value-type="float">
            <text:p>0</text:p>
          </table:table-cell>
          <table:table-cell office:value-type="float" office:value="-3.14759" calcext:value-type="float">
            <text:p>-3,147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128739" calcext:value-type="float">
            <text:p>9,13E-09</text:p>
          </table:table-cell>
          <table:table-cell table:style-name="ce4"/>
          <table:table-cell table:formula="of:=[.C8]/[.A8]" office:value-type="float" office:value="323.7358" calcext:value-type="float">
            <text:p>323,7358</text:p>
          </table:table-cell>
          <table:table-cell table:style-name="ce3" table:formula="of:=[.B8]-[.E8]" office:value-type="float" office:value="635.46509" calcext:value-type="float">
            <text:p>6,35E+02</text:p>
          </table:table-cell>
          <table:table-cell table:style-name="ce1" table:formula="of:=SQRT((3/2))*SQRT([.B8]/[.C8])" office:value-type="float" office:value="1.71166143672224" calcext:value-type="float">
            <text:p>1,71166143672224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972.08" calcext:value-type="float">
            <text:p>19972,08</text:p>
          </table:table-cell>
          <table:table-cell office:value-type="float" office:value="1601.379" calcext:value-type="float">
            <text:p>1601,379</text:p>
          </table:table-cell>
          <table:table-cell office:value-type="float" office:value="0" calcext:value-type="float">
            <text:p>0</text:p>
          </table:table-cell>
          <table:table-cell office:value-type="float" office:value="-77.18852" calcext:value-type="float">
            <text:p>-77,188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867249" calcext:value-type="float">
            <text:p>9,87E-09</text:p>
          </table:table-cell>
          <table:table-cell table:style-name="ce4"/>
          <table:table-cell table:formula="of:=[.C9]/[.A9]" office:value-type="float" office:value="160.1379" calcext:value-type="float">
            <text:p>160,1379</text:p>
          </table:table-cell>
          <table:table-cell table:style-name="ce3" table:formula="of:=[.B9]-[.E9]" office:value-type="float" office:value="20049.26852" calcext:value-type="float">
            <text:p>2,00E+04</text:p>
          </table:table-cell>
          <table:table-cell table:style-name="ce1" table:formula="of:=SQRT((3/2))*SQRT([.B9]/[.C9])" office:value-type="float" office:value="4.32524002801487" calcext:value-type="float">
            <text:p>4,32524002801487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338" calcext:value-type="float">
            <text:p>117338</text:p>
          </table:table-cell>
          <table:table-cell office:value-type="float" office:value="2655.041" calcext:value-type="float">
            <text:p>2655,041</text:p>
          </table:table-cell>
          <table:table-cell office:value-type="float" office:value="0" calcext:value-type="float">
            <text:p>0</text:p>
          </table:table-cell>
          <table:table-cell office:value-type="float" office:value="-213.0622" calcext:value-type="float">
            <text:p>-213,06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707429" calcext:value-type="float">
            <text:p>9,71E-09</text:p>
          </table:table-cell>
          <table:table-cell table:style-name="ce4"/>
          <table:table-cell table:formula="of:=[.C10]/[.A10]" office:value-type="float" office:value="26.55041" calcext:value-type="float">
            <text:p>26,55041</text:p>
          </table:table-cell>
          <table:table-cell table:style-name="ce3" table:formula="of:=[.B10]-[.E10]" office:value-type="float" office:value="117551.0622" calcext:value-type="float">
            <text:p>1,18E+05</text:p>
          </table:table-cell>
          <table:table-cell table:style-name="ce1" table:formula="of:=SQRT((3/2))*SQRT([.B10]/[.C10])" office:value-type="float" office:value="8.14196730862096" calcext:value-type="float">
            <text:p>8,14196730862096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37492.7" calcext:value-type="float">
            <text:p>437492,7</text:p>
          </table:table-cell>
          <table:table-cell office:value-type="float" office:value="3092.992" calcext:value-type="float">
            <text:p>3092,992</text:p>
          </table:table-cell>
          <table:table-cell office:value-type="float" office:value="0" calcext:value-type="float">
            <text:p>0</text:p>
          </table:table-cell>
          <table:table-cell office:value-type="float" office:value="-289.3309" calcext:value-type="float">
            <text:p>-289,33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001198682" calcext:value-type="float">
            <text:p>1,20E-07</text:p>
          </table:table-cell>
          <table:table-cell table:style-name="ce4"/>
          <table:table-cell table:formula="of:=[.C11]/[.A11]" office:value-type="float" office:value="3.092992" calcext:value-type="float">
            <text:p>3,092992</text:p>
          </table:table-cell>
          <table:table-cell table:style-name="ce3" table:formula="of:=[.B11]-[.E11]" office:value-type="float" office:value="437782.0309" calcext:value-type="float">
            <text:p>4,38E+05</text:p>
          </table:table-cell>
          <table:table-cell table:style-name="ce1" table:formula="of:=SQRT((3/2))*SQRT([.B11]/[.C11])" office:value-type="float" office:value="14.5660446393737" calcext:value-type="float">
            <text:p>14,5660446393737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646899" calcext:value-type="float">
            <text:p>1646899</text:p>
          </table:table-cell>
          <table:table-cell office:value-type="float" office:value="3609.282" calcext:value-type="float">
            <text:p>3609,282</text:p>
          </table:table-cell>
          <table:table-cell office:value-type="float" office:value="0" calcext:value-type="float">
            <text:p>0</text:p>
          </table:table-cell>
          <table:table-cell office:value-type="float" office:value="-318.712" calcext:value-type="float">
            <text:p>-318,7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7363662" calcext:value-type="float">
            <text:p>7,36E-05</text:p>
          </table:table-cell>
          <table:table-cell table:style-name="ce4"/>
          <table:table-cell table:formula="of:=[.C12]/[.A12]" office:value-type="float" office:value="0.3609282" calcext:value-type="float">
            <text:p>0,3609282</text:p>
          </table:table-cell>
          <table:table-cell table:style-name="ce3" table:formula="of:=[.B12]-[.E12]" office:value-type="float" office:value="1647217.712" calcext:value-type="float">
            <text:p>1,65E+06</text:p>
          </table:table-cell>
          <table:table-cell table:style-name="ce1" table:formula="of:=SQRT((3/2))*SQRT([.B12]/[.C12])" office:value-type="float" office:value="26.1618652615767" calcext:value-type="float">
            <text:p>26,1618652615767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5579263" calcext:value-type="float">
            <text:p>5579263</text:p>
          </table:table-cell>
          <table:table-cell office:value-type="float" office:value="6771.308" calcext:value-type="float">
            <text:p>6771,308</text:p>
          </table:table-cell>
          <table:table-cell office:value-type="float" office:value="0" calcext:value-type="float">
            <text:p>0</text:p>
          </table:table-cell>
          <table:table-cell office:value-type="float" office:value="-322.8752" calcext:value-type="float">
            <text:p>-322,87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8246641" calcext:value-type="float">
            <text:p>8,25E-05</text:p>
          </table:table-cell>
          <table:table-cell table:style-name="ce4"/>
          <table:table-cell table:formula="of:=[.C13]/[.A13]" office:value-type="float" office:value="0.06771308" calcext:value-type="float">
            <text:p>0,06771308</text:p>
          </table:table-cell>
          <table:table-cell table:style-name="ce3" table:formula="of:=[.B13]-[.E13]" office:value-type="float" office:value="5579585.8752" calcext:value-type="float">
            <text:p>5,58E+06</text:p>
          </table:table-cell>
          <table:table-cell table:style-name="ce1" table:formula="of:=SQRT((3/2))*SQRT([.B13]/[.C13])" office:value-type="float" office:value="35.1558629080826" calcext:value-type="float">
            <text:p>35,1558629080826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10" office:value-type="float" office:value="13857260" calcext:value-type="float">
            <text:p>1,39E+07</text:p>
          </table:table-cell>
          <table:table-cell office:value-type="float" office:value="10649.07" calcext:value-type="float">
            <text:p>10649,07</text:p>
          </table:table-cell>
          <table:table-cell office:value-type="float" office:value="0" calcext:value-type="float">
            <text:p>0</text:p>
          </table:table-cell>
          <table:table-cell office:value-type="float" office:value="-324.0462" calcext:value-type="float">
            <text:p>-324,04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table:style-name="ce7" office:value-type="float" office:value="0.0001244294" calcext:value-type="float">
            <text:p>0,0001244294</text:p>
          </table:table-cell>
          <table:table-cell table:style-name="ce4"/>
          <table:table-cell table:formula="of:=[.C14]/[.A14]" office:value-type="float" office:value="0.01064907" calcext:value-type="float">
            <text:p>0,01064907</text:p>
          </table:table-cell>
          <table:table-cell table:style-name="ce3" table:formula="of:=[.B14]-[.E14]" office:value-type="float" office:value="13857584.0462" calcext:value-type="float">
            <text:p>1,39E+07</text:p>
          </table:table-cell>
          <table:table-cell table:style-name="ce1" table:formula="of:=SQRT((3/2))*SQRT([.B14]/[.C14])" office:value-type="float" office:value="44.1802807587865" calcext:value-type="float">
            <text:p>44,1802807587865</text:p>
          </table:table-cell>
          <table:table-cell table:number-columns-repeated="4"/>
        </table:table-row>
        <table:table-row table:style-name="ro1">
          <table:table-cell table:style-name="ce1" table:number-columns-repeated="9"/>
          <table:table-cell table:number-columns-repeated="3"/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20000b</text:p>
          </table:table-cell>
          <table:table-cell table:style-name="ce2" office:value-type="string" calcext:value-type="string">
            <text:p>Giesekus</text:p>
          </table:table-cell>
          <table:table-cell table:style-name="ce1" office:value-type="string" calcext:value-type="string">
            <text:p>steady uniaxial elongation</text:p>
          </table:table-cell>
          <table:table-cell table:style-name="ce2" office:value-type="string" calcext:value-type="string">
            <text:p>Alpha = 0.01</text:p>
          </table:table-cell>
          <table:table-cell table:style-name="ce1" table:number-columns-repeated="5"/>
          <table:table-cell table:number-columns-repeated="2"/>
          <table:table-cell table:formula="of:=CONCATENATE([.A16];[.B16];[.C16];[.D16];[.E16])" office:value-type="string" office:string-value="20000bGiesekussteady uniaxial elongationAlpha = 0.01" calcext:value-type="string">
            <text:p>20000bGiesekussteady uniaxial elongationAlpha = 0.01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******* Ramp mode: variable ε̇|γ̇ **********</text:p>
          </table:table-cell>
          <table:table-cell table:number-columns-repeated="7"/>
          <table:table-cell table:style-name="ce7"/>
          <table:table-cell table:number-columns-repeated="3"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ε̇|γ̇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table:style-name="ce7" office:value-type="string" calcext:value-type="string">
            <text:p>Relative_Error</text:p>
          </table:table-cell>
          <table:table-cell/>
          <table:table-cell office:value-type="string" calcext:value-type="string">
            <text:p>eta_uniax_elongation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office:value-type="float" office:value="0.0001" calcext:value-type="float">
            <text:p>0,0001</text:p>
          </table:table-cell>
          <table:table-cell table:style-name="ce10" office:value-type="float" office:value="0.0666132" calcext:value-type="float">
            <text:p>6,66E-0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float" office:value="-0.03329671" calcext:value-type="float">
            <text:p>-3,33E-02</text:p>
          </table:table-cell>
          <table:table-cell office:value-type="float" office:value="0" calcext:value-type="float">
            <text:p>0</text:p>
          </table:table-cell>
          <table:table-cell office:value-type="float" office:value="-0.03329671" calcext:value-type="float">
            <text:p>-0,03329671</text:p>
          </table:table-cell>
          <table:table-cell office:value-type="string" calcext:value-type="string">
            <text:p>Exceed_Niter</text:p>
          </table:table-cell>
          <table:table-cell office:value-type="float" office:value="0.0000003954606" calcext:value-type="float">
            <text:p>3,95E-07</text:p>
          </table:table-cell>
          <table:table-cell/>
          <table:table-cell table:formula="of:=([.B19]-[.E19])/[.A19]" office:value-type="float" office:value="999.0991" calcext:value-type="float">
            <text:p>999,0991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6673197" calcext:value-type="float">
            <text:p>0,667319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float" office:value="-0.3326699" calcext:value-type="float">
            <text:p>-3,33E-01</text:p>
          </table:table-cell>
          <table:table-cell office:value-type="float" office:value="0" calcext:value-type="float">
            <text:p>0</text:p>
          </table:table-cell>
          <table:table-cell office:value-type="float" office:value="-0.3326699" calcext:value-type="float">
            <text:p>-0,3326699</text:p>
          </table:table-cell>
          <table:table-cell office:value-type="string" calcext:value-type="string">
            <text:p>Exceed_Niter</text:p>
          </table:table-cell>
          <table:table-cell office:value-type="float" office:value="0.000004817605" calcext:value-type="float">
            <text:p>4,82E-06</text:p>
          </table:table-cell>
          <table:table-cell/>
          <table:table-cell table:formula="of:=([.B20]-[.E20])/[.A20]" office:value-type="float" office:value="999.9896" calcext:value-type="float">
            <text:p>999,9896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6.794504" calcext:value-type="float">
            <text:p>6,794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297353" calcext:value-type="float">
            <text:p>-3,297353</text:p>
          </table:table-cell>
          <table:table-cell office:value-type="float" office:value="0" calcext:value-type="float">
            <text:p>0</text:p>
          </table:table-cell>
          <table:table-cell office:value-type="float" office:value="-3.297353" calcext:value-type="float">
            <text:p>-3,297353</text:p>
          </table:table-cell>
          <table:table-cell office:value-type="string" calcext:value-type="string">
            <text:p>Converged</text:p>
          </table:table-cell>
          <table:table-cell office:value-type="float" office:value="0.000000009994955" calcext:value-type="float">
            <text:p>9,99E-09</text:p>
          </table:table-cell>
          <table:table-cell/>
          <table:table-cell table:formula="of:=([.B21]-[.E21])/[.A21]" office:value-type="float" office:value="1009.1857" calcext:value-type="float">
            <text:p>1009,1857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82.99146" calcext:value-type="float">
            <text:p>82,99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.29779" calcext:value-type="float">
            <text:p>-30,29779</text:p>
          </table:table-cell>
          <table:table-cell office:value-type="float" office:value="0" calcext:value-type="float">
            <text:p>0</text:p>
          </table:table-cell>
          <table:table-cell office:value-type="float" office:value="-30.29779" calcext:value-type="float">
            <text:p>-30,29779</text:p>
          </table:table-cell>
          <table:table-cell office:value-type="string" calcext:value-type="string">
            <text:p>Converged</text:p>
          </table:table-cell>
          <table:table-cell office:value-type="float" office:value="0.000000009653624" calcext:value-type="float">
            <text:p>9,65E-09</text:p>
          </table:table-cell>
          <table:table-cell/>
          <table:table-cell table:formula="of:=([.B22]-[.E22])/[.A22]" office:value-type="float" office:value="1132.8925" calcext:value-type="float">
            <text:p>1132,8925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953.18" calcext:value-type="float">
            <text:p>33953,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6.9183" calcext:value-type="float">
            <text:p>-166,9183</text:p>
          </table:table-cell>
          <table:table-cell office:value-type="float" office:value="0" calcext:value-type="float">
            <text:p>0</text:p>
          </table:table-cell>
          <table:table-cell office:value-type="float" office:value="-166.9183" calcext:value-type="float">
            <text:p>-166,9183</text:p>
          </table:table-cell>
          <table:table-cell office:value-type="string" calcext:value-type="string">
            <text:p>Converged</text:p>
          </table:table-cell>
          <table:table-cell office:value-type="float" office:value="0.000000009626004" calcext:value-type="float">
            <text:p>9,63E-09</text:p>
          </table:table-cell>
          <table:table-cell/>
          <table:table-cell table:formula="of:=([.B23]-[.E23])/[.A23]" office:value-type="float" office:value="34120.0983" calcext:value-type="float">
            <text:p>34120,0983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3050.3" calcext:value-type="float">
            <text:p>633050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2.9763" calcext:value-type="float">
            <text:p>-302,9763</text:p>
          </table:table-cell>
          <table:table-cell office:value-type="float" office:value="0" calcext:value-type="float">
            <text:p>0</text:p>
          </table:table-cell>
          <table:table-cell office:value-type="float" office:value="-302.9763" calcext:value-type="float">
            <text:p>-302,9763</text:p>
          </table:table-cell>
          <table:table-cell office:value-type="string" calcext:value-type="string">
            <text:p>Converged</text:p>
          </table:table-cell>
          <table:table-cell office:value-type="float" office:value="0.000000008649972" calcext:value-type="float">
            <text:p>8,65E-09</text:p>
          </table:table-cell>
          <table:table-cell/>
          <table:table-cell table:formula="of:=([.B24]-[.E24])/[.A24]" office:value-type="float" office:value="63335.32763" calcext:value-type="float">
            <text:p>63335,32763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627034" calcext:value-type="float">
            <text:p>6627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29.7333" calcext:value-type="float">
            <text:p>-329,7333</text:p>
          </table:table-cell>
          <table:table-cell office:value-type="float" office:value="0" calcext:value-type="float">
            <text:p>0</text:p>
          </table:table-cell>
          <table:table-cell office:value-type="float" office:value="-329.7333" calcext:value-type="float">
            <text:p>-329,7333</text:p>
          </table:table-cell>
          <table:table-cell office:value-type="string" calcext:value-type="string">
            <text:p>Converged</text:p>
          </table:table-cell>
          <table:table-cell office:value-type="float" office:value="0.000000009466351" calcext:value-type="float">
            <text:p>9,47E-09</text:p>
          </table:table-cell>
          <table:table-cell/>
          <table:table-cell table:formula="of:=([.B25]-[.E25])/[.A25]" office:value-type="float" office:value="66273.637333" calcext:value-type="float">
            <text:p>66273,637333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0" office:value-type="float" office:value="66567030" calcext:value-type="float">
            <text:p>6,66E+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2.6704" calcext:value-type="float">
            <text:p>-332,6704</text:p>
          </table:table-cell>
          <table:table-cell office:value-type="float" office:value="0" calcext:value-type="float">
            <text:p>0</text:p>
          </table:table-cell>
          <table:table-cell office:value-type="float" office:value="-332.6704" calcext:value-type="float">
            <text:p>-332,6704</text:p>
          </table:table-cell>
          <table:table-cell office:value-type="string" calcext:value-type="string">
            <text:p>Converged</text:p>
          </table:table-cell>
          <table:table-cell office:value-type="float" office:value="0.000000009417146" calcext:value-type="float">
            <text:p>9,42E-09</text:p>
          </table:table-cell>
          <table:table-cell/>
          <table:table-cell table:formula="of:=([.B26]-[.E26])/[.A26]" office:value-type="float" office:value="66567.3626704" calcext:value-type="float">
            <text:p>66567,3626704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10" office:value-type="float" office:value="665967000" calcext:value-type="float">
            <text:p>6,66E+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2.967" calcext:value-type="float">
            <text:p>-332,967</text:p>
          </table:table-cell>
          <table:table-cell office:value-type="float" office:value="0" calcext:value-type="float">
            <text:p>0</text:p>
          </table:table-cell>
          <table:table-cell office:value-type="float" office:value="-332.967" calcext:value-type="float">
            <text:p>-332,967</text:p>
          </table:table-cell>
          <table:table-cell office:value-type="string" calcext:value-type="string">
            <text:p>Converged</text:p>
          </table:table-cell>
          <table:table-cell office:value-type="float" office:value="0.000000009178953" calcext:value-type="float">
            <text:p>9,18E-09</text:p>
          </table:table-cell>
          <table:table-cell/>
          <table:table-cell table:formula="of:=([.B27]-[.E27])/[.A27]" office:value-type="float" office:value="66596.7332967" calcext:value-type="float">
            <text:p>66596,7332967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10" office:value-type="float" office:value="6659967000" calcext:value-type="float">
            <text:p>6,66E+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2.9967" calcext:value-type="float">
            <text:p>-332,9967</text:p>
          </table:table-cell>
          <table:table-cell office:value-type="float" office:value="0" calcext:value-type="float">
            <text:p>0</text:p>
          </table:table-cell>
          <table:table-cell office:value-type="float" office:value="-332.9967" calcext:value-type="float">
            <text:p>-332,9967</text:p>
          </table:table-cell>
          <table:table-cell office:value-type="string" calcext:value-type="string">
            <text:p>Converged</text:p>
          </table:table-cell>
          <table:table-cell office:value-type="float" office:value="0.000000009155465" calcext:value-type="float">
            <text:p>9,16E-09</text:p>
          </table:table-cell>
          <table:table-cell/>
          <table:table-cell table:formula="of:=([.B28]-[.E28])/[.A28]" office:value-type="float" office:value="66599.673329967" calcext:value-type="float">
            <text:p>66599,673329967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10" office:value-type="float" office:value="66599960000" calcext:value-type="float">
            <text:p>6,66E+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2.9997" calcext:value-type="float">
            <text:p>-332,9997</text:p>
          </table:table-cell>
          <table:table-cell office:value-type="float" office:value="0" calcext:value-type="float">
            <text:p>0</text:p>
          </table:table-cell>
          <table:table-cell office:value-type="float" office:value="-332.9997" calcext:value-type="float">
            <text:p>-332,9997</text:p>
          </table:table-cell>
          <table:table-cell office:value-type="string" calcext:value-type="string">
            <text:p>Converged</text:p>
          </table:table-cell>
          <table:table-cell office:value-type="float" office:value="0.000000009153119" calcext:value-type="float">
            <text:p>9,15E-09</text:p>
          </table:table-cell>
          <table:table-cell/>
          <table:table-cell table:formula="of:=([.B29]-[.E29])/[.A29]" office:value-type="float" office:value="66599.9603329997" calcext:value-type="float">
            <text:p>66599,9603329997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style-name="ce1"/>
          <table:table-cell table:style-name="ce3"/>
          <table:table-cell table:style-name="ce1" table:number-columns-repeated="6"/>
          <table:table-cell table:style-name="ce3"/>
          <table:table-cell table:number-columns-repeated="3"/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20000c</text:p>
          </table:table-cell>
          <table:table-cell table:style-name="ce2" office:value-type="string" calcext:value-type="string">
            <text:p>Giesekus</text:p>
          </table:table-cell>
          <table:table-cell table:style-name="ce1" office:value-type="string" calcext:value-type="string">
            <text:p>steady planar elongation</text:p>
          </table:table-cell>
          <table:table-cell table:style-name="ce2" office:value-type="string" calcext:value-type="string">
            <text:p>Alpha = 0.01</text:p>
          </table:table-cell>
          <table:table-cell table:style-name="ce1" table:number-columns-repeated="5"/>
          <table:table-cell table:number-columns-repeated="2"/>
          <table:table-cell table:formula="of:=CONCATENATE([.A31];[.B31];[.C31];[.D31];[.E31])" office:value-type="string" office:string-value="20000cGiesekussteady planar elongationAlpha = 0.01" calcext:value-type="string">
            <text:p>20000cGiesekussteady planar elongationAlpha = 0.01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7"/>
          <table:table-cell table:style-name="ce7"/>
          <table:table-cell table:number-columns-repeated="3"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table:style-name="ce7" office:value-type="string" calcext:value-type="string">
            <text:p>Relative_Error</text:p>
          </table:table-cell>
          <table:table-cell/>
          <table:table-cell office:value-type="string" calcext:value-type="string">
            <text:p>eta_planar_elongation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office:value-type="float" office:value="0.0001" calcext:value-type="float">
            <text:p>0,0001</text:p>
          </table:table-cell>
          <table:table-cell table:style-name="ce10" office:value-type="float" office:value="0.0666132" calcext:value-type="float">
            <text:p>6,66E-0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float" office:value="0" calcext:value-type="float">
            <text:p>0,00E+00</text:p>
          </table:table-cell>
          <table:table-cell office:value-type="float" office:value="0" calcext:value-type="float">
            <text:p>0</text:p>
          </table:table-cell>
          <table:table-cell office:value-type="float" office:value="-0.06658683" calcext:value-type="float">
            <text:p>-0,06658683</text:p>
          </table:table-cell>
          <table:table-cell office:value-type="string" calcext:value-type="string">
            <text:p>Exceed_Niter</text:p>
          </table:table-cell>
          <table:table-cell office:value-type="float" office:value="0.000000395547" calcext:value-type="float">
            <text:p>3,96E-07</text:p>
          </table:table-cell>
          <table:table-cell/>
          <table:table-cell table:formula="of:=([.B34]-[.G34])/[.A34]" office:value-type="float" office:value="1332.0003" calcext:value-type="float">
            <text:p>1332,0003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6673197" calcext:value-type="float">
            <text:p>0,667319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float" office:value="0" calcext:value-type="float">
            <text:p>0,00E+00</text:p>
          </table:table-cell>
          <table:table-cell office:value-type="float" office:value="0" calcext:value-type="float">
            <text:p>0</text:p>
          </table:table-cell>
          <table:table-cell office:value-type="float" office:value="-0.6646823" calcext:value-type="float">
            <text:p>-0,6646823</text:p>
          </table:table-cell>
          <table:table-cell office:value-type="string" calcext:value-type="string">
            <text:p>Exceed_Niter</text:p>
          </table:table-cell>
          <table:table-cell office:value-type="float" office:value="0.000004821778" calcext:value-type="float">
            <text:p>4,82E-06</text:p>
          </table:table-cell>
          <table:table-cell/>
          <table:table-cell table:formula="of:=([.B35]-[.G35])/[.A35]" office:value-type="float" office:value="1332.002" calcext:value-type="float">
            <text:p>1332,002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6.794504" calcext:value-type="float">
            <text:p>6,7945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.530667" calcext:value-type="float">
            <text:p>-6,530667</text:p>
          </table:table-cell>
          <table:table-cell office:value-type="string" calcext:value-type="string">
            <text:p>Converged</text:p>
          </table:table-cell>
          <table:table-cell office:value-type="float" office:value="0.000000009991031" calcext:value-type="float">
            <text:p>9,99E-09</text:p>
          </table:table-cell>
          <table:table-cell/>
          <table:table-cell table:formula="of:=([.B36]-[.G36])/[.A36]" office:value-type="float" office:value="1332.5171" calcext:value-type="float">
            <text:p>1332,5171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82.99146" calcext:value-type="float">
            <text:p>82,991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5.5773" calcext:value-type="float">
            <text:p>-55,5773</text:p>
          </table:table-cell>
          <table:table-cell office:value-type="string" calcext:value-type="string">
            <text:p>Converged</text:p>
          </table:table-cell>
          <table:table-cell office:value-type="float" office:value="0.000000009930975" calcext:value-type="float">
            <text:p>9,93E-09</text:p>
          </table:table-cell>
          <table:table-cell/>
          <table:table-cell table:formula="of:=([.B37]-[.G37])/[.A37]" office:value-type="float" office:value="1385.6876" calcext:value-type="float">
            <text:p>1385,6876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953.18" calcext:value-type="float">
            <text:p>33953,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22.4955" calcext:value-type="float">
            <text:p>-222,4955</text:p>
          </table:table-cell>
          <table:table-cell office:value-type="string" calcext:value-type="string">
            <text:p>Converged</text:p>
          </table:table-cell>
          <table:table-cell office:value-type="float" office:value="0.00000000962603" calcext:value-type="float">
            <text:p>9,63E-09</text:p>
          </table:table-cell>
          <table:table-cell/>
          <table:table-cell table:formula="of:=([.B38]-[.G38])/[.A38]" office:value-type="float" office:value="34175.6755" calcext:value-type="float">
            <text:p>34175,6755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3050.3" calcext:value-type="float">
            <text:p>633050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17.2868" calcext:value-type="float">
            <text:p>-317,2868</text:p>
          </table:table-cell>
          <table:table-cell office:value-type="string" calcext:value-type="string">
            <text:p>Converged</text:p>
          </table:table-cell>
          <table:table-cell office:value-type="float" office:value="0.000000008637734" calcext:value-type="float">
            <text:p>8,64E-09</text:p>
          </table:table-cell>
          <table:table-cell/>
          <table:table-cell table:formula="of:=([.B39]-[.G39])/[.A39]" office:value-type="float" office:value="63336.75868" calcext:value-type="float">
            <text:p>63336,75868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627034" calcext:value-type="float">
            <text:p>66270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31.3597" calcext:value-type="float">
            <text:p>-331,3597</text:p>
          </table:table-cell>
          <table:table-cell office:value-type="string" calcext:value-type="string">
            <text:p>Converged</text:p>
          </table:table-cell>
          <table:table-cell office:value-type="float" office:value="0.000000009466204" calcext:value-type="float">
            <text:p>9,47E-09</text:p>
          </table:table-cell>
          <table:table-cell/>
          <table:table-cell table:formula="of:=([.B40]-[.G40])/[.A40]" office:value-type="float" office:value="66273.653597" calcext:value-type="float">
            <text:p>66273,653597</text:p>
          </table:table-cell>
          <table:table-cell/>
          <table:table-cell table:style-name="ce1"/>
          <table:table-cell table:number-columns-repeated="3"/>
          <table:table-cell>
            <draw:frame draw:z-index="1" draw:style-name="gr1" draw:text-style-name="P1" svg:width="34.398cm" svg:height="19.313cm" svg:x="0.001cm" svg:y="0.001cm">
              <draw:object draw:notify-on-update-of-ranges="giesekus.A4:giesekus.A14 giesekus.L1:giesekus.L1 giesekus.K4:giesekus.K14 giesekus.A19:giesekus.A29 giesekus.L16:giesekus.L16 giesekus.K19:giesekus.K29 giesekus.A34:giesekus.A44 giesekus.L31:giesekus.L31 giesekus.K34:giesekus.K44 giesekus.A49:giesekus.A59 giesekus.L46:giesekus.L46 giesekus.K49:giesekus.K59 giesekus.A64:giesekus.A74 giesekus.L61:giesekus.L61 giesekus.K64:giesekus.K74 giesekus.A79:giesekus.A89 giesekus.L76:giesekus.L76 giesekus.K79:giesekus.K89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0" office:value-type="float" office:value="66567030" calcext:value-type="float">
            <text:p>6,66E+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32.8352" calcext:value-type="float">
            <text:p>-332,8352</text:p>
          </table:table-cell>
          <table:table-cell office:value-type="string" calcext:value-type="string">
            <text:p>Converged</text:p>
          </table:table-cell>
          <table:table-cell office:value-type="float" office:value="0.000000009417146" calcext:value-type="float">
            <text:p>9,42E-09</text:p>
          </table:table-cell>
          <table:table-cell/>
          <table:table-cell table:formula="of:=([.B41]-[.G41])/[.A41]" office:value-type="float" office:value="66567.3628352" calcext:value-type="float">
            <text:p>66567,3628352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10" office:value-type="float" office:value="665967000" calcext:value-type="float">
            <text:p>6,66E+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32.9835" calcext:value-type="float">
            <text:p>-332,9835</text:p>
          </table:table-cell>
          <table:table-cell office:value-type="string" calcext:value-type="string">
            <text:p>Converged</text:p>
          </table:table-cell>
          <table:table-cell office:value-type="float" office:value="0.000000009178953" calcext:value-type="float">
            <text:p>9,18E-09</text:p>
          </table:table-cell>
          <table:table-cell/>
          <table:table-cell table:formula="of:=([.B42]-[.G42])/[.A42]" office:value-type="float" office:value="66596.73329835" calcext:value-type="float">
            <text:p>66596,73329835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10" office:value-type="float" office:value="6659967000" calcext:value-type="float">
            <text:p>6,66E+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32.9984" calcext:value-type="float">
            <text:p>-332,9984</text:p>
          </table:table-cell>
          <table:table-cell office:value-type="string" calcext:value-type="string">
            <text:p>Converged</text:p>
          </table:table-cell>
          <table:table-cell office:value-type="float" office:value="0.000000009155465" calcext:value-type="float">
            <text:p>9,16E-09</text:p>
          </table:table-cell>
          <table:table-cell/>
          <table:table-cell table:formula="of:=([.B43]-[.G43])/[.A43]" office:value-type="float" office:value="66599.673329984" calcext:value-type="float">
            <text:p>66599,673329984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10" office:value-type="float" office:value="66599960000" calcext:value-type="float">
            <text:p>6,66E+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32.9998" calcext:value-type="float">
            <text:p>-332,9998</text:p>
          </table:table-cell>
          <table:table-cell office:value-type="string" calcext:value-type="string">
            <text:p>Converged</text:p>
          </table:table-cell>
          <table:table-cell office:value-type="float" office:value="0.000000009153119" calcext:value-type="float">
            <text:p>9,15E-09</text:p>
          </table:table-cell>
          <table:table-cell/>
          <table:table-cell table:formula="of:=([.B44]-[.G44])/[.A44]" office:value-type="float" office:value="66599.9603329998" calcext:value-type="float">
            <text:p>66599,9603329998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style-name="ce1" table:number-columns-repeated="9"/>
          <table:table-cell table:number-columns-repeated="3"/>
          <table:table-cell table:style-name="ce1"/>
          <table:table-cell table:number-columns-repeated="4"/>
        </table:table-row>
        <table:table-row table:style-name="ro1">
          <table:table-cell table:style-name="ce2" office:value-type="string" calcext:value-type="string">
            <text:p>20000a</text:p>
          </table:table-cell>
          <table:table-cell table:style-name="ce2" office:value-type="string" calcext:value-type="string">
            <text:p>Giesekus</text:p>
          </table:table-cell>
          <table:table-cell table:style-name="ce2" office:value-type="string" calcext:value-type="string">
            <text:p>steady shear</text:p>
          </table:table-cell>
          <table:table-cell table:style-name="ce2" office:value-type="string" calcext:value-type="string">
            <text:p>Alpha = 0.5</text:p>
          </table:table-cell>
          <table:table-cell table:style-name="ce1" table:number-columns-repeated="5"/>
          <table:table-cell table:number-columns-repeated="2"/>
          <table:table-cell table:formula="of:=CONCATENATE([.A46];[.B46];[.C46];[.D46];[.E46])" office:value-type="string" office:string-value="20000aGiesekussteady shearAlpha = 0.5" calcext:value-type="string">
            <text:p>20000aGiesekussteady shearAlpha = 0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******* Ramp mode: variable ε̇|γ̇ **********</text:p>
          </table:table-cell>
          <table:table-cell table:number-columns-repeated="7"/>
          <table:table-cell table:style-name="ce7"/>
          <table:table-cell table:number-columns-repeated="8"/>
        </table:table-row>
        <table:table-row table:style-name="ro1">
          <table:table-cell office:value-type="string" calcext:value-type="string">
            <text:p>ε̇|γ̇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table:style-name="ce7" office:value-type="string" calcext:value-type="string">
            <text:p>Relative_Error</text:p>
          </table:table-cell>
          <table:table-cell/>
          <table:table-cell office:value-type="string" calcext:value-type="string">
            <text:p>eta_shear</text:p>
          </table:table-cell>
          <table:table-cell office:value-type="string" calcext:value-type="string">
            <text:p>First normal stress difference</text:p>
          </table:table-cell>
          <table:table-cell table:number-columns-repeated="5"/>
        </table:table-row>
        <table:table-row table:style-name="ro1">
          <table:table-cell office:value-type="float" office:value="0.0001" calcext:value-type="float">
            <text:p>0,0001</text:p>
          </table:table-cell>
          <table:table-cell table:style-name="ce10" office:value-type="float" office:value="0.000004994998" calcext:value-type="float">
            <text:p>4,99E-06</text:p>
          </table:table-cell>
          <table:table-cell office:value-type="float" office:value="0.03330001" calcext:value-type="float">
            <text:p>0,0333000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0.000001665" calcext:value-type="float">
            <text:p>-1,67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003955471" calcext:value-type="float">
            <text:p>3,96E-07</text:p>
          </table:table-cell>
          <table:table-cell/>
          <table:table-cell table:formula="of:=[.C49]/[.A49]" office:value-type="float" office:value="333.0001" calcext:value-type="float">
            <text:p>333,0001</text:p>
          </table:table-cell>
          <table:table-cell table:style-name="ce3" table:formula="of:=[.C49]-[.E49]" office:value-type="float" office:value="0.033301675" calcext:value-type="float">
            <text:p>3,33E-02</text:p>
          </table:table-cell>
          <table:table-cell table:number-columns-repeated="5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0004994992" calcext:value-type="float">
            <text:p>0,0004994992</text:p>
          </table:table-cell>
          <table:table-cell office:value-type="float" office:value="0.3329989" calcext:value-type="float">
            <text:p>0,3329989</text:p>
          </table:table-cell>
          <table:table-cell office:value-type="float" office:value="0" calcext:value-type="float">
            <text:p>0</text:p>
          </table:table-cell>
          <table:table-cell office:value-type="float" office:value="-0.0001664996" calcext:value-type="float">
            <text:p>-0,0001664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04821808" calcext:value-type="float">
            <text:p>4,82E-06</text:p>
          </table:table-cell>
          <table:table-cell/>
          <table:table-cell table:formula="of:=[.C50]/[.A50]" office:value-type="float" office:value="332.9989" calcext:value-type="float">
            <text:p>332,9989</text:p>
          </table:table-cell>
          <table:table-cell table:style-name="ce3" table:formula="of:=[.C50]-[.E50]" office:value-type="float" office:value="0.3331653996" calcext:value-type="float">
            <text:p>3,33E-01</text:p>
          </table:table-cell>
          <table:table-cell table:number-columns-repeated="5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0.04994293" calcext:value-type="float">
            <text:p>0,04994293</text:p>
          </table:table-cell>
          <table:table-cell office:value-type="float" office:value="3.329667" calcext:value-type="float">
            <text:p>3,329667</text:p>
          </table:table-cell>
          <table:table-cell office:value-type="float" office:value="0" calcext:value-type="float">
            <text:p>0</text:p>
          </table:table-cell>
          <table:table-cell office:value-type="float" office:value="-0.01664709" calcext:value-type="float">
            <text:p>-0,016647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993139" calcext:value-type="float">
            <text:p>9,99E-09</text:p>
          </table:table-cell>
          <table:table-cell table:style-name="ce4"/>
          <table:table-cell table:formula="of:=[.C51]/[.A51]" office:value-type="float" office:value="332.9667" calcext:value-type="float">
            <text:p>332,9667</text:p>
          </table:table-cell>
          <table:table-cell table:style-name="ce3" table:formula="of:=[.C51]-[.E51]" office:value-type="float" office:value="3.34631409" calcext:value-type="float">
            <text:p>3,35E+00</text:p>
          </table:table-cell>
          <table:table-cell table:number-columns-repeated="5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4.925759" calcext:value-type="float">
            <text:p>4,925759</text:p>
          </table:table-cell>
          <table:table-cell office:value-type="float" office:value="32.9735" calcext:value-type="float">
            <text:p>32,9735</text:p>
          </table:table-cell>
          <table:table-cell office:value-type="float" office:value="0" calcext:value-type="float">
            <text:p>0</text:p>
          </table:table-cell>
          <table:table-cell office:value-type="float" office:value="-1.636531" calcext:value-type="float">
            <text:p>-1,6365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736944" calcext:value-type="float">
            <text:p>9,74E-09</text:p>
          </table:table-cell>
          <table:table-cell table:style-name="ce4"/>
          <table:table-cell table:formula="of:=[.C52]/[.A52]" office:value-type="float" office:value="329.735" calcext:value-type="float">
            <text:p>329,735</text:p>
          </table:table-cell>
          <table:table-cell table:style-name="ce3" table:formula="of:=[.C52]-[.E52]" office:value-type="float" office:value="34.610031" calcext:value-type="float">
            <text:p>3,46E+0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2.3767" calcext:value-type="float">
            <text:p>252,3767</text:p>
          </table:table-cell>
          <table:table-cell office:value-type="float" office:value="205.8053" calcext:value-type="float">
            <text:p>205,8053</text:p>
          </table:table-cell>
          <table:table-cell office:value-type="float" office:value="0" calcext:value-type="float">
            <text:p>0</text:p>
          </table:table-cell>
          <table:table-cell office:value-type="float" office:value="-71.21161" calcext:value-type="float">
            <text:p>-71,211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038525" calcext:value-type="float">
            <text:p>9,04E-09</text:p>
          </table:table-cell>
          <table:table-cell table:style-name="ce4"/>
          <table:table-cell table:formula="of:=[.C53]/[.A53]" office:value-type="float" office:value="205.8053" calcext:value-type="float">
            <text:p>205,8053</text:p>
          </table:table-cell>
          <table:table-cell table:style-name="ce3" table:formula="of:=[.C53]-[.E53]" office:value-type="float" office:value="277.01691" calcext:value-type="float">
            <text:p>2,77E+0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23.666" calcext:value-type="float">
            <text:p>1723,666</text:p>
          </table:table-cell>
          <table:table-cell office:value-type="float" office:value="316.7663" calcext:value-type="float">
            <text:p>316,7663</text:p>
          </table:table-cell>
          <table:table-cell office:value-type="float" office:value="0" calcext:value-type="float">
            <text:p>0</text:p>
          </table:table-cell>
          <table:table-cell office:value-type="float" office:value="-230.295" calcext:value-type="float">
            <text:p>-230,2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886423" calcext:value-type="float">
            <text:p>9,89E-09</text:p>
          </table:table-cell>
          <table:table-cell table:style-name="ce4"/>
          <table:table-cell table:formula="of:=[.C54]/[.A54]" office:value-type="float" office:value="31.67663" calcext:value-type="float">
            <text:p>31,67663</text:p>
          </table:table-cell>
          <table:table-cell table:style-name="ce3" table:formula="of:=[.C54]-[.E54]" office:value-type="float" office:value="547.0613" calcext:value-type="float">
            <text:p>5,47E+02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310.458" calcext:value-type="float">
            <text:p>6310,458</text:p>
          </table:table-cell>
          <table:table-cell office:value-type="float" office:value="331.3399" calcext:value-type="float">
            <text:p>331,3399</text:p>
          </table:table-cell>
          <table:table-cell office:value-type="float" office:value="0" calcext:value-type="float">
            <text:p>0</text:p>
          </table:table-cell>
          <table:table-cell office:value-type="float" office:value="-299.7831" calcext:value-type="float">
            <text:p>-299,78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921858" calcext:value-type="float">
            <text:p>9,92E-09</text:p>
          </table:table-cell>
          <table:table-cell table:style-name="ce4"/>
          <table:table-cell table:formula="of:=[.C55]/[.A55]" office:value-type="float" office:value="3.313399" calcext:value-type="float">
            <text:p>3,313399</text:p>
          </table:table-cell>
          <table:table-cell table:style-name="ce3" table:formula="of:=[.C55]-[.E55]" office:value-type="float" office:value="631.123" calcext:value-type="float">
            <text:p>6,31E+02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722.12" calcext:value-type="float">
            <text:p>20722,12</text:p>
          </table:table-cell>
          <table:table-cell office:value-type="float" office:value="332.8205" calcext:value-type="float">
            <text:p>332,8205</text:p>
          </table:table-cell>
          <table:table-cell office:value-type="float" office:value="0" calcext:value-type="float">
            <text:p>0</text:p>
          </table:table-cell>
          <table:table-cell office:value-type="float" office:value="-322.4725" calcext:value-type="float">
            <text:p>-322,47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943805" calcext:value-type="float">
            <text:p>9,94E-09</text:p>
          </table:table-cell>
          <table:table-cell table:style-name="ce4"/>
          <table:table-cell table:formula="of:=[.C56]/[.A56]" office:value-type="float" office:value="0.3328205" calcext:value-type="float">
            <text:p>0,3328205</text:p>
          </table:table-cell>
          <table:table-cell table:style-name="ce3" table:formula="of:=[.C56]-[.E56]" office:value-type="float" office:value="655.293" calcext:value-type="float">
            <text:p>6,55E+02</text:p>
          </table:table-cell>
          <table:table-cell table:number-columns-repeated="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65888.34" calcext:value-type="float">
            <text:p>65888,34</text:p>
          </table:table-cell>
          <table:table-cell office:value-type="float" office:value="331.2211" calcext:value-type="float">
            <text:p>331,2211</text:p>
          </table:table-cell>
          <table:table-cell office:value-type="float" office:value="0" calcext:value-type="float">
            <text:p>0</text:p>
          </table:table-cell>
          <table:table-cell office:value-type="float" office:value="-329.6689" calcext:value-type="float">
            <text:p>-329,66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06736192" calcext:value-type="float">
            <text:p>6,74E-06</text:p>
          </table:table-cell>
          <table:table-cell table:style-name="ce4"/>
          <table:table-cell table:formula="of:=[.C57]/[.A57]" office:value-type="float" office:value="0.03312211" calcext:value-type="float">
            <text:p>0,03312211</text:p>
          </table:table-cell>
          <table:table-cell table:style-name="ce3" table:formula="of:=[.C57]-[.E57]" office:value-type="float" office:value="660.89" calcext:value-type="float">
            <text:p>6,61E+02</text:p>
          </table:table-cell>
          <table:table-cell table:number-columns-repeated="5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68575.7" calcext:value-type="float">
            <text:p>268575,7</text:p>
          </table:table-cell>
          <table:table-cell office:value-type="float" office:value="477.1704" calcext:value-type="float">
            <text:p>477,1704</text:p>
          </table:table-cell>
          <table:table-cell office:value-type="float" office:value="0" calcext:value-type="float">
            <text:p>0</text:p>
          </table:table-cell>
          <table:table-cell office:value-type="float" office:value="-331.7411" calcext:value-type="float">
            <text:p>-331,74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543586" calcext:value-type="float">
            <text:p>5,44E-05</text:p>
          </table:table-cell>
          <table:table-cell table:style-name="ce4"/>
          <table:table-cell table:formula="of:=[.C58]/[.A58]" office:value-type="float" office:value="0.004771704" calcext:value-type="float">
            <text:p>0,004771704</text:p>
          </table:table-cell>
          <table:table-cell table:style-name="ce3" table:formula="of:=[.C58]-[.E58]" office:value-type="float" office:value="808.9115" calcext:value-type="float">
            <text:p>8,09E+02</text:p>
          </table:table-cell>
          <table:table-cell table:number-columns-repeated="5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775445.1" calcext:value-type="float">
            <text:p>775445,1</text:p>
          </table:table-cell>
          <table:table-cell office:value-type="float" office:value="792.4004" calcext:value-type="float">
            <text:p>792,4004</text:p>
          </table:table-cell>
          <table:table-cell office:value-type="float" office:value="0" calcext:value-type="float">
            <text:p>0</text:p>
          </table:table-cell>
          <table:table-cell office:value-type="float" office:value="-332.0478" calcext:value-type="float">
            <text:p>-332,04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9762522" calcext:value-type="float">
            <text:p>9,76E-05</text:p>
          </table:table-cell>
          <table:table-cell table:style-name="ce4"/>
          <table:table-cell table:formula="of:=[.C59]/[.A59]" office:value-type="float" office:value="0.0007924004" calcext:value-type="float">
            <text:p>0,0007924004</text:p>
          </table:table-cell>
          <table:table-cell table:style-name="ce3" table:formula="of:=[.C59]-[.E59]" office:value-type="float" office:value="1124.4482" calcext:value-type="float">
            <text:p>1,12E+03</text:p>
          </table:table-cell>
          <table:table-cell table:number-columns-repeated="5"/>
        </table:table-row>
        <table:table-row table:style-name="ro1">
          <table:table-cell table:style-name="ce1" table:number-columns-repeated="9"/>
          <table:table-cell table:number-columns-repeated="8"/>
        </table:table-row>
        <table:table-row table:style-name="ro1">
          <table:table-cell table:style-name="ce1" office:value-type="string" calcext:value-type="string">
            <text:p>20000b</text:p>
          </table:table-cell>
          <table:table-cell table:style-name="ce2" office:value-type="string" calcext:value-type="string">
            <text:p>Giesekus</text:p>
          </table:table-cell>
          <table:table-cell table:style-name="ce1" office:value-type="string" calcext:value-type="string">
            <text:p>steady uniaxial elongation</text:p>
          </table:table-cell>
          <table:table-cell table:style-name="ce2" office:value-type="string" calcext:value-type="string">
            <text:p>Alpha = 0.5</text:p>
          </table:table-cell>
          <table:table-cell table:style-name="ce1" table:number-columns-repeated="5"/>
          <table:table-cell table:number-columns-repeated="2"/>
          <table:table-cell table:formula="of:=CONCATENATE([.A61];[.B61];[.C61];[.D61];[.E61])" office:value-type="string" office:string-value="20000bGiesekussteady uniaxial elongationAlpha = 0.5" calcext:value-type="string">
            <text:p>20000bGiesekussteady uniaxial elongationAlpha = 0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7"/>
          <table:table-cell table:style-name="ce7"/>
          <table:table-cell table:number-columns-repeated="8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table:style-name="ce7" office:value-type="string" calcext:value-type="string">
            <text:p>Relative_Error</text:p>
          </table:table-cell>
          <table:table-cell/>
          <table:table-cell office:value-type="string" calcext:value-type="string">
            <text:p>eta_uniax_elongation</text:p>
          </table:table-cell>
          <table:table-cell table:number-columns-repeated="6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6660667" calcext:value-type="float">
            <text:p>0,06660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329834" calcext:value-type="float">
            <text:p>-0,03329834</text:p>
          </table:table-cell>
          <table:table-cell office:value-type="float" office:value="0" calcext:value-type="float">
            <text:p>0</text:p>
          </table:table-cell>
          <table:table-cell office:value-type="float" office:value="-0.03329834" calcext:value-type="float">
            <text:p>-0,03329834</text:p>
          </table:table-cell>
          <table:table-cell office:value-type="string" calcext:value-type="string">
            <text:p>Exceed_Niter</text:p>
          </table:table-cell>
          <table:table-cell office:value-type="float" office:value="0.0000003954839" calcext:value-type="float">
            <text:p>3,95E-07</text:p>
          </table:table-cell>
          <table:table-cell/>
          <table:table-cell table:formula="of:=([.B64]-[.E64])/[.A64]" office:value-type="float" office:value="999.0501" calcext:value-type="float">
            <text:p>999,0501</text:p>
          </table:table-cell>
          <table:table-cell table:number-columns-repeated="6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6666644" calcext:value-type="float">
            <text:p>0,66666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328327" calcext:value-type="float">
            <text:p>-0,3328327</text:p>
          </table:table-cell>
          <table:table-cell office:value-type="float" office:value="0" calcext:value-type="float">
            <text:p>0</text:p>
          </table:table-cell>
          <table:table-cell office:value-type="float" office:value="-0.3328327" calcext:value-type="float">
            <text:p>-0,3328327</text:p>
          </table:table-cell>
          <table:table-cell office:value-type="string" calcext:value-type="string">
            <text:p>Exceed_Niter</text:p>
          </table:table-cell>
          <table:table-cell office:value-type="float" office:value="0.000004819402" calcext:value-type="float">
            <text:p>4,82E-06</text:p>
          </table:table-cell>
          <table:table-cell/>
          <table:table-cell table:formula="of:=([.B65]-[.E65])/[.A65]" office:value-type="float" office:value="999.4971" calcext:value-type="float">
            <text:p>999,4971</text:p>
          </table:table-cell>
          <table:table-cell table:number-columns-repeated="6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6.726593" calcext:value-type="float">
            <text:p>6,7265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31335" calcext:value-type="float">
            <text:p>-3,31335</text:p>
          </table:table-cell>
          <table:table-cell office:value-type="float" office:value="0" calcext:value-type="float">
            <text:p>0</text:p>
          </table:table-cell>
          <table:table-cell office:value-type="float" office:value="-3.31335" calcext:value-type="float">
            <text:p>-3,31335</text:p>
          </table:table-cell>
          <table:table-cell office:value-type="string" calcext:value-type="string">
            <text:p>Converged</text:p>
          </table:table-cell>
          <table:table-cell office:value-type="float" office:value="0.000000009985561" calcext:value-type="float">
            <text:p>9,99E-09</text:p>
          </table:table-cell>
          <table:table-cell/>
          <table:table-cell table:formula="of:=([.B66]-[.E66])/[.A66]" office:value-type="float" office:value="1003.9943" calcext:value-type="float">
            <text:p>1003,9943</text:p>
          </table:table-cell>
          <table:table-cell table:number-columns-repeated="6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73.1947" calcext:value-type="float">
            <text:p>73,19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1.63914" calcext:value-type="float">
            <text:p>-31,63914</text:p>
          </table:table-cell>
          <table:table-cell office:value-type="float" office:value="0" calcext:value-type="float">
            <text:p>0</text:p>
          </table:table-cell>
          <table:table-cell office:value-type="float" office:value="-31.63914" calcext:value-type="float">
            <text:p>-31,63914</text:p>
          </table:table-cell>
          <table:table-cell office:value-type="string" calcext:value-type="string">
            <text:p>Converged</text:p>
          </table:table-cell>
          <table:table-cell office:value-type="float" office:value="0.000000009851821" calcext:value-type="float">
            <text:p>9,85E-09</text:p>
          </table:table-cell>
          <table:table-cell/>
          <table:table-cell table:formula="of:=([.B67]-[.E67])/[.A67]" office:value-type="float" office:value="1048.3384" calcext:value-type="float">
            <text:p>1048,3384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7.611" calcext:value-type="float">
            <text:p>1077,6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5.0668" calcext:value-type="float">
            <text:p>-195,0668</text:p>
          </table:table-cell>
          <table:table-cell office:value-type="float" office:value="0" calcext:value-type="float">
            <text:p>0</text:p>
          </table:table-cell>
          <table:table-cell office:value-type="float" office:value="-195.0668" calcext:value-type="float">
            <text:p>-195,0668</text:p>
          </table:table-cell>
          <table:table-cell office:value-type="string" calcext:value-type="string">
            <text:p>Converged</text:p>
          </table:table-cell>
          <table:table-cell office:value-type="float" office:value="0.000000009525107" calcext:value-type="float">
            <text:p>9,53E-09</text:p>
          </table:table-cell>
          <table:table-cell/>
          <table:table-cell table:formula="of:=([.B68]-[.E68])/[.A68]" office:value-type="float" office:value="1272.6778" calcext:value-type="float">
            <text:p>1272,6778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995.32" calcext:value-type="float">
            <text:p>12995,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16.3907" calcext:value-type="float">
            <text:p>-316,3907</text:p>
          </table:table-cell>
          <table:table-cell office:value-type="float" office:value="0" calcext:value-type="float">
            <text:p>0</text:p>
          </table:table-cell>
          <table:table-cell office:value-type="float" office:value="-316.3907" calcext:value-type="float">
            <text:p>-316,3907</text:p>
          </table:table-cell>
          <table:table-cell office:value-type="string" calcext:value-type="string">
            <text:p>Converged</text:p>
          </table:table-cell>
          <table:table-cell office:value-type="float" office:value="0.000000009153797" calcext:value-type="float">
            <text:p>9,15E-09</text:p>
          </table:table-cell>
          <table:table-cell/>
          <table:table-cell table:formula="of:=([.B69]-[.E69])/[.A69]" office:value-type="float" office:value="1331.17107" calcext:value-type="float">
            <text:p>1331,17107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2867.8" calcext:value-type="float">
            <text:p>132867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1.3338" calcext:value-type="float">
            <text:p>-331,3338</text:p>
          </table:table-cell>
          <table:table-cell office:value-type="float" office:value="0" calcext:value-type="float">
            <text:p>0</text:p>
          </table:table-cell>
          <table:table-cell office:value-type="float" office:value="-331.3338" calcext:value-type="float">
            <text:p>-331,3338</text:p>
          </table:table-cell>
          <table:table-cell office:value-type="string" calcext:value-type="string">
            <text:p>Converged</text:p>
          </table:table-cell>
          <table:table-cell office:value-type="float" office:value="0.000000008176831" calcext:value-type="float">
            <text:p>8,18E-09</text:p>
          </table:table-cell>
          <table:table-cell/>
          <table:table-cell table:formula="of:=([.B70]-[.E70])/[.A70]" office:value-type="float" office:value="1331.991338" calcext:value-type="float">
            <text:p>1331,991338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331667" calcext:value-type="float">
            <text:p>1331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2.8334" calcext:value-type="float">
            <text:p>-332,8334</text:p>
          </table:table-cell>
          <table:table-cell office:value-type="float" office:value="0" calcext:value-type="float">
            <text:p>0</text:p>
          </table:table-cell>
          <table:table-cell office:value-type="float" office:value="-332.8334" calcext:value-type="float">
            <text:p>-332,8334</text:p>
          </table:table-cell>
          <table:table-cell office:value-type="string" calcext:value-type="string">
            <text:p>Converged</text:p>
          </table:table-cell>
          <table:table-cell office:value-type="float" office:value="0.000000009264488" calcext:value-type="float">
            <text:p>9,26E-09</text:p>
          </table:table-cell>
          <table:table-cell/>
          <table:table-cell table:formula="of:=([.B71]-[.E71])/[.A71]" office:value-type="float" office:value="1331.9998334" calcext:value-type="float">
            <text:p>1331,9998334</text:p>
          </table:table-cell>
          <table:table-cell table:number-columns-repeated="6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10" office:value-type="float" office:value="13319670" calcext:value-type="float">
            <text:p>1,33E+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2.9833" calcext:value-type="float">
            <text:p>-332,9833</text:p>
          </table:table-cell>
          <table:table-cell office:value-type="float" office:value="0" calcext:value-type="float">
            <text:p>0</text:p>
          </table:table-cell>
          <table:table-cell office:value-type="float" office:value="-332.9833" calcext:value-type="float">
            <text:p>-332,9833</text:p>
          </table:table-cell>
          <table:table-cell office:value-type="string" calcext:value-type="string">
            <text:p>Converged</text:p>
          </table:table-cell>
          <table:table-cell office:value-type="float" office:value="0.000000009163976" calcext:value-type="float">
            <text:p>9,16E-09</text:p>
          </table:table-cell>
          <table:table-cell/>
          <table:table-cell table:formula="of:=([.B72]-[.E72])/[.A72]" office:value-type="float" office:value="1332.00029833" calcext:value-type="float">
            <text:p>1332,00029833</text:p>
          </table:table-cell>
          <table:table-cell table:number-columns-repeated="6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10" office:value-type="float" office:value="133199700" calcext:value-type="float">
            <text:p>1,33E+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2.9983" calcext:value-type="float">
            <text:p>-332,9983</text:p>
          </table:table-cell>
          <table:table-cell office:value-type="float" office:value="0" calcext:value-type="float">
            <text:p>0</text:p>
          </table:table-cell>
          <table:table-cell office:value-type="float" office:value="-332.9983" calcext:value-type="float">
            <text:p>-332,9983</text:p>
          </table:table-cell>
          <table:table-cell office:value-type="string" calcext:value-type="string">
            <text:p>Converged</text:p>
          </table:table-cell>
          <table:table-cell office:value-type="float" office:value="0.00000000915397" calcext:value-type="float">
            <text:p>9,15E-09</text:p>
          </table:table-cell>
          <table:table-cell/>
          <table:table-cell table:formula="of:=([.B73]-[.E73])/[.A73]" office:value-type="float" office:value="1332.000329983" calcext:value-type="float">
            <text:p>1332,000329983</text:p>
          </table:table-cell>
          <table:table-cell table:number-columns-repeated="6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10" office:value-type="float" office:value="1332000000" calcext:value-type="float">
            <text:p>1,33E+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2.9998" calcext:value-type="float">
            <text:p>-332,9998</text:p>
          </table:table-cell>
          <table:table-cell office:value-type="float" office:value="0" calcext:value-type="float">
            <text:p>0</text:p>
          </table:table-cell>
          <table:table-cell office:value-type="float" office:value="-332.9998" calcext:value-type="float">
            <text:p>-332,9998</text:p>
          </table:table-cell>
          <table:table-cell office:value-type="string" calcext:value-type="string">
            <text:p>Converged</text:p>
          </table:table-cell>
          <table:table-cell office:value-type="float" office:value="0.00000000915297" calcext:value-type="float">
            <text:p>9,15E-09</text:p>
          </table:table-cell>
          <table:table-cell/>
          <table:table-cell table:formula="of:=([.B74]-[.E74])/[.A74]" office:value-type="float" office:value="1332.0003329998" calcext:value-type="float">
            <text:p>1332,0003329998</text:p>
          </table:table-cell>
          <table:table-cell table:number-columns-repeated="6"/>
        </table:table-row>
        <table:table-row table:style-name="ro1">
          <table:table-cell table:style-name="ce1"/>
          <table:table-cell table:style-name="ce3"/>
          <table:table-cell table:style-name="ce1" table:number-columns-repeated="6"/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20000c</text:p>
          </table:table-cell>
          <table:table-cell table:style-name="ce2" office:value-type="string" calcext:value-type="string">
            <text:p>Giesekus</text:p>
          </table:table-cell>
          <table:table-cell table:style-name="ce1" office:value-type="string" calcext:value-type="string">
            <text:p>steady planar elongation</text:p>
          </table:table-cell>
          <table:table-cell table:style-name="ce2" office:value-type="string" calcext:value-type="string">
            <text:p>Alpha = 0.5</text:p>
          </table:table-cell>
          <table:table-cell table:style-name="ce1" table:number-columns-repeated="5"/>
          <table:table-cell table:number-columns-repeated="2"/>
          <table:table-cell table:formula="of:=CONCATENATE([.A76];[.B76];[.C76];[.D76];[.E76])" office:value-type="string" office:string-value="20000cGiesekussteady planar elongationAlpha = 0.5" calcext:value-type="string">
            <text:p>20000cGiesekussteady planar elongationAlpha = 0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******* Ramp mode: variable ε̇|γ̇ **********</text:p>
          </table:table-cell>
          <table:table-cell table:number-columns-repeated="7"/>
          <table:table-cell table:style-name="ce7"/>
          <table:table-cell table:number-columns-repeated="8"/>
        </table:table-row>
        <table:table-row table:style-name="ro1">
          <table:table-cell office:value-type="string" calcext:value-type="string">
            <text:p>ε̇|γ̇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table:style-name="ce7" office:value-type="string" calcext:value-type="string">
            <text:p>Relative_Error</text:p>
          </table:table-cell>
          <table:table-cell/>
          <table:table-cell office:value-type="string" calcext:value-type="string">
            <text:p>eta_planar_elongation</text:p>
          </table:table-cell>
          <table:table-cell table:number-columns-repeated="6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6660667" calcext:value-type="float">
            <text:p>0,066606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6659335" calcext:value-type="float">
            <text:p>-0,06659335</text:p>
          </table:table-cell>
          <table:table-cell office:value-type="string" calcext:value-type="string">
            <text:p>Exceed_Niter</text:p>
          </table:table-cell>
          <table:table-cell office:value-type="float" office:value="0.0000003955471" calcext:value-type="float">
            <text:p>3,96E-07</text:p>
          </table:table-cell>
          <table:table-cell/>
          <table:table-cell table:formula="of:=([.B79]-[.G79])/[.A79]" office:value-type="float" office:value="1332.0002" calcext:value-type="float">
            <text:p>1332,0002</text:p>
          </table:table-cell>
          <table:table-cell table:number-columns-repeated="6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6666644" calcext:value-type="float">
            <text:p>0,66666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53324" calcext:value-type="float">
            <text:p>-0,6653324</text:p>
          </table:table-cell>
          <table:table-cell office:value-type="string" calcext:value-type="string">
            <text:p>Exceed_Niter</text:p>
          </table:table-cell>
          <table:table-cell office:value-type="float" office:value="0.000004821803" calcext:value-type="float">
            <text:p>4,82E-06</text:p>
          </table:table-cell>
          <table:table-cell/>
          <table:table-cell table:formula="of:=([.B80]-[.G80])/[.A80]" office:value-type="float" office:value="1331.9968" calcext:value-type="float">
            <text:p>1331,9968</text:p>
          </table:table-cell>
          <table:table-cell table:number-columns-repeated="6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6.726593" calcext:value-type="float">
            <text:p>6,7265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.593407" calcext:value-type="float">
            <text:p>-6,593407</text:p>
          </table:table-cell>
          <table:table-cell office:value-type="string" calcext:value-type="string">
            <text:p>Converged</text:p>
          </table:table-cell>
          <table:table-cell office:value-type="float" office:value="0.00000000999059" calcext:value-type="float">
            <text:p>9,99E-09</text:p>
          </table:table-cell>
          <table:table-cell/>
          <table:table-cell table:formula="of:=([.B81]-[.G81])/[.A81]" office:value-type="float" office:value="1332" calcext:value-type="float">
            <text:p>1332</text:p>
          </table:table-cell>
          <table:table-cell table:number-columns-repeated="6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73.1947" calcext:value-type="float">
            <text:p>73,19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0.0053" calcext:value-type="float">
            <text:p>-60,0053</text:p>
          </table:table-cell>
          <table:table-cell office:value-type="string" calcext:value-type="string">
            <text:p>Converged</text:p>
          </table:table-cell>
          <table:table-cell office:value-type="float" office:value="0.00000000985131" calcext:value-type="float">
            <text:p>9,85E-09</text:p>
          </table:table-cell>
          <table:table-cell/>
          <table:table-cell table:formula="of:=([.B82]-[.G82])/[.A82]" office:value-type="float" office:value="1332" calcext:value-type="float">
            <text:p>133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7.611" calcext:value-type="float">
            <text:p>1077,6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54.3894" calcext:value-type="float">
            <text:p>-254,3894</text:p>
          </table:table-cell>
          <table:table-cell office:value-type="string" calcext:value-type="string">
            <text:p>Converged</text:p>
          </table:table-cell>
          <table:table-cell office:value-type="float" office:value="0.000000009288796" calcext:value-type="float">
            <text:p>9,29E-09</text:p>
          </table:table-cell>
          <table:table-cell/>
          <table:table-cell table:formula="of:=([.B83]-[.G83])/[.A83]" office:value-type="float" office:value="1332.0004" calcext:value-type="float">
            <text:p>1332,0004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995.32" calcext:value-type="float">
            <text:p>12995,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24.6802" calcext:value-type="float">
            <text:p>-324,6802</text:p>
          </table:table-cell>
          <table:table-cell office:value-type="string" calcext:value-type="string">
            <text:p>Converged</text:p>
          </table:table-cell>
          <table:table-cell office:value-type="float" office:value="0.000000009796167" calcext:value-type="float">
            <text:p>9,80E-09</text:p>
          </table:table-cell>
          <table:table-cell/>
          <table:table-cell table:formula="of:=([.B84]-[.G84])/[.A84]" office:value-type="float" office:value="1332.00002" calcext:value-type="float">
            <text:p>1332,00002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2867.8" calcext:value-type="float">
            <text:p>132867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32.1675" calcext:value-type="float">
            <text:p>-332,1675</text:p>
          </table:table-cell>
          <table:table-cell office:value-type="string" calcext:value-type="string">
            <text:p>Converged</text:p>
          </table:table-cell>
          <table:table-cell office:value-type="float" office:value="0.000000008018001" calcext:value-type="float">
            <text:p>8,02E-09</text:p>
          </table:table-cell>
          <table:table-cell/>
          <table:table-cell table:formula="of:=([.B85]-[.G85])/[.A85]" office:value-type="float" office:value="1331.999675" calcext:value-type="float">
            <text:p>1331,999675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331667" calcext:value-type="float">
            <text:p>13316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32.9168" calcext:value-type="float">
            <text:p>-332,9168</text:p>
          </table:table-cell>
          <table:table-cell office:value-type="string" calcext:value-type="string">
            <text:p>Converged</text:p>
          </table:table-cell>
          <table:table-cell office:value-type="float" office:value="0.000000009264472" calcext:value-type="float">
            <text:p>9,26E-09</text:p>
          </table:table-cell>
          <table:table-cell/>
          <table:table-cell table:formula="of:=([.B86]-[.G86])/[.A86]" office:value-type="float" office:value="1331.9999168" calcext:value-type="float">
            <text:p>1331,9999168</text:p>
          </table:table-cell>
          <table:table-cell table:number-columns-repeated="6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10" office:value-type="float" office:value="13319670" calcext:value-type="float">
            <text:p>1,33E+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32.9917" calcext:value-type="float">
            <text:p>-332,9917</text:p>
          </table:table-cell>
          <table:table-cell office:value-type="string" calcext:value-type="string">
            <text:p>Converged</text:p>
          </table:table-cell>
          <table:table-cell office:value-type="float" office:value="0.000000009163976" calcext:value-type="float">
            <text:p>9,16E-09</text:p>
          </table:table-cell>
          <table:table-cell/>
          <table:table-cell table:formula="of:=([.B87]-[.G87])/[.A87]" office:value-type="float" office:value="1332.00029917" calcext:value-type="float">
            <text:p>1332,00029917</text:p>
          </table:table-cell>
          <table:table-cell table:number-columns-repeated="6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10" office:value-type="float" office:value="133199700" calcext:value-type="float">
            <text:p>1,33E+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32.9992" calcext:value-type="float">
            <text:p>-332,9992</text:p>
          </table:table-cell>
          <table:table-cell office:value-type="string" calcext:value-type="string">
            <text:p>Converged</text:p>
          </table:table-cell>
          <table:table-cell office:value-type="float" office:value="0.00000000915397" calcext:value-type="float">
            <text:p>9,15E-09</text:p>
          </table:table-cell>
          <table:table-cell/>
          <table:table-cell table:formula="of:=([.B88]-[.G88])/[.A88]" office:value-type="float" office:value="1332.000329992" calcext:value-type="float">
            <text:p>1332,000329992</text:p>
          </table:table-cell>
          <table:table-cell table:number-columns-repeated="6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10" office:value-type="float" office:value="1332000000" calcext:value-type="float">
            <text:p>1,33E+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32.9999" calcext:value-type="float">
            <text:p>-332,9999</text:p>
          </table:table-cell>
          <table:table-cell office:value-type="string" calcext:value-type="string">
            <text:p>Converged</text:p>
          </table:table-cell>
          <table:table-cell office:value-type="float" office:value="0.00000000915297" calcext:value-type="float">
            <text:p>9,15E-09</text:p>
          </table:table-cell>
          <table:table-cell/>
          <table:table-cell table:formula="of:=([.B89]-[.G89])/[.A89]" office:value-type="float" office:value="1332.0003329999" calcext:value-type="float">
            <text:p>1332,0003329999</text:p>
          </table:table-cell>
          <table:table-cell table:number-columns-repeated="6"/>
        </table:table-row>
        <table:table-row table:style-name="ro4" table:number-rows-repeated="3">
          <table:table-cell table:style-name="Default" table:number-columns-repeated="12"/>
          <table:table-cell table:number-columns-repeated="5"/>
        </table:table-row>
        <table:table-row table:style-name="ro1" table:number-rows-repeated="13">
          <table:table-cell table:style-name="Default" table:number-columns-repeated="12"/>
          <table:table-cell table:number-columns-repeated="5"/>
        </table:table-row>
        <table:table-row table:style-name="ro1">
          <table:table-cell table:style-name="Default" table:number-columns-repeated="12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ptos Narrow" svg:font-family="'Aptos Narrow'" style:font-family-generic="swiss" style:font-pitch="variable"/>
    <style:font-face style:name="Aptos Narrow1" svg:font-family="'Aptos Narro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7P2" style:volatile="true">
      <number:text> </number:text>
      <number:fill-character> </number:fill-character>
      <number:text>- €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0P0" style:volatile="true">
      <number:number number:decimal-places="0" number:min-decimal-places="0" number:min-integer-digits="1" number:grouping="true"/>
      <number:text> €</number:text>
    </number:number-style>
    <number:number-style style:name="N140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0P0"/>
    </number:number-style>
    <number:number-style style:name="N141P0" style:volatile="true">
      <number:number number:decimal-places="0" number:min-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2" number:min-decimal-places="2" number:min-integer-digits="1" number:grouping="true"/>
      <number:text> €</number:text>
    </number:number-style>
    <number:number-style style:name="N142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3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5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5P2" style:volatile="true">
      <number:text> </number:text>
      <number:fill-character> </number:fill-character>
      <number:text>- €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7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date-style style:name="N10114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5" number:language="de" number:country="DE">
      <number:day number:style="long"/>
      <number:text>. </number:text>
      <number:month number:textual="true"/>
    </number:date-style>
    <number:date-style style:name="N10116" number:language="de" number:country="DE">
      <number:month number:textual="true"/>
      <number:text> </number:text>
      <number:year/>
    </number:date-style>
    <number:time-style style:name="N10117" number:language="de" number:country="DE">
      <number:hours/>
      <number:text>:</number:text>
      <number:minutes number:style="long"/>
      <number:text> </number:text>
      <number:am-pm/>
    </number:time-style>
    <number:time-style style:name="N10118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4P0"/>
    </number:number-style>
    <number:number-style style:name="N10126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6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7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9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30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number:number-style style:name="N10131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31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31P0"/>
    </number:number-style>
    <number:number-style style:name="N10132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32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32P0"/>
    </number:number-style>
    <number:number-style style:name="N1013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33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33P0"/>
    </number:number-style>
    <number:number-style style:name="N10134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34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34P0"/>
    </number:number-style>
    <number:number-style style:name="N10135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35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35P0"/>
    </number:number-style>
    <number:number-style style:name="N10136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36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36P0"/>
    </number:number-style>
    <number:number-style style:name="N10137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37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7P0"/>
    </number:number-style>
    <number:number-style style:name="N10138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38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8P0"/>
    </number:number-style>
    <style:style style:name="Default" style:family="table-cell" style:data-style-name="N0">
      <style:table-cell-properties fo:background-color="transparent" fo:padding="0.071cm" style:rotation-align="none" style:vertical-align="automatic"/>
      <style:text-properties fo:color="#000000" style:font-name="Aptos Narrow" fo:font-family="'Aptos Narrow'" style:font-family-generic="swiss" style:font-pitch="variable" fo:font-size="11pt" style:font-name-asian="Aptos Narrow1" style:font-family-asian="'Aptos Narrow'" style:font-size-asian="11pt" style:font-name-complex="Aptos Narrow1" style:font-family-complex="'Aptos Narrow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  <style:page-layout style:name="Mpm4">
      <style:page-layout-properties fo:margin-top="2cm" fo:margin-bottom="2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5">
      <style:page-layout-properties fo:margin-top="2cm" fo:margin-bottom="2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8">00.00.0000</text:date>, <text:time style:data-style-name="N2" text:time-value="17:39:56.62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PageStyle_5f_Tabelle1" style:display-name="PageStyle_Tabelle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1_20_1" style:display-name="PageStyle_Tabelle1 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1_20_2" style:display-name="PageStyle_Tabelle1 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1_20_3" style:display-name="PageStyle_Tabelle1 3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2" style:display-name="PageStyle_Tabelle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3" style:display-name="PageStyle_Tabelle3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3_20_1" style:display-name="PageStyle_Tabelle3 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1_20_4" style:display-name="PageStyle_Tabelle1 4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1_20_5" style:display-name="PageStyle_Tabelle1 5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7.1$Windows_X86_64 LibreOffice_project/47eb0cf7efbacdee9b19ae25d6752381ede23126</meta:generator>
    <meta:initial-creator>Schön, Malte</meta:initial-creator>
    <meta:creation-date>2024-04-16T08:00:54Z</meta:creation-date>
    <dc:date>2024-04-18T18:09:48.410000000</dc:date>
    <meta:editing-cycles>45</meta:editing-cycles>
    <meta:editing-duration>PT5H48M42S</meta:editing-duration>
    <meta:document-statistic meta:table-count="3" meta:cell-count="2276" meta:object-count="6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ash" svg:stroke-width="0.08cm" svg:stroke-color="#0000ee" draw:fill-color="#0000e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ash"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3cm" svg:height="8.98cm" xlink:href=".." xlink:type="simple" chart:class="chart:scatter" chart:style-name="ch1">
        <chart:legend chart:legend-position="end" svg:x="9.563cm" svg:y="2.253cm" style:legend-expansion="high" chart:style-name="ch2"/>
        <chart:plot-area chart:style-name="ch3" table:cell-range-address="linPTT.A4:linPTT.A14 linPTT.L1:linPTT.L1 linPTT.K4:linPTT.K14 linPTT.L16:linPTT.L16 linPTT.K19:linPTT.K29 expPTT.L2:expPTT.L2 expPTT.K5:expPTT.K15 expPTT.L17:expPTT.L17 expPTT.K20:expPTT.K30" chart:data-source-has-labels="row" svg:x="1.33cm" svg:y="0.179cm" svg:width="7.914cm" svg:height="7.641cm">
          <chart:coordinate-region svg:x="2.508cm" svg:y="0.378cm" svg:width="6.086cm" svg:height="6.795cm"/>
          <chart:axis chart:dimension="x" chart:name="primary-x" chart:style-name="ch4">
            <chart:title svg:x="3.616cm" svg:y="7.999cm" chart:style-name="ch5">
              <text:p>Deformation rate   [1/s]</text:p>
            </chart:title>
          </chart:axis>
          <chart:axis chart:dimension="y" chart:name="primary-y" chart:style-name="ch6">
            <chart:title svg:x="0.451cm" svg:y="5.234cm" chart:style-name="ch7">
              <text:p>Viscosity   [Pa*s]</text:p>
            </chart:title>
            <chart:grid chart:style-name="ch8" chart:class="major"/>
          </chart:axis>
          <chart:series chart:style-name="ch9" chart:values-cell-range-address="linPTT.K4:linPTT.K14" chart:label-cell-address="linPTT.L1:linPTT.L1" chart:class="chart:scatter">
            <chart:domain table:cell-range-address="linPTT.A4:linPTT.A14"/>
            <chart:data-point chart:repeated="11"/>
          </chart:series>
          <chart:series chart:style-name="ch10" chart:values-cell-range-address="linPTT.K19:linPTT.K29" chart:label-cell-address="linPTT.L16:linPTT.L16" chart:class="chart:scatter">
            <chart:domain table:cell-range-address="linPTT.A19:linPTT.A29"/>
            <chart:data-point chart:repeated="11"/>
          </chart:series>
          <chart:series chart:style-name="ch11" chart:values-cell-range-address="expPTT.K5:expPTT.K15" chart:label-cell-address="expPTT.L2:expPTT.L2" chart:class="chart:scatter">
            <chart:domain table:cell-range-address="expPTT.A5:expPTT.A15"/>
            <chart:data-point chart:repeated="11"/>
          </chart:series>
          <chart:series chart:style-name="ch12" chart:values-cell-range-address="expPTT.K20:expPTT.K30" chart:label-cell-address="expPTT.L17:expPTT.L17" chart:class="chart:scatter">
            <chart:domain table:cell-range-address="expPTT.A20:expPTT.A30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00000aLinear modelsteady shearEpsilon = 0.25</text:p>
                <draw:g>
                  <svg:desc>linPTT.L1:linPTT.L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00000bLinear modelsteady uniaxial elongationEpsilon = 0.25</text:p>
                <draw:g>
                  <svg:desc>linPTT.L16:linPTT.L1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aExp modelsteady shearEpsilon = 0.25</text:p>
                <draw:g>
                  <svg:desc>expPTT.L2:expPTT.L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Exp modelsteady uniaxial elongationEpsilon = 0.25</text:p>
                <draw:g>
                  <svg:desc>expPTT.L17:expPTT.L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linPTT.A4:linPTT.A14</svg:desc>
                </draw:g>
              </table:table-cell>
              <table:table-cell office:value-type="float" office:value="333.0045">
                <text:p>333.0045</text:p>
                <draw:g>
                  <svg:desc>linPTT.K4:linPTT.K14</svg:desc>
                </draw:g>
              </table:table-cell>
              <table:table-cell office:value-type="float" office:value="0.0001">
                <text:p>0.0001</text:p>
                <draw:g>
                  <svg:desc>linPTT.A19:linPTT.A29</svg:desc>
                </draw:g>
              </table:table-cell>
              <table:table-cell office:value-type="float" office:value="999.1134">
                <text:p>999.1134</text:p>
                <draw:g>
                  <svg:desc>linPTT.K19:linPTT.K29</svg:desc>
                </draw:g>
              </table:table-cell>
              <table:table-cell office:value-type="float" office:value="0.0001">
                <text:p>0.0001</text:p>
                <draw:g>
                  <svg:desc>expPTT.A5:expPTT.A15</svg:desc>
                </draw:g>
              </table:table-cell>
              <table:table-cell office:value-type="float" office:value="333.0001">
                <text:p>333.0001</text:p>
                <draw:g>
                  <svg:desc>expPTT.K5:expPTT.K1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999.1001">
                <text:p>999.1001</text:p>
                <draw:g>
                  <svg:desc>expPTT.K20:expPTT.K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332.9998">
                <text:p>332.9998</text:p>
              </table:table-cell>
              <table:table-cell office:value-type="float" office:value="0.001">
                <text:p>0.001</text:p>
              </table:table-cell>
              <table:table-cell office:value-type="float" office:value="1000.0005">
                <text:p>1000.0005</text:p>
              </table:table-cell>
              <table:table-cell office:value-type="float" office:value="0.001">
                <text:p>0.001</text:p>
              </table:table-cell>
              <table:table-cell office:value-type="float" office:value="332.999">
                <text:p>332.999</text:p>
              </table:table-cell>
              <table:table-cell office:value-type="float" office:value="0.001">
                <text:p>0.001</text:p>
              </table:table-cell>
              <table:table-cell office:value-type="float" office:value="999.9981">
                <text:p>999.99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332.9834">
                <text:p>332.9834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  <table:table-cell office:value-type="float" office:value="0.01">
                <text:p>0.01</text:p>
              </table:table-cell>
              <table:table-cell office:value-type="float" office:value="332.9834">
                <text:p>332.9834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31.3595">
                <text:p>331.3595</text:p>
              </table:table-cell>
              <table:table-cell office:value-type="float" office:value="0.1">
                <text:p>0.1</text:p>
              </table:table-cell>
              <table:table-cell office:value-type="float" office:value="1113.9862">
                <text:p>1113.9862</text:p>
              </table:table-cell>
              <table:table-cell office:value-type="float" office:value="0.1">
                <text:p>0.1</text:p>
              </table:table-cell>
              <table:table-cell office:value-type="float" office:value="331.3555">
                <text:p>331.3555</text:p>
              </table:table-cell>
              <table:table-cell office:value-type="float" office:value="0.1">
                <text:p>0.1</text:p>
              </table:table-cell>
              <table:table-cell office:value-type="float" office:value="1113.8198">
                <text:p>1113.81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56.7154">
                <text:p>256.7154</text:p>
              </table:table-cell>
              <table:table-cell office:value-type="float" office:value="1">
                <text:p>1</text:p>
              </table:table-cell>
              <table:table-cell office:value-type="float" office:value="2079.52382">
                <text:p>2079.52382</text:p>
              </table:table-cell>
              <table:table-cell office:value-type="float" office:value="1">
                <text:p>1</text:p>
              </table:table-cell>
              <table:table-cell office:value-type="float" office:value="250.7787">
                <text:p>250.7787</text:p>
              </table:table-cell>
              <table:table-cell office:value-type="float" office:value="1">
                <text:p>1</text:p>
              </table:table-cell>
              <table:table-cell office:value-type="float" office:value="1495.03748">
                <text:p>1495.037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82.23587">
                <text:p>82.23587</text:p>
              </table:table-cell>
              <table:table-cell office:value-type="float" office:value="10">
                <text:p>10</text:p>
              </table:table-cell>
              <table:table-cell office:value-type="float" office:value="2598.10656">
                <text:p>2598.10656</text:p>
              </table:table-cell>
              <table:table-cell office:value-type="float" office:value="10">
                <text:p>10</text:p>
              </table:table-cell>
              <table:table-cell office:value-type="float" office:value="61.27228">
                <text:p>61.27228</text:p>
              </table:table-cell>
              <table:table-cell office:value-type="float" office:value="10">
                <text:p>10</text:p>
              </table:table-cell>
              <table:table-cell office:value-type="float" office:value="440.63066">
                <text:p>440.630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19.09439">
                <text:p>19.09439</text:p>
              </table:table-cell>
              <table:table-cell office:value-type="float" office:value="100">
                <text:p>100</text:p>
              </table:table-cell>
              <table:table-cell office:value-type="float" office:value="2657.347073">
                <text:p>2657.347073</text:p>
              </table:table-cell>
              <table:table-cell office:value-type="float" office:value="100">
                <text:p>100</text:p>
              </table:table-cell>
              <table:table-cell office:value-type="float" office:value="8.955066">
                <text:p>8.955066</text:p>
              </table:table-cell>
              <table:table-cell office:value-type="float" office:value="100">
                <text:p>100</text:p>
              </table:table-cell>
              <table:table-cell office:value-type="float" office:value="74.397349">
                <text:p>74.3973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4.177917">
                <text:p>4.177917</text:p>
              </table:table-cell>
              <table:table-cell office:value-type="float" office:value="1000">
                <text:p>1000</text:p>
              </table:table-cell>
              <table:table-cell office:value-type="float" office:value="2663.3339938">
                <text:p>2663.3339938</text:p>
              </table:table-cell>
              <table:table-cell office:value-type="float" office:value="1000">
                <text:p>1000</text:p>
              </table:table-cell>
              <table:table-cell office:value-type="float" office:value="1.123517">
                <text:p>1.123517</text:p>
              </table:table-cell>
              <table:table-cell office:value-type="float" office:value="1000">
                <text:p>1000</text:p>
              </table:table-cell>
              <table:table-cell office:value-type="float" office:value="10.4924766">
                <text:p>10.49247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0.9030846">
                <text:p>0.9030846</text:p>
              </table:table-cell>
              <table:table-cell office:value-type="float" office:value="10000">
                <text:p>10000</text:p>
              </table:table-cell>
              <table:table-cell office:value-type="float" office:value="2663.93309226">
                <text:p>2663.93309226</text:p>
              </table:table-cell>
              <table:table-cell office:value-type="float" office:value="10000">
                <text:p>10000</text:p>
              </table:table-cell>
              <table:table-cell office:value-type="float" office:value="0.1318151">
                <text:p>0.1318151</text:p>
              </table:table-cell>
              <table:table-cell office:value-type="float" office:value="10000">
                <text:p>10000</text:p>
              </table:table-cell>
              <table:table-cell office:value-type="float" office:value="1.35516267">
                <text:p>1.355162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0.1947019">
                <text:p>0.1947019</text:p>
              </table:table-cell>
              <table:table-cell office:value-type="float" office:value="100000">
                <text:p>100000</text:p>
              </table:table-cell>
              <table:table-cell office:value-type="float" office:value="2663.993114222">
                <text:p>2663.993114222</text:p>
              </table:table-cell>
              <table:table-cell office:value-type="float" office:value="100000">
                <text:p>100000</text:p>
              </table:table-cell>
              <table:table-cell office:value-type="float" office:value="0.0149029">
                <text:p>0.0149029</text:p>
              </table:table-cell>
              <table:table-cell office:value-type="float" office:value="100000">
                <text:p>100000</text:p>
              </table:table-cell>
              <table:table-cell office:value-type="float" office:value="0.166137068">
                <text:p>0.1661370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0.0419481">
                <text:p>0.0419481</text:p>
              </table:table-cell>
              <table:table-cell office:value-type="float" office:value="1000000">
                <text:p>1000000</text:p>
              </table:table-cell>
              <table:table-cell office:value-type="float" office:value="2663.9991114213">
                <text:p>2663.9991114213</text:p>
              </table:table-cell>
              <table:table-cell office:value-type="float" office:value="1000000">
                <text:p>1000000</text:p>
              </table:table-cell>
              <table:table-cell office:value-type="float" office:value="0.00164608">
                <text:p>0.00164608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72749">
                <text:p>0.01967727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300%" draw:distance="100%"/>
  </office:styles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ash" svg:stroke-width="0.08cm" svg:stroke-color="#0000ee" draw:fill-color="#0000e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dash" draw:stroke-dash="Double_20_Dash_20_Dot_20_Dot_20__28_Rounded_29_" svg:stroke-width="0.08cm" svg:stroke-color="#0000ee" svg:stroke-linecap="round" draw:fill-color="#0000e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ash" svg:stroke-width="0.08cm" svg:stroke-color="#000000" draw:fill-color="#0000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dash" draw:stroke-dash="Double_20_Dash_20_Dot_20_Dot_20__28_Rounded_29_" svg:stroke-width="0.08cm" svg:stroke-color="#000000" svg:stroke-linecap="round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4.399cm" svg:height="19.314cm" xlink:href=".." xlink:type="simple" chart:class="chart:scatter" chart:style-name="ch1">
        <chart:legend chart:legend-position="end" svg:x="23.312cm" svg:y="8.113cm" style:legend-expansion="high" chart:style-name="ch2"/>
        <chart:plot-area chart:style-name="ch3" table:cell-range-address="giesekus.A4:giesekus.A14 giesekus.L1:giesekus.L1 giesekus.K4:giesekus.K14 giesekus.L16:giesekus.L16 giesekus.K19:giesekus.K29 giesekus.L31:giesekus.L31 giesekus.K34:giesekus.K44 expPTT.L2:expPTT.L2 expPTT.K5:expPTT.K15 expPTT.L17:expPTT.L17 expPTT.K20:expPTT.K30 expPTT.L32:expPTT.L32 expPTT.K35:expPTT.K45" chart:data-source-has-labels="row" svg:x="1.698cm" svg:y="0.386cm" svg:width="20.927cm" svg:height="17.561cm">
          <chart:coordinate-region svg:x="3.06cm" svg:y="0.585cm" svg:width="18.915cm" svg:height="16.715cm"/>
          <chart:axis chart:dimension="x" chart:name="primary-x" chart:style-name="ch4">
            <chart:title svg:x="10.49cm" svg:y="18.333cm" chart:style-name="ch5">
              <text:p>Deformation rate   [1/s]</text:p>
            </chart:title>
          </chart:axis>
          <chart:axis chart:dimension="y" chart:name="primary-y" chart:style-name="ch6">
            <chart:title svg:x="0.451cm" svg:y="10.401cm" chart:style-name="ch7">
              <text:p>Viscosity   [Pa*s]</text:p>
            </chart:title>
            <chart:grid chart:style-name="ch8" chart:class="major"/>
          </chart:axis>
          <chart:series chart:style-name="ch9" chart:values-cell-range-address="giesekus.K4:giesekus.K14" chart:label-cell-address="giesekus.L1:giesekus.L1" chart:class="chart:scatter">
            <chart:domain table:cell-range-address="giesekus.A4:giesekus.A14"/>
            <chart:data-point chart:repeated="11"/>
          </chart:series>
          <chart:series chart:style-name="ch10" chart:values-cell-range-address="giesekus.K19:giesekus.K29" chart:label-cell-address="giesekus.L16:giesekus.L16" chart:class="chart:scatter">
            <chart:domain table:cell-range-address="giesekus.A19:giesekus.A29"/>
            <chart:data-point chart:repeated="11"/>
          </chart:series>
          <chart:series chart:style-name="ch11" chart:values-cell-range-address="giesekus.K34:giesekus.K44" chart:label-cell-address="giesekus.L31:giesekus.L31" chart:class="chart:scatter">
            <chart:domain table:cell-range-address="giesekus.A34:giesekus.A44"/>
            <chart:data-point chart:repeated="11"/>
          </chart:series>
          <chart:series chart:style-name="ch12" chart:values-cell-range-address="expPTT.K5:expPTT.K15" chart:label-cell-address="expPTT.L2:expPTT.L2" chart:class="chart:scatter">
            <chart:domain table:cell-range-address="expPTT.A5:expPTT.A15"/>
            <chart:data-point chart:repeated="11"/>
          </chart:series>
          <chart:series chart:style-name="ch13" chart:values-cell-range-address="expPTT.K20:expPTT.K30" chart:label-cell-address="expPTT.L17:expPTT.L17" chart:class="chart:scatter">
            <chart:domain table:cell-range-address="expPTT.A20:expPTT.A30"/>
            <chart:data-point chart:repeated="11"/>
          </chart:series>
          <chart:series chart:style-name="ch14" chart:values-cell-range-address="expPTT.K35:expPTT.K45" chart:label-cell-address="expPTT.L32:expPTT.L32" chart:class="chart:scatter">
            <chart:domain table:cell-range-address="expPTT.A35:expPTT.A45"/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20000aGiesekussteady shearAlpha = 0.01</text:p>
                <draw:g>
                  <svg:desc>giesekus.L1:giesekus.L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0bGiesekussteady uniaxial elongationAlpha = 0.01</text:p>
                <draw:g>
                  <svg:desc>giesekus.L16:giesekus.L1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0cGiesekussteady planar elongationAlpha = 0.01</text:p>
                <draw:g>
                  <svg:desc>giesekus.L31:giesekus.L3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aExp modelsteady shearEpsilon = 0.25</text:p>
                <draw:g>
                  <svg:desc>expPTT.L2:expPTT.L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Exp modelsteady uniaxial elongationEpsilon = 0.25</text:p>
                <draw:g>
                  <svg:desc>expPTT.L17:expPTT.L1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cExp modelsteady planar elongationEpsilon = 0.25</text:p>
                <draw:g>
                  <svg:desc>expPTT.L32:expPTT.L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giesekus.A4:giesekus.A14</svg:desc>
                </draw:g>
              </table:table-cell>
              <table:table-cell office:value-type="float" office:value="333.0001">
                <text:p>333.0001</text:p>
                <draw:g>
                  <svg:desc>giesekus.K4:giesekus.K14</svg:desc>
                </draw:g>
              </table:table-cell>
              <table:table-cell office:value-type="float" office:value="0.0001">
                <text:p>0.0001</text:p>
                <draw:g>
                  <svg:desc>giesekus.A19:giesekus.A29</svg:desc>
                </draw:g>
              </table:table-cell>
              <table:table-cell office:value-type="float" office:value="999.0991">
                <text:p>999.0991</text:p>
                <draw:g>
                  <svg:desc>giesekus.K19:giesekus.K29</svg:desc>
                </draw:g>
              </table:table-cell>
              <table:table-cell office:value-type="float" office:value="0.0001">
                <text:p>0.0001</text:p>
                <draw:g>
                  <svg:desc>giesekus.A34:giesekus.A44</svg:desc>
                </draw:g>
              </table:table-cell>
              <table:table-cell office:value-type="float" office:value="1332.0003">
                <text:p>1332.0003</text:p>
                <draw:g>
                  <svg:desc>giesekus.K34:giesekus.K44</svg:desc>
                </draw:g>
              </table:table-cell>
              <table:table-cell office:value-type="float" office:value="0.0001">
                <text:p>0.0001</text:p>
                <draw:g>
                  <svg:desc>expPTT.A5:expPTT.A15</svg:desc>
                </draw:g>
              </table:table-cell>
              <table:table-cell office:value-type="float" office:value="333.0001">
                <text:p>333.0001</text:p>
                <draw:g>
                  <svg:desc>expPTT.K5:expPTT.K1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999.1001">
                <text:p>999.1001</text:p>
                <draw:g>
                  <svg:desc>expPTT.K20:expPTT.K30</svg:desc>
                </draw:g>
              </table:table-cell>
              <table:table-cell office:value-type="float" office:value="0.0001">
                <text:p>0.0001</text:p>
                <draw:g>
                  <svg:desc>expPTT.A35:expPTT.A45</svg:desc>
                </draw:g>
              </table:table-cell>
              <table:table-cell office:value-type="float" office:value="1332.0002">
                <text:p>1332.0002</text:p>
                <draw:g>
                  <svg:desc>expPTT.K35:expPTT.K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332.9992">
                <text:p>332.9992</text:p>
              </table:table-cell>
              <table:table-cell office:value-type="float" office:value="0.001">
                <text:p>0.001</text:p>
              </table:table-cell>
              <table:table-cell office:value-type="float" office:value="999.9896">
                <text:p>999.9896</text:p>
              </table:table-cell>
              <table:table-cell office:value-type="float" office:value="0.001">
                <text:p>0.001</text:p>
              </table:table-cell>
              <table:table-cell office:value-type="float" office:value="1332.002">
                <text:p>1332.002</text:p>
              </table:table-cell>
              <table:table-cell office:value-type="float" office:value="0.001">
                <text:p>0.001</text:p>
              </table:table-cell>
              <table:table-cell office:value-type="float" office:value="332.999">
                <text:p>332.999</text:p>
              </table:table-cell>
              <table:table-cell office:value-type="float" office:value="0.001">
                <text:p>0.001</text:p>
              </table:table-cell>
              <table:table-cell office:value-type="float" office:value="999.9981">
                <text:p>999.9981</text:p>
              </table:table-cell>
              <table:table-cell office:value-type="float" office:value="0.001">
                <text:p>0.001</text:p>
              </table:table-cell>
              <table:table-cell office:value-type="float" office:value="1331.9994">
                <text:p>1331.99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332.999">
                <text:p>332.999</text:p>
              </table:table-cell>
              <table:table-cell office:value-type="float" office:value="0.01">
                <text:p>0.01</text:p>
              </table:table-cell>
              <table:table-cell office:value-type="float" office:value="1009.1857">
                <text:p>1009.1857</text:p>
              </table:table-cell>
              <table:table-cell office:value-type="float" office:value="0.01">
                <text:p>0.01</text:p>
              </table:table-cell>
              <table:table-cell office:value-type="float" office:value="1332.5171">
                <text:p>1332.5171</text:p>
              </table:table-cell>
              <table:table-cell office:value-type="float" office:value="0.01">
                <text:p>0.01</text:p>
              </table:table-cell>
              <table:table-cell office:value-type="float" office:value="332.9834">
                <text:p>332.9834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  <table:table-cell office:value-type="float" office:value="0.01">
                <text:p>0.01</text:p>
              </table:table-cell>
              <table:table-cell office:value-type="float" office:value="1332.2664">
                <text:p>1332.26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32.9008">
                <text:p>332.9008</text:p>
              </table:table-cell>
              <table:table-cell office:value-type="float" office:value="0.1">
                <text:p>0.1</text:p>
              </table:table-cell>
              <table:table-cell office:value-type="float" office:value="1132.8925">
                <text:p>1132.8925</text:p>
              </table:table-cell>
              <table:table-cell office:value-type="float" office:value="0.1">
                <text:p>0.1</text:p>
              </table:table-cell>
              <table:table-cell office:value-type="float" office:value="1385.6876">
                <text:p>1385.6876</text:p>
              </table:table-cell>
              <table:table-cell office:value-type="float" office:value="0.1">
                <text:p>0.1</text:p>
              </table:table-cell>
              <table:table-cell office:value-type="float" office:value="331.3555">
                <text:p>331.3555</text:p>
              </table:table-cell>
              <table:table-cell office:value-type="float" office:value="0.1">
                <text:p>0.1</text:p>
              </table:table-cell>
              <table:table-cell office:value-type="float" office:value="1113.8198">
                <text:p>1113.8198</text:p>
              </table:table-cell>
              <table:table-cell office:value-type="float" office:value="0.1">
                <text:p>0.1</text:p>
              </table:table-cell>
              <table:table-cell office:value-type="float" office:value="1357.8302">
                <text:p>1357.83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23.7358">
                <text:p>323.7358</text:p>
              </table:table-cell>
              <table:table-cell office:value-type="float" office:value="1">
                <text:p>1</text:p>
              </table:table-cell>
              <table:table-cell office:value-type="float" office:value="34120.0983">
                <text:p>34120.0983</text:p>
              </table:table-cell>
              <table:table-cell office:value-type="float" office:value="1">
                <text:p>1</text:p>
              </table:table-cell>
              <table:table-cell office:value-type="float" office:value="34175.6755">
                <text:p>34175.6755</text:p>
              </table:table-cell>
              <table:table-cell office:value-type="float" office:value="1">
                <text:p>1</text:p>
              </table:table-cell>
              <table:table-cell office:value-type="float" office:value="250.7787">
                <text:p>250.7787</text:p>
              </table:table-cell>
              <table:table-cell office:value-type="float" office:value="1">
                <text:p>1</text:p>
              </table:table-cell>
              <table:table-cell office:value-type="float" office:value="1495.03748">
                <text:p>1495.03748</text:p>
              </table:table-cell>
              <table:table-cell office:value-type="float" office:value="1">
                <text:p>1</text:p>
              </table:table-cell>
              <table:table-cell office:value-type="float" office:value="1511.205">
                <text:p>1511.2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60.1379">
                <text:p>160.1379</text:p>
              </table:table-cell>
              <table:table-cell office:value-type="float" office:value="10">
                <text:p>10</text:p>
              </table:table-cell>
              <table:table-cell office:value-type="float" office:value="63335.32763">
                <text:p>63335.32763</text:p>
              </table:table-cell>
              <table:table-cell office:value-type="float" office:value="10">
                <text:p>10</text:p>
              </table:table-cell>
              <table:table-cell office:value-type="float" office:value="63336.75868">
                <text:p>63336.75868</text:p>
              </table:table-cell>
              <table:table-cell office:value-type="float" office:value="10">
                <text:p>10</text:p>
              </table:table-cell>
              <table:table-cell office:value-type="float" office:value="61.27228">
                <text:p>61.27228</text:p>
              </table:table-cell>
              <table:table-cell office:value-type="float" office:value="10">
                <text:p>10</text:p>
              </table:table-cell>
              <table:table-cell office:value-type="float" office:value="440.63066">
                <text:p>440.63066</text:p>
              </table:table-cell>
              <table:table-cell office:value-type="float" office:value="10">
                <text:p>10</text:p>
              </table:table-cell>
              <table:table-cell office:value-type="float" office:value="441.12204">
                <text:p>441.122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26.55041">
                <text:p>26.55041</text:p>
              </table:table-cell>
              <table:table-cell office:value-type="float" office:value="100">
                <text:p>100</text:p>
              </table:table-cell>
              <table:table-cell office:value-type="float" office:value="66273.637333">
                <text:p>66273.637333</text:p>
              </table:table-cell>
              <table:table-cell office:value-type="float" office:value="100">
                <text:p>100</text:p>
              </table:table-cell>
              <table:table-cell office:value-type="float" office:value="66273.653597">
                <text:p>66273.653597</text:p>
              </table:table-cell>
              <table:table-cell office:value-type="float" office:value="100">
                <text:p>100</text:p>
              </table:table-cell>
              <table:table-cell office:value-type="float" office:value="8.955066">
                <text:p>8.955066</text:p>
              </table:table-cell>
              <table:table-cell office:value-type="float" office:value="100">
                <text:p>100</text:p>
              </table:table-cell>
              <table:table-cell office:value-type="float" office:value="74.397349">
                <text:p>74.397349</text:p>
              </table:table-cell>
              <table:table-cell office:value-type="float" office:value="100">
                <text:p>100</text:p>
              </table:table-cell>
              <table:table-cell office:value-type="float" office:value="74.42491">
                <text:p>74.424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3.092992">
                <text:p>3.092992</text:p>
              </table:table-cell>
              <table:table-cell office:value-type="float" office:value="1000">
                <text:p>1000</text:p>
              </table:table-cell>
              <table:table-cell office:value-type="float" office:value="66567.3626704">
                <text:p>66567.3626704</text:p>
              </table:table-cell>
              <table:table-cell office:value-type="float" office:value="1000">
                <text:p>1000</text:p>
              </table:table-cell>
              <table:table-cell office:value-type="float" office:value="66567.3628352">
                <text:p>66567.3628352</text:p>
              </table:table-cell>
              <table:table-cell office:value-type="float" office:value="1000">
                <text:p>1000</text:p>
              </table:table-cell>
              <table:table-cell office:value-type="float" office:value="1.123517">
                <text:p>1.123517</text:p>
              </table:table-cell>
              <table:table-cell office:value-type="float" office:value="1000">
                <text:p>1000</text:p>
              </table:table-cell>
              <table:table-cell office:value-type="float" office:value="10.4924766">
                <text:p>10.4924766</text:p>
              </table:table-cell>
              <table:table-cell office:value-type="float" office:value="1000">
                <text:p>1000</text:p>
              </table:table-cell>
              <table:table-cell office:value-type="float" office:value="10.494379">
                <text:p>10.4943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0.3609282">
                <text:p>0.3609282</text:p>
              </table:table-cell>
              <table:table-cell office:value-type="float" office:value="10000">
                <text:p>10000</text:p>
              </table:table-cell>
              <table:table-cell office:value-type="float" office:value="66596.7332967">
                <text:p>66596.7332967</text:p>
              </table:table-cell>
              <table:table-cell office:value-type="float" office:value="10000">
                <text:p>10000</text:p>
              </table:table-cell>
              <table:table-cell office:value-type="float" office:value="66596.73329835">
                <text:p>66596.73329835</text:p>
              </table:table-cell>
              <table:table-cell office:value-type="float" office:value="10000">
                <text:p>10000</text:p>
              </table:table-cell>
              <table:table-cell office:value-type="float" office:value="0.1318151">
                <text:p>0.1318151</text:p>
              </table:table-cell>
              <table:table-cell office:value-type="float" office:value="10000">
                <text:p>10000</text:p>
              </table:table-cell>
              <table:table-cell office:value-type="float" office:value="1.35516267">
                <text:p>1.35516267</text:p>
              </table:table-cell>
              <table:table-cell office:value-type="float" office:value="10000">
                <text:p>10000</text:p>
              </table:table-cell>
              <table:table-cell office:value-type="float" office:value="1.35530749">
                <text:p>1.355307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0.06771308">
                <text:p>0.06771308</text:p>
              </table:table-cell>
              <table:table-cell office:value-type="float" office:value="100000">
                <text:p>100000</text:p>
              </table:table-cell>
              <table:table-cell office:value-type="float" office:value="66599.673329967">
                <text:p>66599.673329967</text:p>
              </table:table-cell>
              <table:table-cell office:value-type="float" office:value="100000">
                <text:p>100000</text:p>
              </table:table-cell>
              <table:table-cell office:value-type="float" office:value="66599.673329984">
                <text:p>66599.673329984</text:p>
              </table:table-cell>
              <table:table-cell office:value-type="float" office:value="100000">
                <text:p>100000</text:p>
              </table:table-cell>
              <table:table-cell office:value-type="float" office:value="0.0149029">
                <text:p>0.0149029</text:p>
              </table:table-cell>
              <table:table-cell office:value-type="float" office:value="100000">
                <text:p>100000</text:p>
              </table:table-cell>
              <table:table-cell office:value-type="float" office:value="0.166137068">
                <text:p>0.166137068</text:p>
              </table:table-cell>
              <table:table-cell office:value-type="float" office:value="100000">
                <text:p>100000</text:p>
              </table:table-cell>
              <table:table-cell office:value-type="float" office:value="0.166148416">
                <text:p>0.1661484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0.01064907">
                <text:p>0.01064907</text:p>
              </table:table-cell>
              <table:table-cell office:value-type="float" office:value="1000000">
                <text:p>1000000</text:p>
              </table:table-cell>
              <table:table-cell office:value-type="float" office:value="66599.9603329997">
                <text:p>66599.9603329997</text:p>
              </table:table-cell>
              <table:table-cell office:value-type="float" office:value="1000000">
                <text:p>1000000</text:p>
              </table:table-cell>
              <table:table-cell office:value-type="float" office:value="66599.9603329998">
                <text:p>66599.9603329998</text:p>
              </table:table-cell>
              <table:table-cell office:value-type="float" office:value="1000000">
                <text:p>1000000</text:p>
              </table:table-cell>
              <table:table-cell office:value-type="float" office:value="0.00164608">
                <text:p>0.00164608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72749">
                <text:p>0.0196772749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82513">
                <text:p>0.01967825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300%" draw:distance="100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ash" svg:stroke-width="0.08cm" svg:stroke-color="#0000ee" draw:fill-color="#0000e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ash"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3cm" svg:height="8.98cm" xlink:href=".." xlink:type="simple" chart:class="chart:scatter" chart:style-name="ch1">
        <chart:legend chart:legend-position="end" svg:x="9.563cm" svg:y="2.253cm" style:legend-expansion="high" chart:style-name="ch2"/>
        <chart:plot-area chart:style-name="ch3" table:cell-range-address="linPTT.A4:linPTT.A14 expPTT.L47:expPTT.L47 expPTT.K50:expPTT.K60 expPTT.L62:expPTT.L62 expPTT.K65:expPTT.K75 expPTT.L2:expPTT.L2 expPTT.K5:expPTT.K15 expPTT.L17:expPTT.L17 expPTT.K20:expPTT.K30" chart:data-source-has-labels="row" svg:x="1.33cm" svg:y="0.179cm" svg:width="7.914cm" svg:height="7.641cm">
          <chart:coordinate-region svg:x="2.693cm" svg:y="0.378cm" svg:width="5.901cm" svg:height="6.795cm"/>
          <chart:axis chart:dimension="x" chart:name="primary-x" chart:style-name="ch4">
            <chart:title svg:x="3.616cm" svg:y="7.999cm" chart:style-name="ch5">
              <text:p>Deformation rate   [1/s]</text:p>
            </chart:title>
          </chart:axis>
          <chart:axis chart:dimension="y" chart:name="primary-y" chart:style-name="ch6">
            <chart:title svg:x="0.451cm" svg:y="5.234cm" chart:style-name="ch7">
              <text:p>Viscosity   [Pa*s]</text:p>
            </chart:title>
            <chart:grid chart:style-name="ch8" chart:class="major"/>
          </chart:axis>
          <chart:series chart:style-name="ch9" chart:values-cell-range-address="expPTT.K50:expPTT.K60" chart:label-cell-address="expPTT.L47:expPTT.L47" chart:class="chart:scatter">
            <chart:domain table:cell-range-address="linPTT.A4:linPTT.A14"/>
            <chart:data-point chart:repeated="11"/>
          </chart:series>
          <chart:series chart:style-name="ch10" chart:values-cell-range-address="expPTT.K65:expPTT.K75" chart:label-cell-address="expPTT.L62:expPTT.L62" chart:class="chart:scatter">
            <chart:domain table:cell-range-address="linPTT.A19:linPTT.A29"/>
            <chart:data-point chart:repeated="11"/>
          </chart:series>
          <chart:series chart:style-name="ch11" chart:values-cell-range-address="expPTT.K5:expPTT.K15" chart:label-cell-address="expPTT.L2:expPTT.L2" chart:class="chart:scatter">
            <chart:domain table:cell-range-address="expPTT.A5:expPTT.A15"/>
            <chart:data-point chart:repeated="11"/>
          </chart:series>
          <chart:series chart:style-name="ch12" chart:values-cell-range-address="expPTT.K20:expPTT.K30" chart:label-cell-address="expPTT.L17:expPTT.L17" chart:class="chart:scatter">
            <chart:domain table:cell-range-address="expPTT.A20:expPTT.A30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010aExp modelsteady shearEpsilon = 0.01</text:p>
                <draw:g>
                  <svg:desc>expPTT.L47:expPTT.L4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10bExp modelsteady uniaxial elongationEpsilon = 0.01</text:p>
                <draw:g>
                  <svg:desc>expPTT.L62:expPTT.L6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aExp modelsteady shearEpsilon = 0.25</text:p>
                <draw:g>
                  <svg:desc>expPTT.L2:expPTT.L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Exp modelsteady uniaxial elongationEpsilon = 0.25</text:p>
                <draw:g>
                  <svg:desc>expPTT.L17:expPTT.L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linPTT.A4:linPTT.A14</svg:desc>
                </draw:g>
              </table:table-cell>
              <table:table-cell office:value-type="float" office:value="333.0001">
                <text:p>333.0001</text:p>
                <draw:g>
                  <svg:desc>expPTT.K50:expPTT.K60</svg:desc>
                </draw:g>
              </table:table-cell>
              <table:table-cell office:value-type="float" office:value="0.0001">
                <text:p>0.0001</text:p>
                <draw:g>
                  <svg:desc>linPTT.A19:linPTT.A29</svg:desc>
                </draw:g>
              </table:table-cell>
              <table:table-cell office:value-type="float" office:value="999.1002">
                <text:p>999.1002</text:p>
                <draw:g>
                  <svg:desc>expPTT.K65:expPTT.K75</svg:desc>
                </draw:g>
              </table:table-cell>
              <table:table-cell office:value-type="float" office:value="0.0001">
                <text:p>0.0001</text:p>
                <draw:g>
                  <svg:desc>expPTT.A5:expPTT.A15</svg:desc>
                </draw:g>
              </table:table-cell>
              <table:table-cell office:value-type="float" office:value="333.0001">
                <text:p>333.0001</text:p>
                <draw:g>
                  <svg:desc>expPTT.K5:expPTT.K1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999.1001">
                <text:p>999.1001</text:p>
                <draw:g>
                  <svg:desc>expPTT.K20:expPTT.K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332.9992">
                <text:p>332.9992</text:p>
              </table:table-cell>
              <table:table-cell office:value-type="float" office:value="0.001">
                <text:p>0.001</text:p>
              </table:table-cell>
              <table:table-cell office:value-type="float" office:value="999.9995">
                <text:p>999.9995</text:p>
              </table:table-cell>
              <table:table-cell office:value-type="float" office:value="0.001">
                <text:p>0.001</text:p>
              </table:table-cell>
              <table:table-cell office:value-type="float" office:value="332.999">
                <text:p>332.999</text:p>
              </table:table-cell>
              <table:table-cell office:value-type="float" office:value="0.001">
                <text:p>0.001</text:p>
              </table:table-cell>
              <table:table-cell office:value-type="float" office:value="999.9981">
                <text:p>999.99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332.9993">
                <text:p>332.9993</text:p>
              </table:table-cell>
              <table:table-cell office:value-type="float" office:value="0.01">
                <text:p>0.01</text:p>
              </table:table-cell>
              <table:table-cell office:value-type="float" office:value="1009.2886">
                <text:p>1009.2886</text:p>
              </table:table-cell>
              <table:table-cell office:value-type="float" office:value="0.01">
                <text:p>0.01</text:p>
              </table:table-cell>
              <table:table-cell office:value-type="float" office:value="332.9834">
                <text:p>332.9834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32.9334">
                <text:p>332.9334</text:p>
              </table:table-cell>
              <table:table-cell office:value-type="float" office:value="0.1">
                <text:p>0.1</text:p>
              </table:table-cell>
              <table:table-cell office:value-type="float" office:value="1134.3319">
                <text:p>1134.3319</text:p>
              </table:table-cell>
              <table:table-cell office:value-type="float" office:value="0.1">
                <text:p>0.1</text:p>
              </table:table-cell>
              <table:table-cell office:value-type="float" office:value="331.3555">
                <text:p>331.3555</text:p>
              </table:table-cell>
              <table:table-cell office:value-type="float" office:value="0.1">
                <text:p>0.1</text:p>
              </table:table-cell>
              <table:table-cell office:value-type="float" office:value="1113.8198">
                <text:p>1113.81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26.6528">
                <text:p>326.6528</text:p>
              </table:table-cell>
              <table:table-cell office:value-type="float" office:value="1">
                <text:p>1</text:p>
              </table:table-cell>
              <table:table-cell office:value-type="float" office:value="23875.0827">
                <text:p>23875.0827</text:p>
              </table:table-cell>
              <table:table-cell office:value-type="float" office:value="1">
                <text:p>1</text:p>
              </table:table-cell>
              <table:table-cell office:value-type="float" office:value="250.7787">
                <text:p>250.7787</text:p>
              </table:table-cell>
              <table:table-cell office:value-type="float" office:value="1">
                <text:p>1</text:p>
              </table:table-cell>
              <table:table-cell office:value-type="float" office:value="1495.03748">
                <text:p>1495.037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82.5564">
                <text:p>182.5564</text:p>
              </table:table-cell>
              <table:table-cell office:value-type="float" office:value="10">
                <text:p>10</text:p>
              </table:table-cell>
              <table:table-cell office:value-type="float" office:value="10020.07544">
                <text:p>10020.07544</text:p>
              </table:table-cell>
              <table:table-cell office:value-type="float" office:value="10">
                <text:p>10</text:p>
              </table:table-cell>
              <table:table-cell office:value-type="float" office:value="61.27228">
                <text:p>61.27228</text:p>
              </table:table-cell>
              <table:table-cell office:value-type="float" office:value="10">
                <text:p>10</text:p>
              </table:table-cell>
              <table:table-cell office:value-type="float" office:value="440.63066">
                <text:p>440.630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35.27948">
                <text:p>35.27948</text:p>
              </table:table-cell>
              <table:table-cell office:value-type="float" office:value="100">
                <text:p>100</text:p>
              </table:table-cell>
              <table:table-cell office:value-type="float" office:value="1768.292608">
                <text:p>1768.292608</text:p>
              </table:table-cell>
              <table:table-cell office:value-type="float" office:value="100">
                <text:p>100</text:p>
              </table:table-cell>
              <table:table-cell office:value-type="float" office:value="8.955066">
                <text:p>8.955066</text:p>
              </table:table-cell>
              <table:table-cell office:value-type="float" office:value="100">
                <text:p>100</text:p>
              </table:table-cell>
              <table:table-cell office:value-type="float" office:value="74.397349">
                <text:p>74.3973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4.843168">
                <text:p>4.843168</text:p>
              </table:table-cell>
              <table:table-cell office:value-type="float" office:value="1000">
                <text:p>1000</text:p>
              </table:table-cell>
              <table:table-cell office:value-type="float" office:value="253.486503">
                <text:p>253.486503</text:p>
              </table:table-cell>
              <table:table-cell office:value-type="float" office:value="1000">
                <text:p>1000</text:p>
              </table:table-cell>
              <table:table-cell office:value-type="float" office:value="1.123517">
                <text:p>1.123517</text:p>
              </table:table-cell>
              <table:table-cell office:value-type="float" office:value="1000">
                <text:p>1000</text:p>
              </table:table-cell>
              <table:table-cell office:value-type="float" office:value="10.4924766">
                <text:p>10.49247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0.5924968">
                <text:p>0.5924968</text:p>
              </table:table-cell>
              <table:table-cell office:value-type="float" office:value="10000">
                <text:p>10000</text:p>
              </table:table-cell>
              <table:table-cell office:value-type="float" office:value="33.01525282">
                <text:p>33.01525282</text:p>
              </table:table-cell>
              <table:table-cell office:value-type="float" office:value="10000">
                <text:p>10000</text:p>
              </table:table-cell>
              <table:table-cell office:value-type="float" office:value="0.1318151">
                <text:p>0.1318151</text:p>
              </table:table-cell>
              <table:table-cell office:value-type="float" office:value="10000">
                <text:p>10000</text:p>
              </table:table-cell>
              <table:table-cell office:value-type="float" office:value="1.35516267">
                <text:p>1.355162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0.06860008">
                <text:p>0.06860008</text:p>
              </table:table-cell>
              <table:table-cell office:value-type="float" office:value="100000">
                <text:p>100000</text:p>
              </table:table-cell>
              <table:table-cell office:value-type="float" office:value="4.068223561">
                <text:p>4.068223561</text:p>
              </table:table-cell>
              <table:table-cell office:value-type="float" office:value="100000">
                <text:p>100000</text:p>
              </table:table-cell>
              <table:table-cell office:value-type="float" office:value="0.0149029">
                <text:p>0.0149029</text:p>
              </table:table-cell>
              <table:table-cell office:value-type="float" office:value="100000">
                <text:p>100000</text:p>
              </table:table-cell>
              <table:table-cell office:value-type="float" office:value="0.166137068">
                <text:p>0.1661370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0.007693567">
                <text:p>0.007693567</text:p>
              </table:table-cell>
              <table:table-cell office:value-type="float" office:value="1000000">
                <text:p>1000000</text:p>
              </table:table-cell>
              <table:table-cell office:value-type="float" office:value="0.4834940526">
                <text:p>0.4834940526</text:p>
              </table:table-cell>
              <table:table-cell office:value-type="float" office:value="1000000">
                <text:p>1000000</text:p>
              </table:table-cell>
              <table:table-cell office:value-type="float" office:value="0.00164608">
                <text:p>0.00164608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72749">
                <text:p>0.019677274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300%" draw:distance="100%"/>
  </office:styles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1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ot" svg:stroke-width="0.08cm" svg:stroke-color="#000000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ot" svg:stroke-width="0.08cm" svg:stroke-color="#0000ee" draw:fill-color="#0000e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3cm" svg:height="8.98cm" xlink:href=".." xlink:type="simple" chart:class="chart:scatter" chart:style-name="ch1">
        <chart:legend chart:legend-position="end" svg:x="9.563cm" svg:y="2.253cm" style:legend-expansion="high" chart:style-name="ch2"/>
        <chart:plot-area chart:style-name="ch3" table:cell-range-address="expPTT.A5:expPTT.A15 expPTT.L2:expPTT.L2 expPTT.M5:expPTT.M15 expPTT.L17:expPTT.L17 expPTT.K20:expPTT.K30 linPTT.L1:linPTT.L1 linPTT.M4:linPTT.M14 linPTT.L16:linPTT.L16 linPTT.K19:linPTT.K29" chart:data-source-has-labels="row" svg:x="1.33cm" svg:y="0.179cm" svg:width="7.034cm" svg:height="7.641cm">
          <chart:coordinate-region svg:x="2.507cm" svg:y="0.378cm" svg:width="5.235cm" svg:height="5.996cm"/>
          <chart:axis chart:dimension="x" chart:name="primary-x" chart:style-name="ch4">
            <chart:title svg:x="3.176cm" svg:y="7.999cm" chart:style-name="ch5">
              <text:p>Deformation rate   [1/s]</text:p>
            </chart:title>
          </chart:axis>
          <chart:axis chart:dimension="y" chart:name="primary-y" chart:style-name="ch6">
            <chart:title svg:x="0.451cm" svg:y="5.234cm" chart:style-name="ch7">
              <text:p>Viscosity   [Pa*s]</text:p>
            </chart:title>
            <chart:grid chart:style-name="ch8" chart:class="major"/>
          </chart:axis>
          <chart:axis chart:dimension="y" chart:name="secondary-y" chart:style-name="ch9">
            <chart:title svg:x="8.683cm" svg:y="4.969cm" chart:style-name="ch7">
              <text:p>Die swell   [-]</text:p>
            </chart:title>
          </chart:axis>
          <chart:series chart:attached-axis="secondary-y" chart:style-name="ch10" chart:values-cell-range-address="expPTT.M5:expPTT.M15" chart:label-cell-address="expPTT.L2:expPTT.L2" chart:class="chart:scatter">
            <chart:domain table:cell-range-address="expPTT.A5:expPTT.A15"/>
            <chart:data-point chart:repeated="11"/>
          </chart:series>
          <chart:series chart:attached-axis="primary-y" chart:style-name="ch11" chart:values-cell-range-address="expPTT.K20:expPTT.K30" chart:label-cell-address="expPTT.L17:expPTT.L17" chart:class="chart:scatter">
            <chart:domain table:cell-range-address="expPTT.A20:expPTT.A30"/>
            <chart:data-point chart:repeated="11"/>
          </chart:series>
          <chart:series chart:attached-axis="secondary-y" chart:style-name="ch12" chart:values-cell-range-address="linPTT.M4:linPTT.M14" chart:label-cell-address="linPTT.L1:linPTT.L1" chart:class="chart:scatter">
            <chart:domain table:cell-range-address="linPTT.A4:linPTT.A14"/>
            <chart:data-point chart:repeated="11"/>
          </chart:series>
          <chart:series chart:attached-axis="primary-y" chart:style-name="ch13" chart:values-cell-range-address="linPTT.K19:linPTT.K29" chart:label-cell-address="linPTT.L16:linPTT.L16" chart:class="chart:scatter">
            <chart:domain table:cell-range-address="linPTT.A19:linPTT.A29"/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000aExp modelsteady shearEpsilon = 0.25</text:p>
                <draw:g>
                  <svg:desc>expPTT.L2:expPTT.L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Exp modelsteady uniaxial elongationEpsilon = 0.25</text:p>
                <draw:g>
                  <svg:desc>expPTT.L17:expPTT.L1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00000aLinear modelsteady shearEpsilon = 0.25</text:p>
                <draw:g>
                  <svg:desc>linPTT.L1:linPTT.L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00000bLinear modelsteady uniaxial elongationEpsilon = 0.25</text:p>
                <draw:g>
                  <svg:desc>linPTT.L16:linPTT.L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expPTT.A5:expPTT.A15</svg:desc>
                </draw:g>
              </table:table-cell>
              <table:table-cell office:value-type="float" office:value="0.0173205028743358">
                <text:p>0.0173205028743358</text:p>
                <draw:g>
                  <svg:desc>expPTT.M5:expPTT.M1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999.1001">
                <text:p>999.1001</text:p>
                <draw:g>
                  <svg:desc>expPTT.K20:expPTT.K30</svg:desc>
                </draw:g>
              </table:table-cell>
              <table:table-cell office:value-type="float" office:value="0.0001">
                <text:p>0.0001</text:p>
                <draw:g>
                  <svg:desc>linPTT.A4:linPTT.A14</svg:desc>
                </draw:g>
              </table:table-cell>
              <table:table-cell office:value-type="float" office:value="0.0173202740163503">
                <text:p>0.0173202740163503</text:p>
                <draw:g>
                  <svg:desc>linPTT.M4:linPTT.M14</svg:desc>
                </draw:g>
              </table:table-cell>
              <table:table-cell office:value-type="float" office:value="0.0001">
                <text:p>0.0001</text:p>
                <draw:g>
                  <svg:desc>linPTT.A19:linPTT.A29</svg:desc>
                </draw:g>
              </table:table-cell>
              <table:table-cell office:value-type="float" office:value="999.1134">
                <text:p>999.1134</text:p>
                <draw:g>
                  <svg:desc>linPTT.K19:linPTT.K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0.0547723009829771">
                <text:p>0.0547723009829771</text:p>
              </table:table-cell>
              <table:table-cell office:value-type="float" office:value="0.001">
                <text:p>0.001</text:p>
              </table:table-cell>
              <table:table-cell office:value-type="float" office:value="999.9981">
                <text:p>999.9981</text:p>
              </table:table-cell>
              <table:table-cell office:value-type="float" office:value="0.001">
                <text:p>0.001</text:p>
              </table:table-cell>
              <table:table-cell office:value-type="float" office:value="0.0547722475264486">
                <text:p>0.0547722475264486</text:p>
              </table:table-cell>
              <table:table-cell office:value-type="float" office:value="0.001">
                <text:p>0.001</text:p>
              </table:table-cell>
              <table:table-cell office:value-type="float" office:value="1000.0005">
                <text:p>1000.00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0.17320073735551">
                <text:p>0.17320073735551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  <table:table-cell office:value-type="float" office:value="0.01">
                <text:p>0.01</text:p>
              </table:table-cell>
              <table:table-cell office:value-type="float" office:value="0.17320073735551">
                <text:p>0.17320073735551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0.54636841894315">
                <text:p>0.54636841894315</text:p>
              </table:table-cell>
              <table:table-cell office:value-type="float" office:value="0.1">
                <text:p>0.1</text:p>
              </table:table-cell>
              <table:table-cell office:value-type="float" office:value="1113.8198">
                <text:p>1113.8198</text:p>
              </table:table-cell>
              <table:table-cell office:value-type="float" office:value="0.1">
                <text:p>0.1</text:p>
              </table:table-cell>
              <table:table-cell office:value-type="float" office:value="0.546371707978441">
                <text:p>0.546371707978441</text:p>
              </table:table-cell>
              <table:table-cell office:value-type="float" office:value="0.1">
                <text:p>0.1</text:p>
              </table:table-cell>
              <table:table-cell office:value-type="float" office:value="1113.9862">
                <text:p>1113.98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.50308590387184">
                <text:p>1.50308590387184</text:p>
              </table:table-cell>
              <table:table-cell office:value-type="float" office:value="1">
                <text:p>1</text:p>
              </table:table-cell>
              <table:table-cell office:value-type="float" office:value="1495.03748">
                <text:p>1495.03748</text:p>
              </table:table-cell>
              <table:table-cell office:value-type="float" office:value="1">
                <text:p>1</text:p>
              </table:table-cell>
              <table:table-cell office:value-type="float" office:value="1.52077309706864">
                <text:p>1.52077309706864</text:p>
              </table:table-cell>
              <table:table-cell office:value-type="float" office:value="1">
                <text:p>1</text:p>
              </table:table-cell>
              <table:table-cell office:value-type="float" office:value="2079.52382">
                <text:p>2079.523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2.34947328478266">
                <text:p>2.34947328478266</text:p>
              </table:table-cell>
              <table:table-cell office:value-type="float" office:value="10">
                <text:p>10</text:p>
              </table:table-cell>
              <table:table-cell office:value-type="float" office:value="440.63066">
                <text:p>440.63066</text:p>
              </table:table-cell>
              <table:table-cell office:value-type="float" office:value="10">
                <text:p>10</text:p>
              </table:table-cell>
              <table:table-cell office:value-type="float" office:value="2.72188124208646">
                <text:p>2.72188124208646</text:p>
              </table:table-cell>
              <table:table-cell office:value-type="float" office:value="10">
                <text:p>10</text:p>
              </table:table-cell>
              <table:table-cell office:value-type="float" office:value="2598.10656">
                <text:p>2598.106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2.84035719273104">
                <text:p>2.84035719273104</text:p>
              </table:table-cell>
              <table:table-cell office:value-type="float" office:value="100">
                <text:p>100</text:p>
              </table:table-cell>
              <table:table-cell office:value-type="float" office:value="74.397349">
                <text:p>74.397349</text:p>
              </table:table-cell>
              <table:table-cell office:value-type="float" office:value="100">
                <text:p>100</text:p>
              </table:table-cell>
              <table:table-cell office:value-type="float" office:value="4.14754866172973">
                <text:p>4.14754866172973</text:p>
              </table:table-cell>
              <table:table-cell office:value-type="float" office:value="100">
                <text:p>100</text:p>
              </table:table-cell>
              <table:table-cell office:value-type="float" office:value="2657.347073">
                <text:p>2657.3470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3.18147220681695">
                <text:p>3.18147220681695</text:p>
              </table:table-cell>
              <table:table-cell office:value-type="float" office:value="1000">
                <text:p>1000</text:p>
              </table:table-cell>
              <table:table-cell office:value-type="float" office:value="10.4924766">
                <text:p>10.4924766</text:p>
              </table:table-cell>
              <table:table-cell office:value-type="float" office:value="1000">
                <text:p>1000</text:p>
              </table:table-cell>
              <table:table-cell office:value-type="float" office:value="6.13505500863674">
                <text:p>6.13505500863674</text:p>
              </table:table-cell>
              <table:table-cell office:value-type="float" office:value="1000">
                <text:p>1000</text:p>
              </table:table-cell>
              <table:table-cell office:value-type="float" office:value="2663.3339938">
                <text:p>2663.33399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3.44604321522618">
                <text:p>3.44604321522618</text:p>
              </table:table-cell>
              <table:table-cell office:value-type="float" office:value="10000">
                <text:p>10000</text:p>
              </table:table-cell>
              <table:table-cell office:value-type="float" office:value="1.35516267">
                <text:p>1.35516267</text:p>
              </table:table-cell>
              <table:table-cell office:value-type="float" office:value="10000">
                <text:p>10000</text:p>
              </table:table-cell>
              <table:table-cell office:value-type="float" office:value="9.01991073357353">
                <text:p>9.01991073357353</text:p>
              </table:table-cell>
              <table:table-cell office:value-type="float" office:value="10000">
                <text:p>10000</text:p>
              </table:table-cell>
              <table:table-cell office:value-type="float" office:value="2663.93309226">
                <text:p>2663.933092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3.66415353253453">
                <text:p>3.66415353253453</text:p>
              </table:table-cell>
              <table:table-cell office:value-type="float" office:value="100000">
                <text:p>100000</text:p>
              </table:table-cell>
              <table:table-cell office:value-type="float" office:value="0.166137068">
                <text:p>0.166137068</text:p>
              </table:table-cell>
              <table:table-cell office:value-type="float" office:value="100000">
                <text:p>100000</text:p>
              </table:table-cell>
              <table:table-cell office:value-type="float" office:value="13.2441189140864">
                <text:p>13.2441189140864</text:p>
              </table:table-cell>
              <table:table-cell office:value-type="float" office:value="100000">
                <text:p>100000</text:p>
              </table:table-cell>
              <table:table-cell office:value-type="float" office:value="2663.993114222">
                <text:p>2663.9931142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3.85091069052297">
                <text:p>3.85091069052297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72749">
                <text:p>0.0196772749</text:p>
              </table:table-cell>
              <table:table-cell office:value-type="float" office:value="1000000">
                <text:p>1000000</text:p>
              </table:table-cell>
              <table:table-cell office:value-type="float" office:value="19.4418347521829">
                <text:p>19.4418347521829</text:p>
              </table:table-cell>
              <table:table-cell office:value-type="float" office:value="1000000">
                <text:p>1000000</text:p>
              </table:table-cell>
              <table:table-cell office:value-type="float" office:value="2663.9991114213">
                <text:p>2663.999111421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</office:styles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0.001" chart:maximum="1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ash" svg:stroke-width="0.08cm" svg:stroke-color="#0000ee" draw:fill-color="#0000e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ash"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3cm" svg:height="8.98cm" xlink:href=".." xlink:type="simple" chart:class="chart:scatter" chart:style-name="ch1">
        <chart:legend chart:legend-position="end" svg:x="9.563cm" svg:y="1.856cm" style:legend-expansion="high" chart:style-name="ch2"/>
        <chart:plot-area chart:style-name="ch3" table:cell-range-address="expPTT.A80:expPTT.A90 expPTT.L77:expPTT.L77 expPTT.K80:expPTT.K90 expPTT.L62:expPTT.L62 expPTT.K65:expPTT.K75 expPTT.L32:expPTT.L32 expPTT.K35:expPTT.K45 expPTT.L17:expPTT.L17 expPTT.K20:expPTT.K30" chart:data-source-has-labels="row" svg:x="1.33cm" svg:y="0.179cm" svg:width="7.914cm" svg:height="7.641cm">
          <chart:coordinate-region svg:x="2.692cm" svg:y="0.378cm" svg:width="6.273cm" svg:height="6.795cm"/>
          <chart:axis chart:dimension="x" chart:name="primary-x" chart:style-name="ch4">
            <chart:title svg:x="3.616cm" svg:y="7.999cm" chart:style-name="ch5">
              <text:p>Deformation rate   [1/s]</text:p>
            </chart:title>
          </chart:axis>
          <chart:axis chart:dimension="y" chart:name="primary-y" chart:style-name="ch6">
            <chart:title svg:x="0.451cm" svg:y="5.234cm" chart:style-name="ch7">
              <text:p>Viscosity   [Pa*s]</text:p>
            </chart:title>
            <chart:grid chart:style-name="ch8" chart:class="major"/>
          </chart:axis>
          <chart:series chart:style-name="ch9" chart:values-cell-range-address="expPTT.K80:expPTT.K90" chart:label-cell-address="expPTT.L77:expPTT.L77" chart:class="chart:scatter">
            <chart:domain table:cell-range-address="expPTT.A80:expPTT.A90"/>
            <chart:data-point chart:repeated="11"/>
          </chart:series>
          <chart:series chart:style-name="ch10" chart:values-cell-range-address="expPTT.K65:expPTT.K75" chart:label-cell-address="expPTT.L62:expPTT.L62" chart:class="chart:scatter">
            <chart:domain table:cell-range-address="linPTT.A19:linPTT.A29"/>
            <chart:data-point chart:repeated="11"/>
          </chart:series>
          <chart:series chart:style-name="ch11" chart:values-cell-range-address="expPTT.K35:expPTT.K45" chart:label-cell-address="expPTT.L32:expPTT.L32" chart:class="chart:scatter">
            <chart:domain table:cell-range-address="expPTT.A35:expPTT.A45"/>
            <chart:data-point chart:repeated="11"/>
          </chart:series>
          <chart:series chart:style-name="ch12" chart:values-cell-range-address="expPTT.K20:expPTT.K30" chart:label-cell-address="expPTT.L17:expPTT.L17" chart:class="chart:scatter">
            <chart:domain table:cell-range-address="expPTT.A20:expPTT.A30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010cExp modelsteady planar elongationEpsilon = 0.01</text:p>
                <draw:g>
                  <svg:desc>expPTT.L77:expPTT.L7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10bExp modelsteady uniaxial elongationEpsilon = 0.01</text:p>
                <draw:g>
                  <svg:desc>expPTT.L62:expPTT.L6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cExp modelsteady planar elongationEpsilon = 0.25</text:p>
                <draw:g>
                  <svg:desc>expPTT.L32:expPTT.L3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Exp modelsteady uniaxial elongationEpsilon = 0.25</text:p>
                <draw:g>
                  <svg:desc>expPTT.L17:expPTT.L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expPTT.A80:expPTT.A90</svg:desc>
                </draw:g>
              </table:table-cell>
              <table:table-cell office:value-type="float" office:value="1332.0004">
                <text:p>1332.0004</text:p>
                <draw:g>
                  <svg:desc>expPTT.K80:expPTT.K90</svg:desc>
                </draw:g>
              </table:table-cell>
              <table:table-cell office:value-type="float" office:value="0.0001">
                <text:p>0.0001</text:p>
                <draw:g>
                  <svg:desc>linPTT.A19:linPTT.A29</svg:desc>
                </draw:g>
              </table:table-cell>
              <table:table-cell office:value-type="float" office:value="999.1002">
                <text:p>999.1002</text:p>
                <draw:g>
                  <svg:desc>expPTT.K65:expPTT.K75</svg:desc>
                </draw:g>
              </table:table-cell>
              <table:table-cell office:value-type="float" office:value="0.0001">
                <text:p>0.0001</text:p>
                <draw:g>
                  <svg:desc>expPTT.A35:expPTT.A45</svg:desc>
                </draw:g>
              </table:table-cell>
              <table:table-cell office:value-type="float" office:value="1332.0002">
                <text:p>1332.0002</text:p>
                <draw:g>
                  <svg:desc>expPTT.K35:expPTT.K4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999.1001">
                <text:p>999.1001</text:p>
                <draw:g>
                  <svg:desc>expPTT.K20:expPTT.K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1332.002">
                <text:p>1332.002</text:p>
              </table:table-cell>
              <table:table-cell office:value-type="float" office:value="0.001">
                <text:p>0.001</text:p>
              </table:table-cell>
              <table:table-cell office:value-type="float" office:value="999.9995">
                <text:p>999.9995</text:p>
              </table:table-cell>
              <table:table-cell office:value-type="float" office:value="0.001">
                <text:p>0.001</text:p>
              </table:table-cell>
              <table:table-cell office:value-type="float" office:value="1331.9994">
                <text:p>1331.9994</text:p>
              </table:table-cell>
              <table:table-cell office:value-type="float" office:value="0.001">
                <text:p>0.001</text:p>
              </table:table-cell>
              <table:table-cell office:value-type="float" office:value="999.9981">
                <text:p>999.99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1332.5224">
                <text:p>1332.5224</text:p>
              </table:table-cell>
              <table:table-cell office:value-type="float" office:value="0.01">
                <text:p>0.01</text:p>
              </table:table-cell>
              <table:table-cell office:value-type="float" office:value="1009.2886">
                <text:p>1009.2886</text:p>
              </table:table-cell>
              <table:table-cell office:value-type="float" office:value="0.01">
                <text:p>0.01</text:p>
              </table:table-cell>
              <table:table-cell office:value-type="float" office:value="1332.2664">
                <text:p>1332.2664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1386.2503">
                <text:p>1386.2503</text:p>
              </table:table-cell>
              <table:table-cell office:value-type="float" office:value="0.1">
                <text:p>0.1</text:p>
              </table:table-cell>
              <table:table-cell office:value-type="float" office:value="1134.3319">
                <text:p>1134.3319</text:p>
              </table:table-cell>
              <table:table-cell office:value-type="float" office:value="0.1">
                <text:p>0.1</text:p>
              </table:table-cell>
              <table:table-cell office:value-type="float" office:value="1357.8302">
                <text:p>1357.8302</text:p>
              </table:table-cell>
              <table:table-cell office:value-type="float" office:value="0.1">
                <text:p>0.1</text:p>
              </table:table-cell>
              <table:table-cell office:value-type="float" office:value="1113.8198">
                <text:p>1113.81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3876.879">
                <text:p>23876.879</text:p>
              </table:table-cell>
              <table:table-cell office:value-type="float" office:value="1">
                <text:p>1</text:p>
              </table:table-cell>
              <table:table-cell office:value-type="float" office:value="23875.0827">
                <text:p>23875.0827</text:p>
              </table:table-cell>
              <table:table-cell office:value-type="float" office:value="1">
                <text:p>1</text:p>
              </table:table-cell>
              <table:table-cell office:value-type="float" office:value="1511.205">
                <text:p>1511.205</text:p>
              </table:table-cell>
              <table:table-cell office:value-type="float" office:value="1">
                <text:p>1</text:p>
              </table:table-cell>
              <table:table-cell office:value-type="float" office:value="1495.03748">
                <text:p>1495.037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0020.10233">
                <text:p>10020.10233</text:p>
              </table:table-cell>
              <table:table-cell office:value-type="float" office:value="10">
                <text:p>10</text:p>
              </table:table-cell>
              <table:table-cell office:value-type="float" office:value="10020.07544">
                <text:p>10020.07544</text:p>
              </table:table-cell>
              <table:table-cell office:value-type="float" office:value="10">
                <text:p>10</text:p>
              </table:table-cell>
              <table:table-cell office:value-type="float" office:value="441.12204">
                <text:p>441.12204</text:p>
              </table:table-cell>
              <table:table-cell office:value-type="float" office:value="10">
                <text:p>10</text:p>
              </table:table-cell>
              <table:table-cell office:value-type="float" office:value="440.63066">
                <text:p>440.630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1768.293432">
                <text:p>1768.293432</text:p>
              </table:table-cell>
              <table:table-cell office:value-type="float" office:value="100">
                <text:p>100</text:p>
              </table:table-cell>
              <table:table-cell office:value-type="float" office:value="1768.292608">
                <text:p>1768.292608</text:p>
              </table:table-cell>
              <table:table-cell office:value-type="float" office:value="100">
                <text:p>100</text:p>
              </table:table-cell>
              <table:table-cell office:value-type="float" office:value="74.42491">
                <text:p>74.42491</text:p>
              </table:table-cell>
              <table:table-cell office:value-type="float" office:value="100">
                <text:p>100</text:p>
              </table:table-cell>
              <table:table-cell office:value-type="float" office:value="74.397349">
                <text:p>74.3973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253.4865906">
                <text:p>253.4865906</text:p>
              </table:table-cell>
              <table:table-cell office:value-type="float" office:value="1000">
                <text:p>1000</text:p>
              </table:table-cell>
              <table:table-cell office:value-type="float" office:value="253.486503">
                <text:p>253.486503</text:p>
              </table:table-cell>
              <table:table-cell office:value-type="float" office:value="1000">
                <text:p>1000</text:p>
              </table:table-cell>
              <table:table-cell office:value-type="float" office:value="10.494379">
                <text:p>10.494379</text:p>
              </table:table-cell>
              <table:table-cell office:value-type="float" office:value="1000">
                <text:p>1000</text:p>
              </table:table-cell>
              <table:table-cell office:value-type="float" office:value="10.4924766">
                <text:p>10.49247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33.01525158">
                <text:p>33.01525158</text:p>
              </table:table-cell>
              <table:table-cell office:value-type="float" office:value="10000">
                <text:p>10000</text:p>
              </table:table-cell>
              <table:table-cell office:value-type="float" office:value="33.01525282">
                <text:p>33.01525282</text:p>
              </table:table-cell>
              <table:table-cell office:value-type="float" office:value="10000">
                <text:p>10000</text:p>
              </table:table-cell>
              <table:table-cell office:value-type="float" office:value="1.35530749">
                <text:p>1.35530749</text:p>
              </table:table-cell>
              <table:table-cell office:value-type="float" office:value="10000">
                <text:p>10000</text:p>
              </table:table-cell>
              <table:table-cell office:value-type="float" office:value="1.35516267">
                <text:p>1.355162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4.068223341">
                <text:p>4.068223341</text:p>
              </table:table-cell>
              <table:table-cell office:value-type="float" office:value="100000">
                <text:p>100000</text:p>
              </table:table-cell>
              <table:table-cell office:value-type="float" office:value="4.068223561">
                <text:p>4.068223561</text:p>
              </table:table-cell>
              <table:table-cell office:value-type="float" office:value="100000">
                <text:p>100000</text:p>
              </table:table-cell>
              <table:table-cell office:value-type="float" office:value="0.166148416">
                <text:p>0.166148416</text:p>
              </table:table-cell>
              <table:table-cell office:value-type="float" office:value="100000">
                <text:p>100000</text:p>
              </table:table-cell>
              <table:table-cell office:value-type="float" office:value="0.166137068">
                <text:p>0.1661370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0.4834941435">
                <text:p>0.4834941435</text:p>
              </table:table-cell>
              <table:table-cell office:value-type="float" office:value="1000000">
                <text:p>1000000</text:p>
              </table:table-cell>
              <table:table-cell office:value-type="float" office:value="0.4834940526">
                <text:p>0.4834940526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82513">
                <text:p>0.0196782513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72749">
                <text:p>0.019677274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300%" draw:distance="100%"/>
  </office:styles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ash" svg:stroke-width="0.08cm" svg:stroke-color="#0000ee" draw:fill-color="#0000e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dash" draw:stroke-dash="Double_20_Dash_20_Dot_20_Dot_20__28_Rounded_29_" svg:stroke-width="0.08cm" svg:stroke-color="#0000ee" svg:stroke-linecap="round" draw:fill-color="#0000e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ash" svg:stroke-width="0.08cm" svg:stroke-color="#000000" draw:fill-color="#0000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dash" draw:stroke-dash="Double_20_Dash_20_Dot_20_Dot_20__28_Rounded_29_" svg:stroke-width="0.08cm" svg:stroke-color="#000000" svg:stroke-linecap="round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4.399cm" svg:height="19.314cm" xlink:href=".." xlink:type="simple" chart:class="chart:scatter" chart:style-name="ch1">
        <chart:legend chart:legend-position="end" svg:x="23.762cm" svg:y="8.113cm" style:legend-expansion="high" chart:style-name="ch2"/>
        <chart:plot-area chart:style-name="ch3" table:cell-range-address="giesekus.A4:giesekus.A14 giesekus.L1:giesekus.L1 giesekus.K4:giesekus.K14 giesekus.L16:giesekus.L16 giesekus.K19:giesekus.K29 giesekus.L31:giesekus.L31 giesekus.K34:giesekus.K44 giesekus.L46:giesekus.L46 giesekus.K49:giesekus.K59 giesekus.L61:giesekus.L61 giesekus.K64:giesekus.K74 giesekus.L76:giesekus.L76 giesekus.K79:giesekus.K89" chart:data-source-has-labels="row" svg:x="1.698cm" svg:y="0.386cm" svg:width="21.377cm" svg:height="17.561cm">
          <chart:coordinate-region svg:x="3.061cm" svg:y="0.585cm" svg:width="19.364cm" svg:height="16.715cm"/>
          <chart:axis chart:dimension="x" chart:name="primary-x" chart:style-name="ch4">
            <chart:title svg:x="10.715cm" svg:y="18.333cm" chart:style-name="ch5">
              <text:p>Deformation rate   [1/s]</text:p>
            </chart:title>
          </chart:axis>
          <chart:axis chart:dimension="y" chart:name="primary-y" chart:style-name="ch6">
            <chart:title svg:x="0.451cm" svg:y="10.401cm" chart:style-name="ch7">
              <text:p>Viscosity   [Pa*s]</text:p>
            </chart:title>
            <chart:grid chart:style-name="ch8" chart:class="major"/>
          </chart:axis>
          <chart:series chart:style-name="ch9" chart:values-cell-range-address="giesekus.K4:giesekus.K14" chart:label-cell-address="giesekus.L1:giesekus.L1" chart:class="chart:scatter">
            <chart:domain table:cell-range-address="giesekus.A4:giesekus.A14"/>
            <chart:data-point chart:repeated="11"/>
          </chart:series>
          <chart:series chart:style-name="ch10" chart:values-cell-range-address="giesekus.K19:giesekus.K29" chart:label-cell-address="giesekus.L16:giesekus.L16" chart:class="chart:scatter">
            <chart:domain table:cell-range-address="giesekus.A19:giesekus.A29"/>
            <chart:data-point chart:repeated="11"/>
          </chart:series>
          <chart:series chart:style-name="ch11" chart:values-cell-range-address="giesekus.K34:giesekus.K44" chart:label-cell-address="giesekus.L31:giesekus.L31" chart:class="chart:scatter">
            <chart:domain table:cell-range-address="giesekus.A34:giesekus.A44"/>
            <chart:data-point chart:repeated="11"/>
          </chart:series>
          <chart:series chart:style-name="ch12" chart:values-cell-range-address="giesekus.K49:giesekus.K59" chart:label-cell-address="giesekus.L46:giesekus.L46" chart:class="chart:scatter">
            <chart:domain table:cell-range-address="giesekus.A49:giesekus.A59"/>
            <chart:data-point chart:repeated="11"/>
          </chart:series>
          <chart:series chart:style-name="ch13" chart:values-cell-range-address="giesekus.K64:giesekus.K74" chart:label-cell-address="giesekus.L61:giesekus.L61" chart:class="chart:scatter">
            <chart:domain table:cell-range-address="giesekus.A64:giesekus.A74"/>
            <chart:data-point chart:repeated="11"/>
          </chart:series>
          <chart:series chart:style-name="ch14" chart:values-cell-range-address="giesekus.K79:giesekus.K89" chart:label-cell-address="giesekus.L76:giesekus.L76" chart:class="chart:scatter">
            <chart:domain table:cell-range-address="giesekus.A79:giesekus.A89"/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20000aGiesekussteady shearAlpha = 0.01</text:p>
                <draw:g>
                  <svg:desc>giesekus.L1:giesekus.L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0bGiesekussteady uniaxial elongationAlpha = 0.01</text:p>
                <draw:g>
                  <svg:desc>giesekus.L16:giesekus.L1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0cGiesekussteady planar elongationAlpha = 0.01</text:p>
                <draw:g>
                  <svg:desc>giesekus.L31:giesekus.L3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0aGiesekussteady shearAlpha = 0.5</text:p>
                <draw:g>
                  <svg:desc>giesekus.L46:giesekus.L4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0bGiesekussteady uniaxial elongationAlpha = 0.5</text:p>
                <draw:g>
                  <svg:desc>giesekus.L61:giesekus.L6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0cGiesekussteady planar elongationAlpha = 0.5</text:p>
                <draw:g>
                  <svg:desc>giesekus.L76:giesekus.L7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giesekus.A4:giesekus.A14</svg:desc>
                </draw:g>
              </table:table-cell>
              <table:table-cell office:value-type="float" office:value="333.0001">
                <text:p>333.0001</text:p>
                <draw:g>
                  <svg:desc>giesekus.K4:giesekus.K14</svg:desc>
                </draw:g>
              </table:table-cell>
              <table:table-cell office:value-type="float" office:value="0.0001">
                <text:p>0.0001</text:p>
                <draw:g>
                  <svg:desc>giesekus.A19:giesekus.A29</svg:desc>
                </draw:g>
              </table:table-cell>
              <table:table-cell office:value-type="float" office:value="999.0991">
                <text:p>999.0991</text:p>
                <draw:g>
                  <svg:desc>giesekus.K19:giesekus.K29</svg:desc>
                </draw:g>
              </table:table-cell>
              <table:table-cell office:value-type="float" office:value="0.0001">
                <text:p>0.0001</text:p>
                <draw:g>
                  <svg:desc>giesekus.A34:giesekus.A44</svg:desc>
                </draw:g>
              </table:table-cell>
              <table:table-cell office:value-type="float" office:value="1332.0003">
                <text:p>1332.0003</text:p>
                <draw:g>
                  <svg:desc>giesekus.K34:giesekus.K44</svg:desc>
                </draw:g>
              </table:table-cell>
              <table:table-cell office:value-type="float" office:value="0.0001">
                <text:p>0.0001</text:p>
                <draw:g>
                  <svg:desc>giesekus.A49:giesekus.A59</svg:desc>
                </draw:g>
              </table:table-cell>
              <table:table-cell office:value-type="float" office:value="333.0001">
                <text:p>333.0001</text:p>
                <draw:g>
                  <svg:desc>giesekus.K49:giesekus.K59</svg:desc>
                </draw:g>
              </table:table-cell>
              <table:table-cell office:value-type="float" office:value="0.0001">
                <text:p>0.0001</text:p>
                <draw:g>
                  <svg:desc>giesekus.A64:giesekus.A74</svg:desc>
                </draw:g>
              </table:table-cell>
              <table:table-cell office:value-type="float" office:value="999.0501">
                <text:p>999.0501</text:p>
                <draw:g>
                  <svg:desc>giesekus.K64:giesekus.K74</svg:desc>
                </draw:g>
              </table:table-cell>
              <table:table-cell office:value-type="float" office:value="0.0001">
                <text:p>0.0001</text:p>
                <draw:g>
                  <svg:desc>giesekus.A79:giesekus.A89</svg:desc>
                </draw:g>
              </table:table-cell>
              <table:table-cell office:value-type="float" office:value="1332.0002">
                <text:p>1332.0002</text:p>
                <draw:g>
                  <svg:desc>giesekus.K79:giesekus.K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332.9992">
                <text:p>332.9992</text:p>
              </table:table-cell>
              <table:table-cell office:value-type="float" office:value="0.001">
                <text:p>0.001</text:p>
              </table:table-cell>
              <table:table-cell office:value-type="float" office:value="999.9896">
                <text:p>999.9896</text:p>
              </table:table-cell>
              <table:table-cell office:value-type="float" office:value="0.001">
                <text:p>0.001</text:p>
              </table:table-cell>
              <table:table-cell office:value-type="float" office:value="1332.002">
                <text:p>1332.002</text:p>
              </table:table-cell>
              <table:table-cell office:value-type="float" office:value="0.001">
                <text:p>0.001</text:p>
              </table:table-cell>
              <table:table-cell office:value-type="float" office:value="332.9989">
                <text:p>332.9989</text:p>
              </table:table-cell>
              <table:table-cell office:value-type="float" office:value="0.001">
                <text:p>0.001</text:p>
              </table:table-cell>
              <table:table-cell office:value-type="float" office:value="999.4971">
                <text:p>999.4971</text:p>
              </table:table-cell>
              <table:table-cell office:value-type="float" office:value="0.001">
                <text:p>0.001</text:p>
              </table:table-cell>
              <table:table-cell office:value-type="float" office:value="1331.9968">
                <text:p>1331.99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332.999">
                <text:p>332.999</text:p>
              </table:table-cell>
              <table:table-cell office:value-type="float" office:value="0.01">
                <text:p>0.01</text:p>
              </table:table-cell>
              <table:table-cell office:value-type="float" office:value="1009.1857">
                <text:p>1009.1857</text:p>
              </table:table-cell>
              <table:table-cell office:value-type="float" office:value="0.01">
                <text:p>0.01</text:p>
              </table:table-cell>
              <table:table-cell office:value-type="float" office:value="1332.5171">
                <text:p>1332.5171</text:p>
              </table:table-cell>
              <table:table-cell office:value-type="float" office:value="0.01">
                <text:p>0.01</text:p>
              </table:table-cell>
              <table:table-cell office:value-type="float" office:value="332.9667">
                <text:p>332.9667</text:p>
              </table:table-cell>
              <table:table-cell office:value-type="float" office:value="0.01">
                <text:p>0.01</text:p>
              </table:table-cell>
              <table:table-cell office:value-type="float" office:value="1003.9943">
                <text:p>1003.9943</text:p>
              </table:table-cell>
              <table:table-cell office:value-type="float" office:value="0.01">
                <text:p>0.01</text:p>
              </table:table-cell>
              <table:table-cell office:value-type="float" office:value="1332">
                <text:p>13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32.9008">
                <text:p>332.9008</text:p>
              </table:table-cell>
              <table:table-cell office:value-type="float" office:value="0.1">
                <text:p>0.1</text:p>
              </table:table-cell>
              <table:table-cell office:value-type="float" office:value="1132.8925">
                <text:p>1132.8925</text:p>
              </table:table-cell>
              <table:table-cell office:value-type="float" office:value="0.1">
                <text:p>0.1</text:p>
              </table:table-cell>
              <table:table-cell office:value-type="float" office:value="1385.6876">
                <text:p>1385.6876</text:p>
              </table:table-cell>
              <table:table-cell office:value-type="float" office:value="0.1">
                <text:p>0.1</text:p>
              </table:table-cell>
              <table:table-cell office:value-type="float" office:value="329.735">
                <text:p>329.735</text:p>
              </table:table-cell>
              <table:table-cell office:value-type="float" office:value="0.1">
                <text:p>0.1</text:p>
              </table:table-cell>
              <table:table-cell office:value-type="float" office:value="1048.3384">
                <text:p>1048.3384</text:p>
              </table:table-cell>
              <table:table-cell office:value-type="float" office:value="0.1">
                <text:p>0.1</text:p>
              </table:table-cell>
              <table:table-cell office:value-type="float" office:value="1332">
                <text:p>13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23.7358">
                <text:p>323.7358</text:p>
              </table:table-cell>
              <table:table-cell office:value-type="float" office:value="1">
                <text:p>1</text:p>
              </table:table-cell>
              <table:table-cell office:value-type="float" office:value="34120.0983">
                <text:p>34120.0983</text:p>
              </table:table-cell>
              <table:table-cell office:value-type="float" office:value="1">
                <text:p>1</text:p>
              </table:table-cell>
              <table:table-cell office:value-type="float" office:value="34175.6755">
                <text:p>34175.6755</text:p>
              </table:table-cell>
              <table:table-cell office:value-type="float" office:value="1">
                <text:p>1</text:p>
              </table:table-cell>
              <table:table-cell office:value-type="float" office:value="205.8053">
                <text:p>205.8053</text:p>
              </table:table-cell>
              <table:table-cell office:value-type="float" office:value="1">
                <text:p>1</text:p>
              </table:table-cell>
              <table:table-cell office:value-type="float" office:value="1272.6778">
                <text:p>1272.6778</text:p>
              </table:table-cell>
              <table:table-cell office:value-type="float" office:value="1">
                <text:p>1</text:p>
              </table:table-cell>
              <table:table-cell office:value-type="float" office:value="1332.0004">
                <text:p>1332.00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60.1379">
                <text:p>160.1379</text:p>
              </table:table-cell>
              <table:table-cell office:value-type="float" office:value="10">
                <text:p>10</text:p>
              </table:table-cell>
              <table:table-cell office:value-type="float" office:value="63335.32763">
                <text:p>63335.32763</text:p>
              </table:table-cell>
              <table:table-cell office:value-type="float" office:value="10">
                <text:p>10</text:p>
              </table:table-cell>
              <table:table-cell office:value-type="float" office:value="63336.75868">
                <text:p>63336.75868</text:p>
              </table:table-cell>
              <table:table-cell office:value-type="float" office:value="10">
                <text:p>10</text:p>
              </table:table-cell>
              <table:table-cell office:value-type="float" office:value="31.67663">
                <text:p>31.67663</text:p>
              </table:table-cell>
              <table:table-cell office:value-type="float" office:value="10">
                <text:p>10</text:p>
              </table:table-cell>
              <table:table-cell office:value-type="float" office:value="1331.17107">
                <text:p>1331.17107</text:p>
              </table:table-cell>
              <table:table-cell office:value-type="float" office:value="10">
                <text:p>10</text:p>
              </table:table-cell>
              <table:table-cell office:value-type="float" office:value="1332.00002">
                <text:p>1332.000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26.55041">
                <text:p>26.55041</text:p>
              </table:table-cell>
              <table:table-cell office:value-type="float" office:value="100">
                <text:p>100</text:p>
              </table:table-cell>
              <table:table-cell office:value-type="float" office:value="66273.637333">
                <text:p>66273.637333</text:p>
              </table:table-cell>
              <table:table-cell office:value-type="float" office:value="100">
                <text:p>100</text:p>
              </table:table-cell>
              <table:table-cell office:value-type="float" office:value="66273.653597">
                <text:p>66273.653597</text:p>
              </table:table-cell>
              <table:table-cell office:value-type="float" office:value="100">
                <text:p>100</text:p>
              </table:table-cell>
              <table:table-cell office:value-type="float" office:value="3.313399">
                <text:p>3.313399</text:p>
              </table:table-cell>
              <table:table-cell office:value-type="float" office:value="100">
                <text:p>100</text:p>
              </table:table-cell>
              <table:table-cell office:value-type="float" office:value="1331.991338">
                <text:p>1331.991338</text:p>
              </table:table-cell>
              <table:table-cell office:value-type="float" office:value="100">
                <text:p>100</text:p>
              </table:table-cell>
              <table:table-cell office:value-type="float" office:value="1331.999675">
                <text:p>1331.9996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3.092992">
                <text:p>3.092992</text:p>
              </table:table-cell>
              <table:table-cell office:value-type="float" office:value="1000">
                <text:p>1000</text:p>
              </table:table-cell>
              <table:table-cell office:value-type="float" office:value="66567.3626704">
                <text:p>66567.3626704</text:p>
              </table:table-cell>
              <table:table-cell office:value-type="float" office:value="1000">
                <text:p>1000</text:p>
              </table:table-cell>
              <table:table-cell office:value-type="float" office:value="66567.3628352">
                <text:p>66567.3628352</text:p>
              </table:table-cell>
              <table:table-cell office:value-type="float" office:value="1000">
                <text:p>1000</text:p>
              </table:table-cell>
              <table:table-cell office:value-type="float" office:value="0.3328205">
                <text:p>0.3328205</text:p>
              </table:table-cell>
              <table:table-cell office:value-type="float" office:value="1000">
                <text:p>1000</text:p>
              </table:table-cell>
              <table:table-cell office:value-type="float" office:value="1331.9998334">
                <text:p>1331.9998334</text:p>
              </table:table-cell>
              <table:table-cell office:value-type="float" office:value="1000">
                <text:p>1000</text:p>
              </table:table-cell>
              <table:table-cell office:value-type="float" office:value="1331.9999168">
                <text:p>1331.99991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0.3609282">
                <text:p>0.3609282</text:p>
              </table:table-cell>
              <table:table-cell office:value-type="float" office:value="10000">
                <text:p>10000</text:p>
              </table:table-cell>
              <table:table-cell office:value-type="float" office:value="66596.7332967">
                <text:p>66596.7332967</text:p>
              </table:table-cell>
              <table:table-cell office:value-type="float" office:value="10000">
                <text:p>10000</text:p>
              </table:table-cell>
              <table:table-cell office:value-type="float" office:value="66596.73329835">
                <text:p>66596.73329835</text:p>
              </table:table-cell>
              <table:table-cell office:value-type="float" office:value="10000">
                <text:p>10000</text:p>
              </table:table-cell>
              <table:table-cell office:value-type="float" office:value="0.03312211">
                <text:p>0.03312211</text:p>
              </table:table-cell>
              <table:table-cell office:value-type="float" office:value="10000">
                <text:p>10000</text:p>
              </table:table-cell>
              <table:table-cell office:value-type="float" office:value="1332.00029833">
                <text:p>1332.00029833</text:p>
              </table:table-cell>
              <table:table-cell office:value-type="float" office:value="10000">
                <text:p>10000</text:p>
              </table:table-cell>
              <table:table-cell office:value-type="float" office:value="1332.00029917">
                <text:p>1332.000299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0.06771308">
                <text:p>0.06771308</text:p>
              </table:table-cell>
              <table:table-cell office:value-type="float" office:value="100000">
                <text:p>100000</text:p>
              </table:table-cell>
              <table:table-cell office:value-type="float" office:value="66599.673329967">
                <text:p>66599.673329967</text:p>
              </table:table-cell>
              <table:table-cell office:value-type="float" office:value="100000">
                <text:p>100000</text:p>
              </table:table-cell>
              <table:table-cell office:value-type="float" office:value="66599.673329984">
                <text:p>66599.673329984</text:p>
              </table:table-cell>
              <table:table-cell office:value-type="float" office:value="100000">
                <text:p>100000</text:p>
              </table:table-cell>
              <table:table-cell office:value-type="float" office:value="0.004771704">
                <text:p>0.004771704</text:p>
              </table:table-cell>
              <table:table-cell office:value-type="float" office:value="100000">
                <text:p>100000</text:p>
              </table:table-cell>
              <table:table-cell office:value-type="float" office:value="1332.000329983">
                <text:p>1332.000329983</text:p>
              </table:table-cell>
              <table:table-cell office:value-type="float" office:value="100000">
                <text:p>100000</text:p>
              </table:table-cell>
              <table:table-cell office:value-type="float" office:value="1332.000329992">
                <text:p>1332.0003299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0.01064907">
                <text:p>0.01064907</text:p>
              </table:table-cell>
              <table:table-cell office:value-type="float" office:value="1000000">
                <text:p>1000000</text:p>
              </table:table-cell>
              <table:table-cell office:value-type="float" office:value="66599.9603329997">
                <text:p>66599.9603329997</text:p>
              </table:table-cell>
              <table:table-cell office:value-type="float" office:value="1000000">
                <text:p>1000000</text:p>
              </table:table-cell>
              <table:table-cell office:value-type="float" office:value="66599.9603329998">
                <text:p>66599.9603329998</text:p>
              </table:table-cell>
              <table:table-cell office:value-type="float" office:value="1000000">
                <text:p>1000000</text:p>
              </table:table-cell>
              <table:table-cell office:value-type="float" office:value="0.0007924004">
                <text:p>0.0007924004</text:p>
              </table:table-cell>
              <table:table-cell office:value-type="float" office:value="1000000">
                <text:p>1000000</text:p>
              </table:table-cell>
              <table:table-cell office:value-type="float" office:value="1332.0003329998">
                <text:p>1332.0003329998</text:p>
              </table:table-cell>
              <table:table-cell office:value-type="float" office:value="1000000">
                <text:p>1000000</text:p>
              </table:table-cell>
              <table:table-cell office:value-type="float" office:value="1332.0003329999">
                <text:p>1332.000332999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300%" draw:distance="100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